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2" style:family="table">
      <style:table-properties style:width="15.589cm" table:align="margins" fo:keep-with-next="always"/>
    </style:style>
    <style:style style:name="Tabla2.A" style:family="table-column">
      <style:table-column-properties style:column-width="7.795cm" style:rel-column-width="32767*"/>
    </style:style>
    <style:style style:name="Tabla2.B" style:family="table-column">
      <style:table-column-properties style:column-width="7.795cm" style:rel-column-width="32768*"/>
    </style:style>
    <style:style style:name="Tabla2.A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3" style:family="table">
      <style:table-properties style:width="15.589cm" table:align="margins" fo:keep-with-next="always"/>
    </style:style>
    <style:style style:name="Tabla3.A" style:family="table-column">
      <style:table-column-properties style:column-width="7.795cm" style:rel-column-width="32767*"/>
    </style:style>
    <style:style style:name="Tabla3.B" style:family="table-column">
      <style:table-column-properties style:column-width="7.795cm" style:rel-column-width="32768*"/>
    </style:style>
    <style:style style:name="Tabla3.A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5.589cm" table:align="margins" fo:keep-with-next="always"/>
    </style:style>
    <style:style style:name="Tabla4.A" style:family="table-column">
      <style:table-column-properties style:column-width="7.795cm" style:rel-column-width="32767*"/>
    </style:style>
    <style:style style:name="Tabla4.B" style:family="table-column">
      <style:table-column-properties style:column-width="7.795cm" style:rel-column-width="32768*"/>
    </style:style>
    <style:style style:name="Tabla4.A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a6" style:family="table">
      <style:table-properties style:width="15.589cm" table:align="margins" fo:keep-with-next="always"/>
    </style:style>
    <style:style style:name="Tabla6.A" style:family="table-column">
      <style:table-column-properties style:column-width="7.795cm" style:rel-column-width="32767*"/>
    </style:style>
    <style:style style:name="Tabla6.B" style:family="table-column">
      <style:table-column-properties style:column-width="7.795cm" style:rel-column-width="32768*"/>
    </style:style>
    <style:style style:name="Tabla6.A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5.589cm" table:align="margins" fo:keep-with-next="always"/>
    </style:style>
    <style:style style:name="Tabla5.A" style:family="table-column">
      <style:table-column-properties style:column-width="7.795cm" style:rel-column-width="32767*"/>
    </style:style>
    <style:style style:name="Tabla5.B" style:family="table-column">
      <style:table-column-properties style:column-width="7.795cm" style:rel-column-width="32768*"/>
    </style:style>
    <style:style style:name="Tabla5.A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7" style:family="table">
      <style:table-properties style:width="15.589cm" table:align="margins" fo:keep-with-next="always"/>
    </style:style>
    <style:style style:name="Tabla7.A" style:family="table-column">
      <style:table-column-properties style:column-width="7.795cm" style:rel-column-width="32767*"/>
    </style:style>
    <style:style style:name="Tabla7.B" style:family="table-column">
      <style:table-column-properties style:column-width="7.795cm" style:rel-column-width="32768*"/>
    </style:style>
    <style:style style:name="Tabla7.A1" style:family="table-cell">
      <style:table-cell-properties fo:padding="0.097cm" fo:border="0.05pt solid #000000"/>
    </style:style>
    <style:style style:name="Tabla7.A2" style:family="table-cell">
      <style:table-cell-properties fo:padding="0.097cm" fo:border-left="0.05pt solid #000000" fo:border-right="none" fo:border-top="none" fo:border-bottom="0.05pt solid #000000"/>
    </style:style>
    <style:style style:name="Tabla7.B2" style:family="table-cell">
      <style:table-cell-properties fo:padding="0.097cm" fo:border-left="0.05pt solid #000000" fo:border-right="0.05pt solid #000000" fo:border-top="none" fo:border-bottom="0.05pt solid #000000"/>
    </style:style>
    <style:style style:name="Tabla8" style:family="table">
      <style:table-properties style:width="15.589cm" table:align="margins" fo:keep-with-next="always"/>
    </style:style>
    <style:style style:name="Tabla8.A" style:family="table-column">
      <style:table-column-properties style:column-width="7.795cm" style:rel-column-width="32767*"/>
    </style:style>
    <style:style style:name="Tabla8.B" style:family="table-column">
      <style:table-column-properties style:column-width="7.795cm" style:rel-column-width="32768*"/>
    </style:style>
    <style:style style:name="Tabla8.A1" style:family="table-cell">
      <style:table-cell-properties fo:padding="0.097cm" fo:border="0.05pt solid #000000"/>
    </style:style>
    <style:style style:name="Tabla8.A2" style:family="table-cell">
      <style:table-cell-properties fo:padding="0.097cm" fo:border-left="0.05pt solid #000000" fo:border-right="none" fo:border-top="none" fo:border-bottom="0.05pt solid #000000"/>
    </style:style>
    <style:style style:name="Tabla8.B2" style:family="table-cell">
      <style:table-cell-properties fo:padding="0.097cm" fo:border-left="0.05pt solid #000000" fo:border-right="0.05pt solid #000000" fo:border-top="none" fo:border-bottom="0.05pt solid #000000"/>
    </style:style>
    <style:style style:name="Tabla9" style:family="table">
      <style:table-properties style:width="15.589cm" table:align="margins" fo:keep-with-next="always"/>
    </style:style>
    <style:style style:name="Tabla9.A" style:family="table-column">
      <style:table-column-properties style:column-width="7.795cm" style:rel-column-width="32767*"/>
    </style:style>
    <style:style style:name="Tabla9.B" style:family="table-column">
      <style:table-column-properties style:column-width="7.795cm" style:rel-column-width="32768*"/>
    </style:style>
    <style:style style:name="Tabla9.A1" style:family="table-cell">
      <style:table-cell-properties fo:padding="0.097cm" fo:border="0.05pt solid #000000"/>
    </style:style>
    <style:style style:name="Tabla9.A2" style:family="table-cell">
      <style:table-cell-properties fo:padding="0.097cm" fo:border-left="0.05pt solid #000000" fo:border-right="none" fo:border-top="none" fo:border-bottom="0.05pt solid #000000"/>
    </style:style>
    <style:style style:name="Tabla9.B2" style:family="table-cell">
      <style:table-cell-properties fo:padding="0.097cm" fo:border-left="0.05pt solid #000000" fo:border-right="0.05pt solid #000000" fo:border-top="none" fo:border-bottom="0.05pt solid #000000"/>
    </style:style>
    <style:style style:name="Tabla11" style:family="table">
      <style:table-properties style:width="15.589cm" table:align="margins" fo:keep-with-next="always"/>
    </style:style>
    <style:style style:name="Tabla11.A" style:family="table-column">
      <style:table-column-properties style:column-width="7.795cm" style:rel-column-width="32767*"/>
    </style:style>
    <style:style style:name="Tabla11.B" style:family="table-column">
      <style:table-column-properties style:column-width="7.795cm" style:rel-column-width="32768*"/>
    </style:style>
    <style:style style:name="Tabla11.A1" style:family="table-cell">
      <style:table-cell-properties fo:padding="0.097cm" fo:border="0.05pt solid #000000"/>
    </style:style>
    <style:style style:name="Tabla11.A2" style:family="table-cell">
      <style:table-cell-properties fo:padding="0.097cm" fo:border-left="0.05pt solid #000000" fo:border-right="none" fo:border-top="none" fo:border-bottom="0.05pt solid #000000"/>
    </style:style>
    <style:style style:name="Tabla11.B2" style:family="table-cell">
      <style:table-cell-properties fo:padding="0.097cm" fo:border-left="0.05pt solid #000000" fo:border-right="0.05pt solid #000000" fo:border-top="none" fo:border-bottom="0.05pt solid #000000"/>
    </style:style>
    <style:style style:name="Tabla10" style:family="table">
      <style:table-properties style:width="15.589cm" table:align="margins" fo:keep-with-next="always"/>
    </style:style>
    <style:style style:name="Tabla10.A" style:family="table-column">
      <style:table-column-properties style:column-width="7.795cm" style:rel-column-width="32767*"/>
    </style:style>
    <style:style style:name="Tabla10.B" style:family="table-column">
      <style:table-column-properties style:column-width="7.795cm" style:rel-column-width="32768*"/>
    </style:style>
    <style:style style:name="Tabla10.A1" style:family="table-cell">
      <style:table-cell-properties fo:padding="0.097cm" fo:border="0.05pt solid #000000"/>
    </style:style>
    <style:style style:name="Tabla10.A2" style:family="table-cell">
      <style:table-cell-properties fo:padding="0.097cm" fo:border-left="0.05pt solid #000000" fo:border-right="none" fo:border-top="none" fo:border-bottom="0.05pt solid #000000"/>
    </style:style>
    <style:style style:name="Tabla10.B2" style:family="table-cell">
      <style:table-cell-properties fo:padding="0.097cm" fo:border-left="0.05pt solid #000000" fo:border-right="0.05pt solid #000000" fo:border-top="none" fo:border-bottom="0.05pt solid #000000"/>
    </style:style>
    <style:style style:name="Tabla12" style:family="table">
      <style:table-properties style:width="15.589cm" table:align="margins" fo:keep-with-next="always"/>
    </style:style>
    <style:style style:name="Tabla12.A" style:family="table-column">
      <style:table-column-properties style:column-width="7.795cm" style:rel-column-width="32767*"/>
    </style:style>
    <style:style style:name="Tabla12.B" style:family="table-column">
      <style:table-column-properties style:column-width="7.795cm" style:rel-column-width="32768*"/>
    </style:style>
    <style:style style:name="Tabla12.A1" style:family="table-cell">
      <style:table-cell-properties fo:padding="0.097cm" fo:border="0.05pt solid #000000"/>
    </style:style>
    <style:style style:name="Tabla12.A2" style:family="table-cell">
      <style:table-cell-properties fo:padding="0.097cm" fo:border-left="0.05pt solid #000000" fo:border-right="none" fo:border-top="none" fo:border-bottom="0.05pt solid #000000"/>
    </style:style>
    <style:style style:name="Tabla12.B2" style:family="table-cell">
      <style:table-cell-properties fo:padding="0.097cm" fo:border-left="0.05pt solid #000000" fo:border-right="0.05pt solid #000000" fo:border-top="none" fo:border-bottom="0.05pt solid #000000"/>
    </style:style>
    <style:style style:name="Tabla13" style:family="table">
      <style:table-properties style:width="15.589cm" table:align="margins" fo:keep-with-next="always"/>
    </style:style>
    <style:style style:name="Tabla13.A" style:family="table-column">
      <style:table-column-properties style:column-width="7.795cm" style:rel-column-width="32767*"/>
    </style:style>
    <style:style style:name="Tabla13.B" style:family="table-column">
      <style:table-column-properties style:column-width="7.795cm" style:rel-column-width="32768*"/>
    </style:style>
    <style:style style:name="Tabla13.A1" style:family="table-cell">
      <style:table-cell-properties fo:padding="0.097cm" fo:border="0.05pt solid #000000"/>
    </style:style>
    <style:style style:name="Tabla13.A2" style:family="table-cell">
      <style:table-cell-properties fo:padding="0.097cm" fo:border-left="0.05pt solid #000000" fo:border-right="none" fo:border-top="none" fo:border-bottom="0.05pt solid #000000"/>
    </style:style>
    <style:style style:name="Tabla13.B2" style:family="table-cell">
      <style:table-cell-properties fo:padding="0.097cm" fo:border-left="0.05pt solid #000000" fo:border-right="0.05pt solid #000000" fo:border-top="none" fo:border-bottom="0.05pt solid #000000"/>
    </style:style>
    <style:style style:name="Tabla14" style:family="table">
      <style:table-properties style:width="15.589cm" table:align="margins" fo:keep-with-next="always"/>
    </style:style>
    <style:style style:name="Tabla14.A" style:family="table-column">
      <style:table-column-properties style:column-width="7.795cm" style:rel-column-width="32767*"/>
    </style:style>
    <style:style style:name="Tabla14.B" style:family="table-column">
      <style:table-column-properties style:column-width="7.795cm" style:rel-column-width="32768*"/>
    </style:style>
    <style:style style:name="Tabla14.A1" style:family="table-cell">
      <style:table-cell-properties fo:padding="0.097cm" fo:border="0.05pt solid #000000"/>
    </style:style>
    <style:style style:name="Tabla14.A2" style:family="table-cell">
      <style:table-cell-properties fo:padding="0.097cm" fo:border-left="0.05pt solid #000000" fo:border-right="none" fo:border-top="none" fo:border-bottom="0.05pt solid #000000"/>
    </style:style>
    <style:style style:name="Tabla14.B2" style:family="table-cell">
      <style:table-cell-properties fo:padding="0.097cm" fo:border-left="0.05pt solid #000000" fo:border-right="0.05pt solid #000000" fo:border-top="none" fo:border-bottom="0.05pt solid #000000"/>
    </style:style>
    <style:style style:name="Tabla15" style:family="table">
      <style:table-properties style:width="15.589cm" table:align="margins" fo:keep-with-next="always"/>
    </style:style>
    <style:style style:name="Tabla15.A" style:family="table-column">
      <style:table-column-properties style:column-width="7.795cm" style:rel-column-width="32767*"/>
    </style:style>
    <style:style style:name="Tabla15.B" style:family="table-column">
      <style:table-column-properties style:column-width="7.795cm" style:rel-column-width="32768*"/>
    </style:style>
    <style:style style:name="Tabla15.A1" style:family="table-cell">
      <style:table-cell-properties fo:padding="0.097cm" fo:border="0.05pt solid #000000"/>
    </style:style>
    <style:style style:name="Tabla15.A2" style:family="table-cell">
      <style:table-cell-properties fo:padding="0.097cm" fo:border-left="0.05pt solid #000000" fo:border-right="none" fo:border-top="none" fo:border-bottom="0.05pt solid #000000"/>
    </style:style>
    <style:style style:name="Tabla15.B2" style:family="table-cell">
      <style:table-cell-properties fo:padding="0.097cm" fo:border-left="0.05pt solid #000000" fo:border-right="0.05pt solid #000000" fo:border-top="none" fo:border-bottom="0.05pt solid #000000"/>
    </style:style>
    <style:style style:name="Tabla16" style:family="table">
      <style:table-properties style:width="15.589cm" table:align="margins" fo:keep-with-next="always"/>
    </style:style>
    <style:style style:name="Tabla16.A" style:family="table-column">
      <style:table-column-properties style:column-width="7.795cm" style:rel-column-width="32767*"/>
    </style:style>
    <style:style style:name="Tabla16.B" style:family="table-column">
      <style:table-column-properties style:column-width="7.795cm" style:rel-column-width="32768*"/>
    </style:style>
    <style:style style:name="Tabla16.A1" style:family="table-cell">
      <style:table-cell-properties fo:padding="0.097cm" fo:border="0.05pt solid #000000"/>
    </style:style>
    <style:style style:name="Tabla16.A2" style:family="table-cell">
      <style:table-cell-properties fo:padding="0.097cm" fo:border-left="0.05pt solid #000000" fo:border-right="none" fo:border-top="none" fo:border-bottom="0.05pt solid #000000"/>
    </style:style>
    <style:style style:name="Tabla16.B2" style:family="table-cell">
      <style:table-cell-properties fo:padding="0.097cm" fo:border-left="0.05pt solid #000000" fo:border-right="0.05pt solid #000000" fo:border-top="none" fo:border-bottom="0.05pt solid #000000"/>
    </style:style>
    <style:style style:name="Tabla17" style:family="table">
      <style:table-properties style:width="15.589cm" table:align="margins" fo:keep-with-next="always"/>
    </style:style>
    <style:style style:name="Tabla17.A" style:family="table-column">
      <style:table-column-properties style:column-width="7.795cm" style:rel-column-width="32767*"/>
    </style:style>
    <style:style style:name="Tabla17.B" style:family="table-column">
      <style:table-column-properties style:column-width="7.795cm" style:rel-column-width="32768*"/>
    </style:style>
    <style:style style:name="Tabla17.A1" style:family="table-cell">
      <style:table-cell-properties fo:padding="0.097cm" fo:border="0.05pt solid #000000"/>
    </style:style>
    <style:style style:name="Tabla17.A2" style:family="table-cell">
      <style:table-cell-properties fo:padding="0.097cm" fo:border-left="0.05pt solid #000000" fo:border-right="none" fo:border-top="none" fo:border-bottom="0.05pt solid #000000"/>
    </style:style>
    <style:style style:name="Tabla17.B2" style:family="table-cell">
      <style:table-cell-properties fo:padding="0.097cm" fo:border-left="0.05pt solid #000000" fo:border-right="0.05pt solid #000000" fo:border-top="none" fo:border-bottom="0.05pt solid #000000"/>
    </style:style>
    <style:style style:name="Tabla18" style:family="table">
      <style:table-properties style:width="15.589cm" table:align="margins" fo:keep-with-next="always"/>
    </style:style>
    <style:style style:name="Tabla18.A" style:family="table-column">
      <style:table-column-properties style:column-width="7.795cm" style:rel-column-width="32767*"/>
    </style:style>
    <style:style style:name="Tabla18.B" style:family="table-column">
      <style:table-column-properties style:column-width="7.795cm" style:rel-column-width="32768*"/>
    </style:style>
    <style:style style:name="Tabla18.A1" style:family="table-cell">
      <style:table-cell-properties fo:padding="0.097cm" fo:border="0.05pt solid #000000"/>
    </style:style>
    <style:style style:name="Tabla18.A2" style:family="table-cell">
      <style:table-cell-properties fo:padding="0.097cm" fo:border-left="0.05pt solid #000000" fo:border-right="none" fo:border-top="none" fo:border-bottom="0.05pt solid #000000"/>
    </style:style>
    <style:style style:name="Tabla18.B2" style:family="table-cell">
      <style:table-cell-properties fo:padding="0.097cm" fo:border-left="0.05pt solid #000000" fo:border-right="0.05pt solid #000000" fo:border-top="none" fo:border-bottom="0.05pt solid #000000"/>
    </style:style>
    <style:style style:name="Tabla19" style:family="table">
      <style:table-properties style:width="15.589cm" table:align="margins" fo:keep-with-next="always"/>
    </style:style>
    <style:style style:name="Tabla19.A" style:family="table-column">
      <style:table-column-properties style:column-width="7.795cm" style:rel-column-width="32767*"/>
    </style:style>
    <style:style style:name="Tabla19.B" style:family="table-column">
      <style:table-column-properties style:column-width="7.795cm" style:rel-column-width="32768*"/>
    </style:style>
    <style:style style:name="Tabla19.A1" style:family="table-cell">
      <style:table-cell-properties fo:padding="0.097cm" fo:border="0.05pt solid #000000"/>
    </style:style>
    <style:style style:name="Tabla19.A2" style:family="table-cell">
      <style:table-cell-properties fo:padding="0.097cm" fo:border-left="0.05pt solid #000000" fo:border-right="none" fo:border-top="none" fo:border-bottom="0.05pt solid #000000"/>
    </style:style>
    <style:style style:name="Tabla19.B2" style:family="table-cell">
      <style:table-cell-properties fo:padding="0.097cm" fo:border-left="0.05pt solid #000000" fo:border-right="0.05pt solid #000000" fo:border-top="none" fo:border-bottom="0.05pt solid #000000"/>
    </style:style>
    <style:style style:name="Tabla20" style:family="table">
      <style:table-properties style:width="15.589cm" table:align="margins" fo:keep-with-next="always"/>
    </style:style>
    <style:style style:name="Tabla20.A" style:family="table-column">
      <style:table-column-properties style:column-width="7.795cm" style:rel-column-width="32767*"/>
    </style:style>
    <style:style style:name="Tabla20.B" style:family="table-column">
      <style:table-column-properties style:column-width="7.795cm" style:rel-column-width="32768*"/>
    </style:style>
    <style:style style:name="Tabla20.A1" style:family="table-cell">
      <style:table-cell-properties fo:padding="0.097cm" fo:border="0.05pt solid #000000"/>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0.05pt solid #000000" fo:border-top="none" fo:border-bottom="0.05pt solid #000000"/>
    </style:style>
    <style:style style:name="Tabla21" style:family="table">
      <style:table-properties style:width="15.589cm" table:align="margins" fo:keep-with-next="always"/>
    </style:style>
    <style:style style:name="Tabla21.A" style:family="table-column">
      <style:table-column-properties style:column-width="7.795cm" style:rel-column-width="32767*"/>
    </style:style>
    <style:style style:name="Tabla21.B" style:family="table-column">
      <style:table-column-properties style:column-width="7.795cm" style:rel-column-width="32768*"/>
    </style:style>
    <style:style style:name="Tabla21.A1" style:family="table-cell">
      <style:table-cell-properties fo:padding="0.097cm" fo:border="0.05pt solid #000000"/>
    </style:style>
    <style:style style:name="Tabla21.A2" style:family="table-cell">
      <style:table-cell-properties fo:padding="0.097cm" fo:border-left="0.05pt solid #000000" fo:border-right="none" fo:border-top="none" fo:border-bottom="0.05pt solid #000000"/>
    </style:style>
    <style:style style:name="Tabla21.B2" style:family="table-cell">
      <style:table-cell-properties fo:padding="0.097cm" fo:border-left="0.05pt solid #000000" fo:border-right="0.05pt solid #000000" fo:border-top="none" fo:border-bottom="0.05pt solid #000000"/>
    </style:style>
    <style:style style:name="Tabla22" style:family="table">
      <style:table-properties style:width="15.589cm" table:align="margins" fo:keep-with-next="always"/>
    </style:style>
    <style:style style:name="Tabla22.A" style:family="table-column">
      <style:table-column-properties style:column-width="7.795cm" style:rel-column-width="32767*"/>
    </style:style>
    <style:style style:name="Tabla22.B" style:family="table-column">
      <style:table-column-properties style:column-width="7.795cm" style:rel-column-width="32768*"/>
    </style:style>
    <style:style style:name="Tabla22.A1" style:family="table-cell">
      <style:table-cell-properties fo:padding="0.097cm" fo:border="0.05pt solid #000000"/>
    </style:style>
    <style:style style:name="Tabla22.A2" style:family="table-cell">
      <style:table-cell-properties fo:padding="0.097cm" fo:border-left="0.05pt solid #000000" fo:border-right="none" fo:border-top="none" fo:border-bottom="0.05pt solid #000000"/>
    </style:style>
    <style:style style:name="Tabla22.B2" style:family="table-cell">
      <style:table-cell-properties fo:padding="0.097cm" fo:border-left="0.05pt solid #000000" fo:border-right="0.05pt solid #000000" fo:border-top="none" fo:border-bottom="0.05pt solid #000000"/>
    </style:style>
    <style:style style:name="Tabla24" style:family="table">
      <style:table-properties style:width="15.589cm" table:align="margins" fo:keep-with-next="always"/>
    </style:style>
    <style:style style:name="Tabla24.A" style:family="table-column">
      <style:table-column-properties style:column-width="7.795cm" style:rel-column-width="32767*"/>
    </style:style>
    <style:style style:name="Tabla24.B" style:family="table-column">
      <style:table-column-properties style:column-width="7.795cm" style:rel-column-width="32768*"/>
    </style:style>
    <style:style style:name="Tabla24.A1" style:family="table-cell">
      <style:table-cell-properties fo:padding="0.097cm" fo:border="0.05pt solid #000000"/>
    </style:style>
    <style:style style:name="Tabla24.A2" style:family="table-cell">
      <style:table-cell-properties fo:padding="0.097cm" fo:border-left="0.05pt solid #000000" fo:border-right="none" fo:border-top="none" fo:border-bottom="0.05pt solid #000000"/>
    </style:style>
    <style:style style:name="Tabla24.B2" style:family="table-cell">
      <style:table-cell-properties fo:padding="0.097cm" fo:border-left="0.05pt solid #000000" fo:border-right="0.05pt solid #000000" fo:border-top="none" fo:border-bottom="0.05pt solid #000000"/>
    </style:style>
    <style:style style:name="Tabla25" style:family="table">
      <style:table-properties style:width="15.589cm" table:align="margins" fo:keep-with-next="always"/>
    </style:style>
    <style:style style:name="Tabla25.A" style:family="table-column">
      <style:table-column-properties style:column-width="7.795cm" style:rel-column-width="32767*"/>
    </style:style>
    <style:style style:name="Tabla25.B" style:family="table-column">
      <style:table-column-properties style:column-width="7.795cm" style:rel-column-width="32768*"/>
    </style:style>
    <style:style style:name="Tabla25.A1" style:family="table-cell">
      <style:table-cell-properties fo:padding="0.097cm" fo:border="0.05pt solid #000000"/>
    </style:style>
    <style:style style:name="Tabla25.A2" style:family="table-cell">
      <style:table-cell-properties fo:padding="0.097cm" fo:border-left="0.05pt solid #000000" fo:border-right="none" fo:border-top="none" fo:border-bottom="0.05pt solid #000000"/>
    </style:style>
    <style:style style:name="Tabla25.B2" style:family="table-cell">
      <style:table-cell-properties fo:padding="0.097cm" fo:border-left="0.05pt solid #000000" fo:border-right="0.05pt solid #000000" fo:border-top="none" fo:border-bottom="0.05pt solid #000000"/>
    </style:style>
    <style:style style:name="Tabla23" style:family="table">
      <style:table-properties style:width="15.589cm" table:align="margins" fo:keep-with-next="always"/>
    </style:style>
    <style:style style:name="Tabla23.A" style:family="table-column">
      <style:table-column-properties style:column-width="7.795cm" style:rel-column-width="32767*"/>
    </style:style>
    <style:style style:name="Tabla23.B" style:family="table-column">
      <style:table-column-properties style:column-width="7.795cm" style:rel-column-width="32768*"/>
    </style:style>
    <style:style style:name="Tabla23.A1" style:family="table-cell">
      <style:table-cell-properties fo:padding="0.097cm" fo:border="0.05pt solid #000000"/>
    </style:style>
    <style:style style:name="Tabla23.A2" style:family="table-cell">
      <style:table-cell-properties fo:padding="0.097cm" fo:border-left="0.05pt solid #000000" fo:border-right="none" fo:border-top="none" fo:border-bottom="0.05pt solid #000000"/>
    </style:style>
    <style:style style:name="Tabla23.B2" style:family="table-cell">
      <style:table-cell-properties fo:padding="0.097cm" fo:border-left="0.05pt solid #000000" fo:border-right="0.05pt solid #000000" fo:border-top="none" fo:border-bottom="0.05pt solid #000000"/>
    </style:style>
    <style:style style:name="Tabla26" style:family="table">
      <style:table-properties style:width="15.589cm" table:align="margins" fo:keep-with-next="always"/>
    </style:style>
    <style:style style:name="Tabla26.A" style:family="table-column">
      <style:table-column-properties style:column-width="7.795cm" style:rel-column-width="32767*"/>
    </style:style>
    <style:style style:name="Tabla26.B" style:family="table-column">
      <style:table-column-properties style:column-width="7.795cm" style:rel-column-width="32768*"/>
    </style:style>
    <style:style style:name="Tabla26.A1" style:family="table-cell">
      <style:table-cell-properties fo:padding="0.097cm" fo:border="0.05pt solid #000000"/>
    </style:style>
    <style:style style:name="Tabla26.A2" style:family="table-cell">
      <style:table-cell-properties fo:padding="0.097cm" fo:border-left="0.05pt solid #000000" fo:border-right="none" fo:border-top="none" fo:border-bottom="0.05pt solid #000000"/>
    </style:style>
    <style:style style:name="Tabla26.B2" style:family="table-cell">
      <style:table-cell-properties fo:padding="0.097cm" fo:border-left="0.05pt solid #000000" fo:border-right="0.05pt solid #000000" fo:border-top="none" fo:border-bottom="0.05pt solid #000000"/>
    </style:style>
    <style:style style:name="Tabla27" style:family="table">
      <style:table-properties style:width="15.589cm" table:align="margins" fo:keep-with-next="always"/>
    </style:style>
    <style:style style:name="Tabla27.A" style:family="table-column">
      <style:table-column-properties style:column-width="7.795cm" style:rel-column-width="32767*"/>
    </style:style>
    <style:style style:name="Tabla27.B" style:family="table-column">
      <style:table-column-properties style:column-width="7.795cm" style:rel-column-width="32768*"/>
    </style:style>
    <style:style style:name="Tabla27.A1" style:family="table-cell">
      <style:table-cell-properties fo:padding="0.097cm" fo:border="0.05pt solid #000000"/>
    </style:style>
    <style:style style:name="Tabla27.A2" style:family="table-cell">
      <style:table-cell-properties fo:padding="0.097cm" fo:border-left="0.05pt solid #000000" fo:border-right="none" fo:border-top="none" fo:border-bottom="0.05pt solid #000000"/>
    </style:style>
    <style:style style:name="Tabla27.B2" style:family="table-cell">
      <style:table-cell-properties fo:padding="0.097cm" fo:border-left="0.05pt solid #000000" fo:border-right="0.05pt solid #000000" fo:border-top="none" fo:border-bottom="0.05pt solid #000000"/>
    </style:style>
    <style:style style:name="Tabla1" style:family="table">
      <style:table-properties style:width="15.584cm" table:align="left" fo:keep-with-next="always"/>
    </style:style>
    <style:style style:name="Tabla1.A" style:family="table-column">
      <style:table-column-properties style:column-width="2.408cm"/>
    </style:style>
    <style:style style:name="Tabla1.B" style:family="table-column">
      <style:table-column-properties style:column-width="7.671cm"/>
    </style:style>
    <style:style style:name="Tabla1.C" style:family="table-column">
      <style:table-column-properties style:column-width="2.669cm"/>
    </style:style>
    <style:style style:name="Tabla1.D" style:family="table-column">
      <style:table-column-properties style:column-width="2.836cm"/>
    </style:style>
    <style:style style:name="Tabla1.A1" style:family="table-cell">
      <style:table-cell-properties fo:padding="0.097cm" fo:border-left="0.05pt solid #000000" fo:border-right="none" fo:border-top="0.05pt solid #000000" fo:border-bottom="0.05pt solid #000000"/>
    </style:style>
    <style:style style:name="Tabla1.D1" style:family="table-cell">
      <style:table-cell-properties fo:padding="0.097cm" fo:border="0.05pt solid #000000"/>
    </style:style>
    <style:style style:name="Tabla1.A2" style:family="table-cell">
      <style:table-cell-properties style:vertical-align="middle" fo:padding="0.097cm" fo:border-left="0.05pt solid #000000" fo:border-right="none" fo:border-top="none" fo:border-bottom="0.05pt solid #000000"/>
    </style:style>
    <style:style style:name="Tabla1.B2" style:family="table-cell">
      <style:table-cell-properties fo:padding="0.097cm" fo:border-left="0.05pt solid #000000" fo:border-right="none" fo:border-top="none" fo:border-bottom="0.05pt solid #000000"/>
    </style:style>
    <style:style style:name="Tabla1.D2" style:family="table-cell">
      <style:table-cell-properties style:vertical-align="middle" fo:padding="0.097cm" fo:border-left="0.05pt solid #000000" fo:border-right="0.05pt solid #000000" fo:border-top="none" fo:border-bottom="0.05pt solid #000000"/>
    </style:style>
    <style:style style:name="Tabla1.B3" style:family="table-cell">
      <style:table-cell-properties fo:padding="0.097cm" fo:border-left="0.05pt solid #000000" fo:border-right="none" fo:border-top="none" fo:border-bottom="0.05pt solid #000000"/>
    </style:style>
    <style:style style:name="Tabla1.B4" style:family="table-cell">
      <style:table-cell-properties fo:padding="0.097cm" fo:border-left="0.05pt solid #000000" fo:border-right="none" fo:border-top="none" fo:border-bottom="0.05pt solid #000000"/>
    </style:style>
    <style:style style:name="Tabla1.B5" style:family="table-cell">
      <style:table-cell-properties fo:padding="0.097cm" fo:border-left="0.05pt solid #000000" fo:border-right="none" fo:border-top="none" fo:border-bottom="0.05pt solid #000000"/>
    </style:style>
    <style:style style:name="Tabla1.B6" style:family="table-cell">
      <style:table-cell-properties fo:padding="0.097cm" fo:border-left="0.05pt solid #000000" fo:border-right="none" fo:border-top="none" fo:border-bottom="0.05pt solid #000000"/>
    </style:style>
    <style:style style:name="Tabla1.B7" style:family="table-cell">
      <style:table-cell-properties fo:padding="0.097cm" fo:border-left="0.05pt solid #000000" fo:border-right="none" fo:border-top="none" fo:border-bottom="0.05pt solid #000000"/>
    </style:style>
    <style:style style:name="Tabla30" style:family="table">
      <style:table-properties style:width="15.589cm" table:align="margins" fo:keep-with-next="always"/>
    </style:style>
    <style:style style:name="Tabla30.A" style:family="table-column">
      <style:table-column-properties style:column-width="7.795cm" style:rel-column-width="32767*"/>
    </style:style>
    <style:style style:name="Tabla30.B" style:family="table-column">
      <style:table-column-properties style:column-width="7.795cm" style:rel-column-width="32768*"/>
    </style:style>
    <style:style style:name="Tabla30.A1" style:family="table-cell">
      <style:table-cell-properties fo:padding="0.097cm" fo:border="0.05pt solid #000000"/>
    </style:style>
    <style:style style:name="Tabla30.A2" style:family="table-cell">
      <style:table-cell-properties fo:padding="0.097cm" fo:border-left="0.05pt solid #000000" fo:border-right="none" fo:border-top="none" fo:border-bottom="0.05pt solid #000000"/>
    </style:style>
    <style:style style:name="Tabla30.B2" style:family="table-cell">
      <style:table-cell-properties fo:padding="0.097cm" fo:border-left="0.05pt solid #000000" fo:border-right="0.05pt solid #000000" fo:border-top="none" fo:border-bottom="0.05pt solid #000000"/>
    </style:style>
    <style:style style:name="Tabla32" style:family="table">
      <style:table-properties style:width="15.589cm" table:align="margins" fo:keep-with-next="always"/>
    </style:style>
    <style:style style:name="Tabla32.A" style:family="table-column">
      <style:table-column-properties style:column-width="3.896cm" style:rel-column-width="2209*"/>
    </style:style>
    <style:style style:name="Tabla32.B" style:family="table-column">
      <style:table-column-properties style:column-width="3.898cm" style:rel-column-width="2210*"/>
    </style:style>
    <style:style style:name="Tabla32.C" style:family="table-column">
      <style:table-column-properties style:column-width="7.795cm" style:rel-column-width="4419*"/>
    </style:style>
    <style:style style:name="Tabla32.A1" style:family="table-cell">
      <style:table-cell-properties fo:padding="0.097cm" fo:border-left="0.05pt solid #000000" fo:border-right="none" fo:border-top="0.05pt solid #000000" fo:border-bottom="0.05pt solid #000000"/>
    </style:style>
    <style:style style:name="Tabla32.C1" style:family="table-cell">
      <style:table-cell-properties fo:padding="0.097cm" fo:border="0.05pt solid #000000"/>
    </style:style>
    <style:style style:name="Tabla32.A2" style:family="table-cell">
      <style:table-cell-properties fo:padding="0.097cm" fo:border-left="0.05pt solid #000000" fo:border-right="none" fo:border-top="none" fo:border-bottom="0.05pt solid #000000"/>
    </style:style>
    <style:style style:name="Tabla32.C2" style:family="table-cell">
      <style:table-cell-properties fo:padding="0.097cm" fo:border-left="0.05pt solid #000000" fo:border-right="0.05pt solid #000000" fo:border-top="none" fo:border-bottom="0.05pt solid #000000"/>
    </style:style>
    <style:style style:name="Tabla32.A3" style:family="table-cell">
      <style:table-cell-properties style:vertical-align="middle" fo:padding="0.097cm" fo:border-left="0.05pt solid #000000" fo:border-right="none" fo:border-top="none" fo:border-bottom="0.05pt solid #000000"/>
    </style:style>
    <style:style style:name="Tabla33" style:family="table">
      <style:table-properties style:width="15.589cm" table:align="margins" fo:keep-with-next="always"/>
    </style:style>
    <style:style style:name="Tabla33.A" style:family="table-column">
      <style:table-column-properties style:column-width="7.795cm" style:rel-column-width="32767*"/>
    </style:style>
    <style:style style:name="Tabla33.B" style:family="table-column">
      <style:table-column-properties style:column-width="7.795cm" style:rel-column-width="32768*"/>
    </style:style>
    <style:style style:name="Tabla33.A1" style:family="table-cell">
      <style:table-cell-properties fo:padding="0.097cm" fo:border="0.05pt solid #000000"/>
    </style:style>
    <style:style style:name="Tabla33.A2" style:family="table-cell">
      <style:table-cell-properties fo:padding="0.097cm" fo:border-left="0.05pt solid #000000" fo:border-right="none" fo:border-top="none" fo:border-bottom="0.05pt solid #000000"/>
    </style:style>
    <style:style style:name="Tabla33.B2" style:family="table-cell">
      <style:table-cell-properties fo:padding="0.097cm" fo:border-left="0.05pt solid #000000" fo:border-right="0.05pt solid #000000" fo:border-top="none" fo:border-bottom="0.05pt solid #000000"/>
    </style:style>
    <style:style style:name="Tabla28" style:family="table">
      <style:table-properties style:width="15.589cm" table:align="margins" fo:keep-with-next="always"/>
    </style:style>
    <style:style style:name="Tabla28.A" style:family="table-column">
      <style:table-column-properties style:column-width="7.795cm" style:rel-column-width="32767*"/>
    </style:style>
    <style:style style:name="Tabla28.B" style:family="table-column">
      <style:table-column-properties style:column-width="7.795cm" style:rel-column-width="32768*"/>
    </style:style>
    <style:style style:name="Tabla28.A1" style:family="table-cell">
      <style:table-cell-properties fo:padding="0.097cm" fo:border="0.05pt solid #000000"/>
    </style:style>
    <style:style style:name="Tabla28.A2" style:family="table-cell">
      <style:table-cell-properties fo:padding="0.097cm" fo:border-left="0.05pt solid #000000" fo:border-right="none" fo:border-top="none" fo:border-bottom="0.05pt solid #000000"/>
    </style:style>
    <style:style style:name="Tabla28.B2" style:family="table-cell">
      <style:table-cell-properties fo:padding="0.097cm" fo:border-left="0.05pt solid #000000" fo:border-right="0.05pt solid #000000" fo:border-top="none" fo:border-bottom="0.05pt solid #000000"/>
    </style:style>
    <style:style style:name="Tabla29" style:family="table">
      <style:table-properties style:width="15.589cm" table:align="margins"/>
    </style:style>
    <style:style style:name="Tabla29.A" style:family="table-column">
      <style:table-column-properties style:column-width="7.795cm" style:rel-column-width="32767*"/>
    </style:style>
    <style:style style:name="Tabla29.B" style:family="table-column">
      <style:table-column-properties style:column-width="7.795cm" style:rel-column-width="32768*"/>
    </style:style>
    <style:style style:name="Tabla29.A1" style:family="table-cell">
      <style:table-cell-properties fo:padding="0.097cm" fo:border="0.05pt solid #000000"/>
    </style:style>
    <style:style style:name="Tabla29.A2" style:family="table-cell">
      <style:table-cell-properties fo:padding="0.097cm" fo:border-left="0.05pt solid #000000" fo:border-right="none" fo:border-top="none" fo:border-bottom="0.05pt solid #000000"/>
    </style:style>
    <style:style style:name="Tabla29.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3e860" officeooo:paragraph-rsid="0033e860" style:font-size-asian="12pt" style:font-size-complex="12pt"/>
    </style:style>
    <style:style style:name="P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3e860" officeooo:paragraph-rsid="0034fb8a" style:font-size-asian="12pt" style:font-size-complex="12pt"/>
    </style:style>
    <style:style style:name="P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7af98" officeooo:paragraph-rsid="0037af98" style:font-size-asian="12pt" style:font-size-complex="12pt"/>
    </style:style>
    <style:style style:name="P5"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38cbf0" officeooo:paragraph-rsid="0038cbf0" style:font-size-asian="12pt" style:font-size-complex="12pt"/>
    </style:style>
    <style:style style:name="P6"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34202" officeooo:paragraph-rsid="00434202" style:font-size-asian="12pt" style:font-size-complex="12pt"/>
    </style:style>
    <style:style style:name="P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4bfad" officeooo:paragraph-rsid="0044bfad" style:font-size-asian="12pt" style:font-size-complex="12pt"/>
    </style:style>
    <style:style style:name="P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86b93" officeooo:paragraph-rsid="00486b93" style:font-size-asian="12pt" style:font-size-complex="12pt"/>
    </style:style>
    <style:style style:name="P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cc33" officeooo:paragraph-rsid="004acc33" style:font-size-asian="12pt" style:font-size-complex="12pt"/>
    </style:style>
    <style:style style:name="P10"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cca0c" officeooo:paragraph-rsid="004cca0c" style:font-size-asian="12pt" style:font-size-complex="12pt"/>
    </style:style>
    <style:style style:name="P11"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f1362" officeooo:paragraph-rsid="004f1362" style:font-size-asian="12pt" style:font-size-complex="12pt"/>
    </style:style>
    <style:style style:name="P1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5cdff5" style:font-size-asian="12pt" style:font-size-complex="12pt"/>
    </style:style>
    <style:style style:name="P1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6361c4" style:font-size-asian="12pt" style:font-size-complex="12pt"/>
    </style:style>
    <style:style style:name="P1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69a84f" style:font-size-asian="12pt" style:font-size-complex="12pt"/>
    </style:style>
    <style:style style:name="P15"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72ff12" style:font-size-asian="12pt" style:font-size-complex="12pt"/>
    </style:style>
    <style:style style:name="P16"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4a3012" officeooo:paragraph-rsid="0075e8e9" style:font-size-asian="12pt" style:font-size-complex="12pt"/>
    </style:style>
    <style:style style:name="P1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5eaf26" officeooo:paragraph-rsid="005eaf26" style:font-size-asian="12pt" style:font-size-complex="12pt"/>
    </style:style>
    <style:style style:name="P1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035e1" officeooo:paragraph-rsid="006035e1" style:font-size-asian="12pt" style:font-size-complex="12pt"/>
    </style:style>
    <style:style style:name="P1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4f8a8" officeooo:paragraph-rsid="0064f8a8" style:font-size-asian="12pt" style:font-size-complex="12pt"/>
    </style:style>
    <style:style style:name="P20"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73a6e" officeooo:paragraph-rsid="00673a6e" style:font-size-asian="12pt" style:font-size-complex="12pt"/>
    </style:style>
    <style:style style:name="P21"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b464c" officeooo:paragraph-rsid="006b464c" style:font-size-asian="12pt" style:font-size-complex="12pt"/>
    </style:style>
    <style:style style:name="P2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dc043" officeooo:paragraph-rsid="006dc043" style:font-size-asian="12pt" style:font-size-complex="12pt"/>
    </style:style>
    <style:style style:name="P23"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6f9c70" officeooo:paragraph-rsid="006f9c70" style:font-size-asian="12pt" style:font-size-complex="12pt"/>
    </style:style>
    <style:style style:name="P24"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1a47c" officeooo:paragraph-rsid="0071a47c" style:font-size-asian="12pt" style:font-size-complex="12pt"/>
    </style:style>
    <style:style style:name="P25"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30812" officeooo:paragraph-rsid="00730812" style:font-size-asian="12pt" style:font-size-complex="12pt"/>
    </style:style>
    <style:style style:name="P26"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4eefa" officeooo:paragraph-rsid="0074eefa" style:font-size-asian="12pt" style:font-size-complex="12pt"/>
    </style:style>
    <style:style style:name="P27"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5e8e9" officeooo:paragraph-rsid="0075e8e9" style:font-size-asian="12pt" style:font-size-complex="12pt"/>
    </style:style>
    <style:style style:name="P28"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5e8e9" officeooo:paragraph-rsid="0076d951" style:font-size-asian="12pt" style:font-size-complex="12pt"/>
    </style:style>
    <style:style style:name="P29"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6d951" officeooo:paragraph-rsid="0076d951" style:font-size-asian="12pt" style:font-size-complex="12pt"/>
    </style:style>
    <style:style style:name="P30"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54cfc8" style:font-size-asian="12pt" style:font-size-complex="12pt"/>
    </style:style>
    <style:style style:name="P31"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44bfad" style:font-size-asian="12pt" style:font-size-complex="12pt"/>
    </style:style>
    <style:style style:name="P32" style:family="paragraph" style:parent-style-name="Standard">
      <style:paragraph-properties fo:margin-top="0cm" fo:margin-bottom="0.199cm" loext:contextual-spacing="false" fo:line-height="100%" fo:text-align="justify" style:justify-single-word="false"/>
      <style:text-properties style:font-name="Times New Roman" fo:font-size="12pt" officeooo:paragraph-rsid="0046752d" style:font-size-asian="12pt" style:font-size-complex="12pt"/>
    </style:style>
    <style:style style:name="P33" style:family="paragraph" style:parent-style-name="Standard">
      <style:paragraph-properties fo:margin-top="0cm" fo:margin-bottom="0.199cm" loext:contextual-spacing="false" fo:line-height="100%" fo:text-align="justify" style:justify-single-word="false"/>
      <style:text-properties style:font-name="Times New Roman" fo:font-size="12pt" style:text-underline-style="none" officeooo:rsid="0035e6bb" officeooo:paragraph-rsid="0035e6bb" style:font-size-asian="12pt" style:font-size-complex="12pt"/>
    </style:style>
    <style:style style:name="P34"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0ffe86" officeooo:paragraph-rsid="000ffe86" style:font-size-asian="12pt" style:font-size-complex="12pt"/>
    </style:style>
    <style:style style:name="P35"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135733" officeooo:paragraph-rsid="00135733" style:font-size-asian="12pt" style:font-size-complex="12pt"/>
    </style:style>
    <style:style style:name="P36"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57e0a" officeooo:paragraph-rsid="00257e0a" style:font-size-asian="12pt" style:font-size-complex="12pt"/>
    </style:style>
    <style:style style:name="P37"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724e4" officeooo:paragraph-rsid="002724e4" style:font-size-asian="12pt" style:font-size-complex="12pt"/>
    </style:style>
    <style:style style:name="P38"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296398" officeooo:paragraph-rsid="00296398" style:font-size-asian="12pt" style:font-size-complex="12pt"/>
    </style:style>
    <style:style style:name="P39"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3cb946" officeooo:paragraph-rsid="003cb946" style:font-size-asian="12pt" style:font-size-complex="12pt"/>
    </style:style>
    <style:style style:name="P40"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1b51b2" officeooo:paragraph-rsid="001b51b2" style:font-size-asian="12pt" style:font-size-complex="12pt"/>
    </style:style>
    <style:style style:name="P41"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17fb26" officeooo:paragraph-rsid="0017fb26" style:font-size-asian="12pt" style:font-size-complex="12pt"/>
    </style:style>
    <style:style style:name="P42" style:family="paragraph" style:parent-style-name="Text_20_body">
      <style:paragraph-properties fo:margin-top="0cm" fo:margin-bottom="0.199cm" loext:contextual-spacing="false" fo:line-height="100%" fo:text-align="justify" style:justify-single-word="false"/>
      <style:text-properties style:font-name="Times New Roman" fo:font-size="12pt" fo:font-style="normal" officeooo:rsid="0082fb29" officeooo:paragraph-rsid="0082fb29" style:font-size-asian="12pt" style:font-style-asian="normal" style:font-size-complex="12pt" style:font-style-complex="normal"/>
    </style:style>
    <style:style style:name="P4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1c9f13" style:font-size-asian="12pt" style:font-weight-asian="bold" style:font-size-complex="12pt" style:font-weight-complex="bold"/>
    </style:style>
    <style:style style:name="P4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4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4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4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4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4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5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51"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71a47c" style:font-size-asian="12pt" style:font-weight-asian="bold" style:font-size-complex="12pt" style:font-weight-complex="bold"/>
    </style:style>
    <style:style style:name="P52"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34fb8a" style:font-size-asian="12pt" style:font-weight-asian="bold" style:font-size-complex="12pt" style:font-weight-complex="bold"/>
    </style:style>
    <style:style style:name="P53"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46752d" style:font-size-asian="12pt" style:font-weight-asian="bold" style:font-size-complex="12pt" style:font-weight-complex="bold"/>
    </style:style>
    <style:style style:name="P54"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4d6d70" style:font-size-asian="12pt" style:font-weight-asian="bold" style:font-size-complex="12pt" style:font-weight-complex="bold"/>
    </style:style>
    <style:style style:name="P55"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5eda05" style:font-size-asian="12pt" style:font-weight-asian="bold" style:font-size-complex="12pt" style:font-weight-complex="bold"/>
    </style:style>
    <style:style style:name="P56"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6659b3" style:font-size-asian="12pt" style:font-weight-asian="bold" style:font-size-complex="12pt" style:font-weight-complex="bold"/>
    </style:style>
    <style:style style:name="P57"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1c9f13" officeooo:paragraph-rsid="006fe0dd" style:font-size-asian="12pt" style:font-weight-asian="bold" style:font-size-complex="12pt" style:font-weight-complex="bold"/>
    </style:style>
    <style:style style:name="P5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252c1c" style:font-size-asian="12pt" style:font-weight-asian="bold" style:font-size-complex="12pt" style:font-weight-complex="bold"/>
    </style:style>
    <style:style style:name="P5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2365d3" style:font-size-asian="12pt" style:font-weight-asian="bold" style:font-size-complex="12pt" style:font-weight-complex="bold"/>
    </style:style>
    <style:style style:name="P6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34fb8a" style:font-size-asian="12pt" style:font-weight-asian="bold" style:font-size-complex="12pt" style:font-weight-complex="bold"/>
    </style:style>
    <style:style style:name="P6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46752d" style:font-size-asian="12pt" style:font-weight-asian="bold" style:font-size-complex="12pt" style:font-weight-complex="bold"/>
    </style:style>
    <style:style style:name="P6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4d6d70" style:font-size-asian="12pt" style:font-weight-asian="bold" style:font-size-complex="12pt" style:font-weight-complex="bold"/>
    </style:style>
    <style:style style:name="P6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5eda05" style:font-size-asian="12pt" style:font-weight-asian="bold" style:font-size-complex="12pt" style:font-weight-complex="bold"/>
    </style:style>
    <style:style style:name="P6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659b3" style:font-size-asian="12pt" style:font-weight-asian="bold" style:font-size-complex="12pt" style:font-weight-complex="bold"/>
    </style:style>
    <style:style style:name="P6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72ff12" style:font-size-asian="12pt" style:font-weight-asian="bold" style:font-size-complex="12pt" style:font-weight-complex="bold"/>
    </style:style>
    <style:style style:name="P6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fe0dd" style:font-size-asian="12pt" style:font-weight-asian="bold" style:font-size-complex="12pt" style:font-weight-complex="bold"/>
    </style:style>
    <style:style style:name="P6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71a47c" style:font-size-asian="12pt" style:font-weight-asian="bold" style:font-size-complex="12pt" style:font-weight-complex="bold"/>
    </style:style>
    <style:style style:name="P6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6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7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7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7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7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7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7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7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7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7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7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8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8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8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8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6d951" style:font-size-asian="12pt" style:font-weight-asian="bold" style:font-size-complex="12pt" style:font-weight-complex="bold"/>
    </style:style>
    <style:style style:name="P84"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730812" style:font-size-asian="12pt" style:font-weight-asian="bold" style:font-size-complex="12pt" style:font-weight-complex="bold"/>
    </style:style>
    <style:style style:name="P85"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75e8e9" style:font-size-asian="12pt" style:font-weight-asian="bold" style:font-size-complex="12pt" style:font-weight-complex="bold"/>
    </style:style>
    <style:style style:name="P86"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276278" style:font-size-asian="12pt" style:font-weight-asian="bold" style:font-size-complex="12pt" style:font-weight-complex="bold"/>
    </style:style>
    <style:style style:name="P87"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298b47" style:font-size-asian="12pt" style:font-weight-asian="bold" style:font-size-complex="12pt" style:font-weight-complex="bold"/>
    </style:style>
    <style:style style:name="P88"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c0954" style:font-size-asian="12pt" style:font-weight-asian="bold" style:font-size-complex="12pt" style:font-weight-complex="bold"/>
    </style:style>
    <style:style style:name="P89"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4bfad" style:font-size-asian="12pt" style:font-weight-asian="bold" style:font-size-complex="12pt" style:font-weight-complex="bold"/>
    </style:style>
    <style:style style:name="P90"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95d7f" style:font-size-asian="12pt" style:font-weight-asian="bold" style:font-size-complex="12pt" style:font-weight-complex="bold"/>
    </style:style>
    <style:style style:name="P91"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8cbf0" style:font-size-asian="12pt" style:font-weight-asian="bold" style:font-size-complex="12pt" style:font-weight-complex="bold"/>
    </style:style>
    <style:style style:name="P92"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34fb8a" style:font-size-asian="12pt" style:font-weight-asian="bold" style:font-size-complex="12pt" style:font-weight-complex="bold"/>
    </style:style>
    <style:style style:name="P93"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a3012" style:font-size-asian="12pt" style:font-weight-asian="bold" style:font-size-complex="12pt" style:font-weight-complex="bold"/>
    </style:style>
    <style:style style:name="P94"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4cca0c" style:font-size-asian="12pt" style:font-weight-asian="bold" style:font-size-complex="12pt" style:font-weight-complex="bold"/>
    </style:style>
    <style:style style:name="P95"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5cdff5" style:font-size-asian="12pt" style:font-weight-asian="bold" style:font-size-complex="12pt" style:font-weight-complex="bold"/>
    </style:style>
    <style:style style:name="P96"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361c4" style:font-size-asian="12pt" style:font-weight-asian="bold" style:font-size-complex="12pt" style:font-weight-complex="bold"/>
    </style:style>
    <style:style style:name="P97"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9a84f" style:font-size-asian="12pt" style:font-weight-asian="bold" style:font-size-complex="12pt" style:font-weight-complex="bold"/>
    </style:style>
    <style:style style:name="P98" style:family="paragraph" style:parent-style-name="Table_20_Contents">
      <style:paragraph-properties fo:margin-top="0cm" fo:margin-bottom="0.199cm" loext:contextual-spacing="false" fo:line-height="100%" fo:text-align="center" style:justify-single-word="false"/>
      <style:text-properties style:font-name="Times New Roman" fo:font-size="12pt" fo:font-weight="bold" officeooo:rsid="00276278" officeooo:paragraph-rsid="006dc043" style:font-size-asian="12pt" style:font-weight-asian="bold" style:font-size-complex="12pt" style:font-weight-complex="bold"/>
    </style:style>
    <style:style style:name="P9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1c8a36" officeooo:paragraph-rsid="001c8a36" style:font-size-asian="12pt" style:font-weight-asian="bold" style:font-size-complex="12pt" style:font-weight-complex="bold"/>
    </style:style>
    <style:style style:name="P10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style:font-size-asian="12pt" style:font-weight-asian="bold" style:font-size-complex="12pt" style:font-weight-complex="bold"/>
    </style:style>
    <style:style style:name="P101"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34fb8a" style:font-size-asian="12pt" style:font-weight-asian="bold" style:font-size-complex="12pt" style:font-weight-complex="bold"/>
    </style:style>
    <style:style style:name="P102"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46752d" style:font-size-asian="12pt" style:font-weight-asian="bold" style:font-size-complex="12pt" style:font-weight-complex="bold"/>
    </style:style>
    <style:style style:name="P103"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4d6d70" style:font-size-asian="12pt" style:font-weight-asian="bold" style:font-size-complex="12pt" style:font-weight-complex="bold"/>
    </style:style>
    <style:style style:name="P104"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5eda05" style:font-size-asian="12pt" style:font-weight-asian="bold" style:font-size-complex="12pt" style:font-weight-complex="bold"/>
    </style:style>
    <style:style style:name="P105"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6659b3" style:font-size-asian="12pt" style:font-weight-asian="bold" style:font-size-complex="12pt" style:font-weight-complex="bold"/>
    </style:style>
    <style:style style:name="P106"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6fe0dd" style:font-size-asian="12pt" style:font-weight-asian="bold" style:font-size-complex="12pt" style:font-weight-complex="bold"/>
    </style:style>
    <style:style style:name="P107"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71a47c" style:font-size-asian="12pt" style:font-weight-asian="bold" style:font-size-complex="12pt" style:font-weight-complex="bold"/>
    </style:style>
    <style:style style:name="P108"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365d3" officeooo:paragraph-rsid="006fe0dd" fo:background-color="transparent" style:font-size-asian="12pt" style:font-weight-asian="bold" style:font-size-complex="12pt" style:font-weight-complex="bold"/>
    </style:style>
    <style:style style:name="P109"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paragraph-rsid="006fe0dd" fo:background-color="transparent" style:font-size-asian="12pt" style:font-weight-asian="bold" style:font-size-complex="12pt" style:font-weight-complex="bold"/>
    </style:style>
    <style:style style:name="P110" style:family="paragraph" style:parent-style-name="Table_20_Contents">
      <style:paragraph-properties fo:margin-top="0cm" fo:margin-bottom="0.199cm" loext:contextual-spacing="false" fo:line-height="100%" fo:text-align="justify" style:justify-single-word="false"/>
      <style:text-properties style:font-name="Times New Roman" fo:font-size="12pt" fo:font-weight="bold" officeooo:rsid="00276278" officeooo:paragraph-rsid="00730812" fo:background-color="transparent" style:font-size-asian="12pt" style:font-weight-asian="bold" style:font-size-complex="12pt" style:font-weight-complex="bold"/>
    </style:style>
    <style:style style:name="P111"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1c8a36" officeooo:paragraph-rsid="001c8a36" style:font-size-asian="12pt" style:font-size-complex="12pt"/>
    </style:style>
    <style:style style:name="P112"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21facf" officeooo:paragraph-rsid="0021facf" style:font-size-asian="12pt" style:font-size-complex="12pt"/>
    </style:style>
    <style:style style:name="P113" style:family="paragraph" style:parent-style-name="Table">
      <style:paragraph-properties fo:margin-top="0cm" fo:margin-bottom="0.199cm" loext:contextual-spacing="false" fo:line-height="100%" fo:text-align="center" style:justify-single-word="false"/>
      <style:text-properties style:font-name="Times New Roman" fo:font-size="12pt" officeooo:rsid="00252c1c" officeooo:paragraph-rsid="00252c1c" style:font-size-asian="12pt" style:font-size-complex="12pt"/>
    </style:style>
    <style:style style:name="P114" style:family="paragraph" style:parent-style-name="Table">
      <style:paragraph-properties fo:margin-top="0cm" fo:margin-bottom="0.199cm" loext:contextual-spacing="false" fo:line-height="100%" fo:text-align="center" style:justify-single-word="false"/>
      <style:text-properties style:font-name="Times New Roman" fo:font-size="12pt" officeooo:rsid="00296398" officeooo:paragraph-rsid="00296398" style:font-size-asian="12pt" style:font-size-complex="12pt"/>
    </style:style>
    <style:style style:name="P115" style:family="paragraph" style:parent-style-name="Table">
      <style:paragraph-properties fo:margin-top="0cm" fo:margin-bottom="0.199cm" loext:contextual-spacing="false" fo:line-height="100%" fo:text-align="center" style:justify-single-word="false"/>
      <style:text-properties style:font-name="Times New Roman" fo:font-size="12pt" officeooo:rsid="002b98ff" officeooo:paragraph-rsid="002b98ff" style:font-size-asian="12pt" style:font-size-complex="12pt"/>
    </style:style>
    <style:style style:name="P116" style:family="paragraph" style:parent-style-name="Table">
      <style:paragraph-properties fo:margin-top="0cm" fo:margin-bottom="0.199cm" loext:contextual-spacing="false" fo:line-height="100%" fo:text-align="center" style:justify-single-word="false"/>
      <style:text-properties style:font-name="Times New Roman" fo:font-size="12pt" officeooo:rsid="0034fb8a" officeooo:paragraph-rsid="0034fb8a" style:font-size-asian="12pt" style:font-size-complex="12pt"/>
    </style:style>
    <style:style style:name="P117" style:family="paragraph" style:parent-style-name="Table">
      <style:paragraph-properties fo:margin-top="0cm" fo:margin-bottom="0.199cm" loext:contextual-spacing="false" fo:line-height="100%" fo:text-align="center" style:justify-single-word="false"/>
      <style:text-properties style:font-name="Times New Roman" fo:font-size="12pt" officeooo:rsid="003cb946" officeooo:paragraph-rsid="003cb946" style:font-size-asian="12pt" style:font-size-complex="12pt"/>
    </style:style>
    <style:style style:name="P118" style:family="paragraph" style:parent-style-name="Table">
      <style:paragraph-properties fo:margin-top="0cm" fo:margin-bottom="0.199cm" loext:contextual-spacing="false" fo:line-height="100%" fo:text-align="center" style:justify-single-word="false"/>
      <style:text-properties style:font-name="Times New Roman" fo:font-size="12pt" officeooo:rsid="0044bfad" officeooo:paragraph-rsid="0044bfad" style:font-size-asian="12pt" style:font-size-complex="12pt"/>
    </style:style>
    <style:style style:name="P119" style:family="paragraph" style:parent-style-name="Table">
      <style:paragraph-properties fo:margin-top="0cm" fo:margin-bottom="0.199cm" loext:contextual-spacing="false" fo:line-height="100%" fo:text-align="center" style:justify-single-word="false"/>
      <style:text-properties style:font-name="Times New Roman" fo:font-size="12pt" officeooo:rsid="00486b93" officeooo:paragraph-rsid="00486b93" style:font-size-asian="12pt" style:font-size-complex="12pt"/>
    </style:style>
    <style:style style:name="P120" style:family="paragraph" style:parent-style-name="Table">
      <style:paragraph-properties fo:margin-top="0cm" fo:margin-bottom="0.199cm" loext:contextual-spacing="false" fo:line-height="100%" fo:text-align="center" style:justify-single-word="false"/>
      <style:text-properties style:font-name="Times New Roman" fo:font-size="12pt" officeooo:rsid="004acc33" officeooo:paragraph-rsid="004acc33" style:font-size-asian="12pt" style:font-size-complex="12pt"/>
    </style:style>
    <style:style style:name="P121" style:family="paragraph" style:parent-style-name="Table">
      <style:paragraph-properties fo:margin-top="0cm" fo:margin-bottom="0.199cm" loext:contextual-spacing="false" fo:line-height="100%" fo:text-align="center" style:justify-single-word="false"/>
      <style:text-properties style:font-name="Times New Roman" fo:font-size="12pt" officeooo:rsid="004cca0c" officeooo:paragraph-rsid="004cca0c" style:font-size-asian="12pt" style:font-size-complex="12pt"/>
    </style:style>
    <style:style style:name="P122" style:family="paragraph" style:parent-style-name="Table">
      <style:paragraph-properties fo:margin-top="0cm" fo:margin-bottom="0.199cm" loext:contextual-spacing="false" fo:line-height="100%" fo:text-align="center" style:justify-single-word="false"/>
      <style:text-properties style:font-name="Times New Roman" fo:font-size="12pt" officeooo:rsid="004d6d70" officeooo:paragraph-rsid="004d6d70" style:font-size-asian="12pt" style:font-size-complex="12pt"/>
    </style:style>
    <style:style style:name="P123" style:family="paragraph" style:parent-style-name="Table">
      <style:paragraph-properties fo:margin-top="0cm" fo:margin-bottom="0.199cm" loext:contextual-spacing="false" fo:line-height="100%" fo:text-align="center" style:justify-single-word="false"/>
      <style:text-properties style:font-name="Times New Roman" fo:font-size="12pt" officeooo:rsid="005eaf26" officeooo:paragraph-rsid="005eaf26" style:font-size-asian="12pt" style:font-size-complex="12pt"/>
    </style:style>
    <style:style style:name="P124" style:family="paragraph" style:parent-style-name="Table">
      <style:paragraph-properties fo:margin-top="0cm" fo:margin-bottom="0.199cm" loext:contextual-spacing="false" fo:line-height="100%" fo:text-align="center" style:justify-single-word="false"/>
      <style:text-properties style:font-name="Times New Roman" fo:font-size="12pt" officeooo:rsid="006035e1" officeooo:paragraph-rsid="006035e1" style:font-size-asian="12pt" style:font-size-complex="12pt"/>
    </style:style>
    <style:style style:name="P125" style:family="paragraph" style:parent-style-name="Table">
      <style:paragraph-properties fo:margin-top="0cm" fo:margin-bottom="0.199cm" loext:contextual-spacing="false" fo:line-height="100%" fo:text-align="center" style:justify-single-word="false"/>
      <style:text-properties style:font-name="Times New Roman" fo:font-size="12pt" officeooo:rsid="0064f8a8" officeooo:paragraph-rsid="0064f8a8" style:font-size-asian="12pt" style:font-size-complex="12pt"/>
    </style:style>
    <style:style style:name="P126" style:family="paragraph" style:parent-style-name="Table">
      <style:paragraph-properties fo:margin-top="0cm" fo:margin-bottom="0.199cm" loext:contextual-spacing="false" fo:line-height="100%" fo:text-align="center" style:justify-single-word="false"/>
      <style:text-properties style:font-name="Times New Roman" fo:font-size="12pt" officeooo:rsid="00673a6e" officeooo:paragraph-rsid="00673a6e" style:font-size-asian="12pt" style:font-size-complex="12pt"/>
    </style:style>
    <style:style style:name="P127" style:family="paragraph" style:parent-style-name="Table">
      <style:paragraph-properties fo:margin-top="0cm" fo:margin-bottom="0.199cm" loext:contextual-spacing="false" fo:line-height="100%" fo:text-align="center" style:justify-single-word="false"/>
      <style:text-properties style:font-name="Times New Roman" fo:font-size="12pt" officeooo:rsid="006b464c" officeooo:paragraph-rsid="006b464c" style:font-size-asian="12pt" style:font-size-complex="12pt"/>
    </style:style>
    <style:style style:name="P128" style:family="paragraph" style:parent-style-name="Table">
      <style:paragraph-properties fo:margin-top="0cm" fo:margin-bottom="0.199cm" loext:contextual-spacing="false" fo:line-height="100%" fo:text-align="center" style:justify-single-word="false"/>
      <style:text-properties style:font-name="Times New Roman" fo:font-size="12pt" officeooo:rsid="006dc043" officeooo:paragraph-rsid="006dc043" style:font-size-asian="12pt" style:font-size-complex="12pt"/>
    </style:style>
    <style:style style:name="P129" style:family="paragraph" style:parent-style-name="Table">
      <style:paragraph-properties fo:margin-top="0cm" fo:margin-bottom="0.199cm" loext:contextual-spacing="false" fo:line-height="100%" fo:text-align="center" style:justify-single-word="false"/>
      <style:text-properties style:font-name="Times New Roman" fo:font-size="12pt" officeooo:rsid="0071a47c" officeooo:paragraph-rsid="0071a47c" style:font-size-asian="12pt" style:font-size-complex="12pt"/>
    </style:style>
    <style:style style:name="P130" style:family="paragraph" style:parent-style-name="Table">
      <style:paragraph-properties fo:margin-top="0cm" fo:margin-bottom="0.199cm" loext:contextual-spacing="false" fo:line-height="100%" fo:text-align="center" style:justify-single-word="false"/>
      <style:text-properties style:font-name="Times New Roman" fo:font-size="12pt" officeooo:rsid="00730812" officeooo:paragraph-rsid="00730812" style:font-size-asian="12pt" style:font-size-complex="12pt"/>
    </style:style>
    <style:style style:name="P131" style:family="paragraph" style:parent-style-name="Table">
      <style:paragraph-properties fo:margin-top="0cm" fo:margin-bottom="0.199cm" loext:contextual-spacing="false" fo:line-height="100%" fo:text-align="center" style:justify-single-word="false"/>
      <style:text-properties style:font-name="Times New Roman" fo:font-size="12pt" officeooo:rsid="0074eefa" officeooo:paragraph-rsid="0074eefa" style:font-size-asian="12pt" style:font-size-complex="12pt"/>
    </style:style>
    <style:style style:name="P132" style:family="paragraph" style:parent-style-name="Table">
      <style:paragraph-properties fo:margin-top="0cm" fo:margin-bottom="0.199cm" loext:contextual-spacing="false" fo:line-height="100%" fo:text-align="center" style:justify-single-word="false"/>
      <style:text-properties style:font-name="Times New Roman" fo:font-size="12pt" officeooo:rsid="0075e8e9" officeooo:paragraph-rsid="0075e8e9" style:font-size-asian="12pt" style:font-size-complex="12pt"/>
    </style:style>
    <style:style style:name="P133" style:family="paragraph" style:parent-style-name="Table">
      <style:paragraph-properties fo:margin-top="0cm" fo:margin-bottom="0.199cm" loext:contextual-spacing="false" fo:line-height="100%" fo:text-align="center" style:justify-single-word="false"/>
      <style:text-properties style:font-name="Times New Roman" fo:font-size="12pt" officeooo:rsid="0076d951" officeooo:paragraph-rsid="0076d951" style:font-size-asian="12pt" style:font-size-complex="12pt"/>
    </style:style>
    <style:style style:name="P134" style:family="paragraph" style:parent-style-name="Table">
      <style:paragraph-properties fo:margin-top="0cm" fo:margin-bottom="0.199cm" loext:contextual-spacing="false" fo:line-height="100%" fo:text-align="center" style:justify-single-word="false"/>
      <style:text-properties style:font-name="Times New Roman" fo:font-size="12pt" style:font-size-asian="12pt" style:font-size-complex="12pt"/>
    </style:style>
    <style:style style:name="P135" style:family="paragraph" style:parent-style-name="Title">
      <style:paragraph-properties fo:margin-top="0cm" fo:margin-bottom="0.199cm" loext:contextual-spacing="false" fo:line-height="100%" fo:text-align="end" style:justify-single-word="false"/>
      <style:text-properties style:font-name="Times New Roman" fo:font-size="12pt" officeooo:paragraph-rsid="00a65943" style:font-size-asian="12pt" style:font-size-complex="12pt"/>
    </style:style>
    <style:style style:name="P136" style:family="paragraph" style:parent-style-name="Title">
      <style:paragraph-properties fo:margin-top="0cm" fo:margin-bottom="0.199cm" loext:contextual-spacing="false" fo:line-height="100%" fo:text-align="end" style:justify-single-word="false" fo:break-before="page"/>
      <style:text-properties style:font-name="Times New Roman" fo:font-size="12pt" officeooo:paragraph-rsid="00a65943" style:font-size-asian="12pt" style:font-size-complex="12pt"/>
    </style:style>
    <style:style style:name="P137" style:family="paragraph" style:parent-style-name="Contents_20_1">
      <style:paragraph-properties>
        <style:tab-stops>
          <style:tab-stop style:position="15.589cm" style:type="right" style:leader-style="dotted" style:leader-text="."/>
        </style:tab-stops>
      </style:paragraph-properties>
    </style:style>
    <style:style style:name="P138" style:family="paragraph" style:parent-style-name="Contents_20_2">
      <style:paragraph-properties>
        <style:tab-stops>
          <style:tab-stop style:position="15.09cm" style:type="right" style:leader-style="dotted" style:leader-text="."/>
        </style:tab-stops>
      </style:paragraph-properties>
    </style:style>
    <style:style style:name="P139" style:family="paragraph" style:parent-style-name="Contents_20_3">
      <style:paragraph-properties>
        <style:tab-stops>
          <style:tab-stop style:position="14.591cm" style:type="right" style:leader-style="dotted" style:leader-text="."/>
        </style:tab-stops>
      </style:paragraph-properties>
    </style:style>
    <style:style style:name="P140" style:family="paragraph" style:parent-style-name="Contents_20_4">
      <style:paragraph-properties>
        <style:tab-stops>
          <style:tab-stop style:position="14.092cm" style:type="right" style:leader-style="dotted" style:leader-text="."/>
        </style:tab-stops>
      </style:paragraph-properties>
    </style:style>
    <style:style style:name="P141" style:family="paragraph" style:parent-style-name="Table_20_Contents" style:list-style-name="L7">
      <style:paragraph-properties fo:text-align="justify" style:justify-single-word="false"/>
      <style:text-properties officeooo:rsid="00a72888" officeooo:paragraph-rsid="00beb45e"/>
    </style:style>
    <style:style style:name="P142" style:family="paragraph" style:parent-style-name="Table_20_Contents" style:list-style-name="L7">
      <style:paragraph-properties fo:text-align="justify" style:justify-single-word="false"/>
      <style:text-properties officeooo:rsid="00a84070" officeooo:paragraph-rsid="00beb45e"/>
    </style:style>
    <style:style style:name="P143" style:family="paragraph" style:parent-style-name="Table_20_Contents" style:list-style-name="L7">
      <style:paragraph-properties fo:text-align="justify" style:justify-single-word="false"/>
      <style:text-properties officeooo:rsid="00a8aa71" officeooo:paragraph-rsid="00beb45e"/>
    </style:style>
    <style:style style:name="P144" style:family="paragraph" style:parent-style-name="Table_20_Contents" style:list-style-name="L7">
      <style:paragraph-properties fo:text-align="justify" style:justify-single-word="false"/>
      <style:text-properties officeooo:rsid="00ac5f36" officeooo:paragraph-rsid="00beb45e"/>
    </style:style>
    <style:style style:name="P145" style:family="paragraph" style:parent-style-name="Table_20_Contents">
      <style:paragraph-properties fo:text-align="justify" style:justify-single-word="false"/>
      <style:text-properties style:font-name="Times New Roman" fo:font-size="12pt" officeooo:rsid="00aef1d9" officeooo:paragraph-rsid="00aef1d9" style:font-size-asian="12pt" style:font-size-complex="12pt"/>
    </style:style>
    <style:style style:name="P146" style:family="paragraph" style:parent-style-name="Table_20_Contents" style:list-style-name="L12">
      <style:paragraph-properties fo:text-align="justify" style:justify-single-word="false"/>
      <style:text-properties style:font-name="Times New Roman" fo:font-size="12pt" officeooo:rsid="00b1b6db" officeooo:paragraph-rsid="00b1b6db" style:font-size-asian="12pt" style:font-size-complex="12pt"/>
    </style:style>
    <style:style style:name="P147" style:family="paragraph" style:parent-style-name="Table_20_Contents" style:list-style-name="L13">
      <style:paragraph-properties fo:text-align="justify" style:justify-single-word="false"/>
      <style:text-properties style:font-name="Times New Roman" fo:font-size="12pt" officeooo:rsid="00b1b6db" officeooo:paragraph-rsid="00b1b6db" style:font-size-asian="12pt" style:font-size-complex="12pt"/>
    </style:style>
    <style:style style:name="P148" style:family="paragraph" style:parent-style-name="Table_20_Contents">
      <style:paragraph-properties fo:text-align="justify" style:justify-single-word="false"/>
      <style:text-properties style:font-name="Times New Roman" fo:font-size="12pt" officeooo:rsid="00b1b6db" officeooo:paragraph-rsid="00b1b6db" style:font-size-asian="12pt" style:font-size-complex="12pt"/>
    </style:style>
    <style:style style:name="P149" style:family="paragraph" style:parent-style-name="Table_20_Contents" style:list-style-name="L15">
      <style:paragraph-properties fo:text-align="justify" style:justify-single-word="false"/>
      <style:text-properties style:font-name="Times New Roman" fo:font-size="12pt" officeooo:rsid="00b1b6db" officeooo:paragraph-rsid="00b1b6db" style:font-size-asian="12pt" style:font-size-complex="12pt"/>
    </style:style>
    <style:style style:name="P150" style:family="paragraph" style:parent-style-name="Table_20_Contents" style:list-style-name="L14">
      <style:paragraph-properties fo:text-align="justify" style:justify-single-word="false"/>
      <style:text-properties style:font-name="Times New Roman" fo:font-size="12pt" officeooo:rsid="00b1cfb1" officeooo:paragraph-rsid="00b1cfb1" style:font-size-asian="12pt" style:font-size-complex="12pt"/>
    </style:style>
    <style:style style:name="P151" style:family="paragraph" style:parent-style-name="Table_20_Contents">
      <style:paragraph-properties fo:text-align="justify" style:justify-single-word="false"/>
      <style:text-properties style:font-name="Times New Roman" fo:font-size="12pt" officeooo:rsid="00b3d6ed" officeooo:paragraph-rsid="00b3d6ed" style:font-size-asian="12pt" style:font-size-complex="12pt"/>
    </style:style>
    <style:style style:name="P152" style:family="paragraph" style:parent-style-name="Table_20_Contents">
      <style:paragraph-properties fo:text-align="center" style:justify-single-word="false"/>
      <style:text-properties style:font-name="Times New Roman" fo:font-size="12pt" fo:font-weight="bold" officeooo:rsid="00aef1d9" officeooo:paragraph-rsid="00aef1d9"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fo:font-weight="bold" officeooo:rsid="00a72888" officeooo:paragraph-rsid="00beb45e" style:font-weight-asian="bold" style:font-weight-complex="bold"/>
    </style:style>
    <style:style style:name="P154" style:family="paragraph" style:parent-style-name="Table_20_Contents">
      <style:paragraph-properties fo:text-align="center" style:justify-single-word="false"/>
      <style:text-properties fo:font-weight="bold" officeooo:rsid="0081dd7a" officeooo:paragraph-rsid="00beb45e" style:font-weight-asian="bold" style:font-weight-complex="bold"/>
    </style:style>
    <style:style style:name="P155" style:family="paragraph" style:parent-style-name="Table_20_Contents">
      <style:paragraph-properties fo:text-align="center" style:justify-single-word="false"/>
      <style:text-properties fo:font-weight="bold" officeooo:rsid="00ae593c" officeooo:paragraph-rsid="00c7aff0" style:font-weight-asian="bold" style:font-weight-complex="bold"/>
    </style:style>
    <style:style style:name="P156" style:family="paragraph" style:parent-style-name="Table_20_Contents">
      <style:paragraph-properties fo:text-align="center" style:justify-single-word="false"/>
      <style:text-properties fo:font-weight="bold" officeooo:rsid="0081dd7a" officeooo:paragraph-rsid="00ad5c26" fo:background-color="#ffff00" style:font-weight-asian="bold" style:font-weight-complex="bold"/>
    </style:style>
    <style:style style:name="P157" style:family="paragraph" style:parent-style-name="Table_20_Contents">
      <style:paragraph-properties fo:text-align="center" style:justify-single-word="false"/>
      <style:text-properties fo:font-weight="bold" officeooo:rsid="00ac5f36" officeooo:paragraph-rsid="00c5e413" fo:background-color="transparent" style:font-weight-asian="bold" style:font-weight-complex="bold"/>
    </style:style>
    <style:style style:name="P158" style:family="paragraph" style:parent-style-name="Table_20_Contents">
      <style:paragraph-properties fo:text-align="center" style:justify-single-word="false"/>
      <style:text-properties fo:font-weight="bold" officeooo:rsid="0081dd7a" officeooo:paragraph-rsid="00c5e413" fo:background-color="transparent" style:font-weight-asian="bold" style:font-weight-complex="bold"/>
    </style:style>
    <style:style style:name="P159" style:family="paragraph" style:parent-style-name="Table_20_Contents" style:list-style-name="L7">
      <style:paragraph-properties fo:text-align="justify" style:justify-single-word="false"/>
      <style:text-properties officeooo:rsid="00ac5f36" officeooo:paragraph-rsid="00ad5c26" fo:background-color="#ffff00"/>
    </style:style>
    <style:style style:name="P160" style:family="paragraph" style:parent-style-name="Table_20_Contents" style:list-style-name="L7">
      <style:paragraph-properties fo:text-align="justify" style:justify-single-word="false"/>
      <style:text-properties officeooo:rsid="00ac5f36" officeooo:paragraph-rsid="00c5e413" fo:background-color="transparent"/>
    </style:style>
    <style:style style:name="P161" style:family="paragraph" style:parent-style-name="Table_20_Contents">
      <style:paragraph-properties fo:text-align="justify" style:justify-single-word="false"/>
      <style:text-properties officeooo:rsid="00ae593c" officeooo:paragraph-rsid="00c7aff0"/>
    </style:style>
    <style:style style:name="P162"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21facf" officeooo:paragraph-rsid="00b42c0e" style:font-size-asian="12pt" style:font-size-complex="12pt"/>
    </style:style>
    <style:style style:name="P163"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21facf" officeooo:paragraph-rsid="00b55f6a" style:font-size-asian="12pt" style:font-size-complex="12pt"/>
    </style:style>
    <style:style style:name="P164"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b55f6a" officeooo:paragraph-rsid="00b55f6a" style:font-size-asian="12pt" style:font-size-complex="12pt"/>
    </style:style>
    <style:style style:name="P165" style:family="paragraph" style:parent-style-name="Table_20_Contents">
      <style:paragraph-properties fo:margin-top="0cm" fo:margin-bottom="0.199cm" loext:contextual-spacing="false" fo:line-height="100%" fo:text-align="justify" style:justify-single-word="false"/>
      <style:text-properties style:font-name="Times New Roman" fo:font-size="12pt" officeooo:rsid="00b7125e" officeooo:paragraph-rsid="00b7125e" style:font-size-asian="12pt" style:font-size-complex="12pt"/>
    </style:style>
    <style:style style:name="P166" style:family="paragraph" style:parent-style-name="Standard">
      <style:text-properties officeooo:rsid="00c1f650" officeooo:paragraph-rsid="00c7aff0"/>
    </style:style>
    <style:style style:name="P167" style:family="paragraph" style:parent-style-name="Standard" style:list-style-name="L1">
      <style:paragraph-properties fo:margin-top="0cm" fo:margin-bottom="0.199cm" loext:contextual-spacing="false" fo:line-height="100%" fo:text-align="justify" style:justify-single-word="false"/>
      <style:text-properties style:font-name="Times New Roman" fo:font-size="12pt" officeooo:rsid="0054cfc8" officeooo:paragraph-rsid="0055f8fb" style:font-size-asian="12pt" style:font-size-complex="12pt"/>
    </style:style>
    <style:style style:name="P168" style:family="paragraph" style:parent-style-name="Standard" style:list-style-name="L1">
      <style:paragraph-properties fo:margin-top="0cm" fo:margin-bottom="0.199cm" loext:contextual-spacing="false" fo:line-height="100%" fo:text-align="justify" style:justify-single-word="false"/>
      <style:text-properties style:font-name="Times New Roman" fo:font-size="12pt" officeooo:rsid="0055f8fb" officeooo:paragraph-rsid="0055f8fb" style:font-size-asian="12pt" style:font-size-complex="12pt"/>
    </style:style>
    <style:style style:name="P169" style:family="paragraph" style:parent-style-name="Standard" style:list-style-name="L2">
      <style:paragraph-properties fo:margin-top="0cm" fo:margin-bottom="0.199cm" loext:contextual-spacing="false" fo:line-height="100%" fo:text-align="justify" style:justify-single-word="false"/>
      <style:text-properties style:font-name="Times New Roman" fo:font-size="12pt" officeooo:rsid="006f9c70" officeooo:paragraph-rsid="006f9c70" style:font-size-asian="12pt" style:font-size-complex="12pt"/>
    </style:style>
    <style:style style:name="P170"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775071" officeooo:paragraph-rsid="00b81dbb" style:font-size-asian="12pt" style:font-size-complex="12pt"/>
    </style:style>
    <style:style style:name="P171"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ad5c26" officeooo:paragraph-rsid="00ad5c26" fo:background-color="#ffff00" style:font-size-asian="12pt" style:font-size-complex="12pt"/>
    </style:style>
    <style:style style:name="P172" style:family="paragraph" style:parent-style-name="Standard">
      <style:paragraph-properties fo:margin-top="0cm" fo:margin-bottom="0.199cm" loext:contextual-spacing="false" fo:line-height="100%" fo:text-align="justify" style:justify-single-word="false"/>
      <style:text-properties style:font-name="Times New Roman" fo:font-size="12pt" officeooo:rsid="00ad5c26" officeooo:paragraph-rsid="00c5e413" fo:background-color="#ffff00" style:font-size-asian="12pt" style:font-size-complex="12pt"/>
    </style:style>
    <style:style style:name="P173" style:family="paragraph" style:parent-style-name="Standard">
      <style:paragraph-properties fo:margin-top="0cm" fo:margin-bottom="0.199cm" loext:contextual-spacing="false" fo:line-height="100%" fo:text-align="center" style:justify-single-word="false"/>
      <style:text-properties style:font-name="Times New Roman" fo:font-size="12pt" fo:font-weight="bold" officeooo:rsid="00ad5c26" officeooo:paragraph-rsid="00ad5c26" fo:background-color="#ffff00" style:font-size-asian="12pt" style:font-weight-asian="bold" style:font-size-complex="12pt" style:font-weight-complex="bold"/>
    </style:style>
    <style:style style:name="P174" style:family="paragraph" style:parent-style-name="Standard">
      <style:paragraph-properties fo:margin-top="0cm" fo:margin-bottom="0.199cm" loext:contextual-spacing="false" fo:line-height="100%" fo:text-align="justify" style:justify-single-word="false"/>
      <style:text-properties officeooo:paragraph-rsid="00ad5c26" fo:background-color="#ffff00"/>
    </style:style>
    <style:style style:name="P175" style:family="paragraph" style:parent-style-name="Table">
      <style:paragraph-properties fo:margin-top="0cm" fo:margin-bottom="0.21cm" loext:contextual-spacing="false" fo:text-align="center" style:justify-single-word="false"/>
    </style:style>
    <style:style style:name="P176" style:family="paragraph" style:parent-style-name="Table">
      <style:paragraph-properties fo:margin-top="0cm" fo:margin-bottom="0.21cm" loext:contextual-spacing="false" fo:text-align="center" style:justify-single-word="false"/>
      <style:text-properties officeooo:paragraph-rsid="00beb45e"/>
    </style:style>
    <style:style style:name="P177" style:family="paragraph" style:parent-style-name="Table">
      <style:paragraph-properties fo:margin-top="0cm" fo:margin-bottom="0.21cm" loext:contextual-spacing="false" fo:text-align="center" style:justify-single-word="false"/>
      <style:text-properties officeooo:rsid="00aef1d9" officeooo:paragraph-rsid="00aef1d9"/>
    </style:style>
    <style:style style:name="P178" style:family="paragraph" style:parent-style-name="Table">
      <style:paragraph-properties fo:margin-top="0cm" fo:margin-bottom="0.21cm" loext:contextual-spacing="false" fo:text-align="center" style:justify-single-word="false"/>
      <style:text-properties officeooo:rsid="00aa9c72" officeooo:paragraph-rsid="00beb45e"/>
    </style:style>
    <style:style style:name="P179" style:family="paragraph" style:parent-style-name="Table">
      <style:paragraph-properties fo:margin-top="0cm" fo:margin-bottom="0.21cm" loext:contextual-spacing="false" fo:text-align="center" style:justify-single-word="false"/>
      <style:text-properties officeooo:paragraph-rsid="00c5e413" fo:background-color="transparent"/>
    </style:style>
    <style:style style:name="P180" style:family="paragraph" style:parent-style-name="Table">
      <style:paragraph-properties fo:margin-top="0cm" fo:margin-bottom="0.21cm" loext:contextual-spacing="false" fo:text-align="center" style:justify-single-word="false"/>
      <style:text-properties officeooo:rsid="00ad5c26" officeooo:paragraph-rsid="00c5e413" fo:background-color="transparent"/>
    </style:style>
    <style:style style:name="P181" style:family="paragraph" style:parent-style-name="Table">
      <style:paragraph-properties fo:margin-top="0cm" fo:margin-bottom="0.199cm" loext:contextual-spacing="false" fo:line-height="100%" fo:text-align="center" style:justify-single-word="false"/>
      <style:text-properties officeooo:paragraph-rsid="002365d3"/>
    </style:style>
    <style:style style:name="P182" style:family="paragraph" style:parent-style-name="Heading_20_1">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183" style:family="paragraph" style:parent-style-name="Text_20_body" style:list-style-name="L9">
      <style:paragraph-properties fo:text-align="justify" style:justify-single-word="false"/>
      <style:text-properties fo:font-size="12pt" fo:font-style="normal" officeooo:paragraph-rsid="00c5e413" style:font-size-asian="12pt" style:font-style-asian="normal" style:font-size-complex="12pt" style:font-style-complex="normal"/>
    </style:style>
    <style:style style:name="P184" style:family="paragraph" style:parent-style-name="Text_20_body" style:list-style-name="L9">
      <style:paragraph-properties fo:text-align="justify" style:justify-single-word="false"/>
      <style:text-properties fo:font-size="12pt" fo:font-style="normal" officeooo:rsid="008d9f74" officeooo:paragraph-rsid="00c5e413" style:font-size-asian="12pt" style:font-style-asian="normal" style:font-size-complex="12pt" style:font-style-complex="normal"/>
    </style:style>
    <style:style style:name="P185" style:family="paragraph" style:parent-style-name="Text_20_body">
      <style:paragraph-properties fo:text-align="justify" style:justify-single-word="false"/>
      <style:text-properties fo:font-size="12pt" fo:font-style="normal" officeooo:rsid="008d9f74" officeooo:paragraph-rsid="00c3640a" style:font-size-asian="12pt" style:font-style-asian="normal" style:font-size-complex="12pt" style:font-style-complex="normal"/>
    </style:style>
    <style:style style:name="P186" style:family="paragraph" style:parent-style-name="Text_20_body">
      <style:paragraph-properties fo:text-align="justify" style:justify-single-word="false"/>
      <style:text-properties officeooo:paragraph-rsid="00c5e413"/>
    </style:style>
    <style:style style:name="P187" style:family="paragraph" style:parent-style-name="Text_20_body">
      <style:text-properties officeooo:rsid="00bf197e" officeooo:paragraph-rsid="00bf197e"/>
    </style:style>
    <style:style style:name="P188" style:family="paragraph" style:parent-style-name="Text_20_body">
      <style:paragraph-properties fo:text-align="justify" style:justify-single-word="false"/>
      <style:text-properties fo:font-style="normal" officeooo:rsid="008f4d74" officeooo:paragraph-rsid="00cb6741" style:font-style-asian="normal" style:font-style-complex="normal"/>
    </style:style>
    <style:style style:name="P189" style:family="paragraph" style:parent-style-name="Text_20_body">
      <style:text-properties officeooo:rsid="00c193f7" officeooo:paragraph-rsid="00c193f7"/>
    </style:style>
    <style:style style:name="P190" style:family="paragraph" style:parent-style-name="Text_20_body">
      <style:text-properties officeooo:rsid="00c1f650" officeooo:paragraph-rsid="00c1f650"/>
    </style:style>
    <style:style style:name="P191" style:family="paragraph" style:parent-style-name="Text_20_body">
      <style:text-properties officeooo:rsid="00c1f650" officeooo:paragraph-rsid="00c7aff0"/>
    </style:style>
    <style:style style:name="P192" style:family="paragraph" style:parent-style-name="Text_20_body">
      <style:paragraph-properties fo:text-align="justify" style:justify-single-word="false"/>
      <style:text-properties officeooo:rsid="00c3640a" officeooo:paragraph-rsid="00c3640a"/>
    </style:style>
    <style:style style:name="P193" style:family="paragraph" style:parent-style-name="Text_20_body" style:list-style-name="L3">
      <style:paragraph-properties fo:margin-top="0cm" fo:margin-bottom="0.199cm" loext:contextual-spacing="false" fo:line-height="100%" fo:text-align="justify" style:justify-single-word="false"/>
      <style:text-properties style:font-name="Times New Roman" fo:font-size="12pt" officeooo:rsid="00515d93" officeooo:paragraph-rsid="00219129" style:font-size-asian="12pt" style:font-size-complex="12pt"/>
    </style:style>
    <style:style style:name="P194" style:family="paragraph" style:parent-style-name="Text_20_body" style:list-style-name="L3">
      <style:paragraph-properties fo:margin-top="0cm" fo:margin-bottom="0.199cm" loext:contextual-spacing="false" fo:line-height="100%" fo:text-align="justify" style:justify-single-word="false"/>
      <style:text-properties style:font-name="Times New Roman" fo:font-size="12pt" officeooo:rsid="00515d93" officeooo:paragraph-rsid="00b7125e" style:font-size-asian="12pt" style:font-size-complex="12pt"/>
    </style:style>
    <style:style style:name="P195" style:family="paragraph" style:parent-style-name="Text_20_body" style:list-style-name="L4">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21787b" officeooo:paragraph-rsid="005b0f9e" style:font-size-asian="12pt" style:font-size-complex="12pt"/>
    </style:style>
    <style:style style:name="P196" style:family="paragraph" style:parent-style-name="Text_20_body" style:list-style-name="L5">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21787b" officeooo:paragraph-rsid="0071a47c" style:font-size-asian="12pt" style:font-size-complex="12pt"/>
    </style:style>
    <style:style style:name="P197" style:family="paragraph" style:parent-style-name="Text_20_body" style:list-style-name="L3">
      <style:paragraph-properties fo:margin-top="0cm" fo:margin-bottom="0.199cm" loext:contextual-spacing="false" fo:line-height="100%" fo:text-align="justify" style:justify-single-word="false"/>
      <style:text-properties style:font-name="Times New Roman" fo:font-size="12pt" officeooo:rsid="0021787b" officeooo:paragraph-rsid="00b7125e" style:font-size-asian="12pt" style:font-size-complex="12pt"/>
    </style:style>
    <style:style style:name="P198" style:family="paragraph" style:parent-style-name="Text_20_body" style:list-style-name="L5">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517fda" officeooo:paragraph-rsid="00219129" style:font-size-asian="12pt" style:font-size-complex="12pt"/>
    </style:style>
    <style:style style:name="P199" style:family="paragraph" style:parent-style-name="Text_20_body" style:list-style-name="L6">
      <loext:graphic-properties draw:fill="none"/>
      <style:paragraph-properties fo:margin-top="0cm" fo:margin-bottom="0.199cm" loext:contextual-spacing="false" fo:line-height="100%" fo:text-align="justify" style:justify-single-word="false" fo:background-color="transparent"/>
      <style:text-properties style:font-name="Times New Roman" fo:font-size="12pt" officeooo:rsid="001f8e01" officeooo:paragraph-rsid="0071a47c" style:font-size-asian="12pt" style:font-size-complex="12pt"/>
    </style:style>
    <style:style style:name="P200"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0ffe86" officeooo:paragraph-rsid="000ffe86" style:font-size-asian="12pt" style:font-size-complex="12pt"/>
    </style:style>
    <style:style style:name="P201"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aef1d9" officeooo:paragraph-rsid="00aef1d9" style:font-size-asian="12pt" style:font-size-complex="12pt"/>
    </style:style>
    <style:style style:name="P202"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775071" officeooo:paragraph-rsid="00beb45e" style:font-size-asian="12pt" style:font-size-complex="12pt"/>
    </style:style>
    <style:style style:name="P203" style:family="paragraph" style:parent-style-name="Text_20_body" style:list-style-name="L8">
      <style:paragraph-properties fo:margin-top="0cm" fo:margin-bottom="0.199cm" loext:contextual-spacing="false" fo:line-height="100%" fo:text-align="justify" style:justify-single-word="false"/>
      <style:text-properties style:font-name="Times New Roman" fo:font-size="12pt" fo:font-style="normal" officeooo:rsid="00515d93" officeooo:paragraph-rsid="00886cb7" style:font-size-asian="12pt" style:font-style-asian="normal" style:font-size-complex="12pt" style:font-style-complex="normal"/>
    </style:style>
    <style:style style:name="P204" style:family="paragraph" style:parent-style-name="Text_20_body" style:list-style-name="L10">
      <style:paragraph-properties fo:margin-top="0cm" fo:margin-bottom="0.199cm" loext:contextual-spacing="false" fo:line-height="100%" fo:text-align="justify" style:justify-single-word="false"/>
      <style:text-properties style:font-name="Times New Roman" fo:font-size="12pt" fo:font-style="normal" officeooo:rsid="0021787b" officeooo:paragraph-rsid="008f4d74" style:font-size-asian="12pt" style:font-style-asian="normal" style:font-size-complex="12pt" style:font-style-complex="normal"/>
    </style:style>
    <style:style style:name="P205" style:family="paragraph" style:parent-style-name="Text_20_body" style:list-style-name="L10">
      <style:paragraph-properties fo:margin-top="0cm" fo:margin-bottom="0.199cm" loext:contextual-spacing="false" fo:line-height="100%" fo:text-align="justify" style:justify-single-word="false"/>
      <style:text-properties style:font-name="Times New Roman" fo:font-size="12pt" fo:font-style="normal" officeooo:rsid="0021787b" officeooo:paragraph-rsid="00cb6741" style:font-size-asian="12pt" style:font-style-asian="normal" style:font-size-complex="12pt" style:font-style-complex="normal"/>
    </style:style>
    <style:style style:name="P206" style:family="paragraph" style:parent-style-name="Text_20_body" style:list-style-name="L10">
      <style:paragraph-properties fo:margin-top="0cm" fo:margin-bottom="0.199cm" loext:contextual-spacing="false" fo:line-height="100%" fo:text-align="justify" style:justify-single-word="false"/>
      <style:text-properties style:font-name="Times New Roman" fo:font-size="12pt" fo:font-style="normal" officeooo:rsid="00219129" officeooo:paragraph-rsid="008f4d74" style:font-size-asian="12pt" style:font-style-asian="normal" style:font-size-complex="12pt" style:font-style-complex="normal"/>
    </style:style>
    <style:style style:name="P207" style:family="paragraph" style:parent-style-name="Text_20_body" style:list-style-name="L10">
      <style:paragraph-properties fo:margin-top="0cm" fo:margin-bottom="0.199cm" loext:contextual-spacing="false" fo:line-height="100%" fo:text-align="justify" style:justify-single-word="false"/>
      <style:text-properties style:font-name="Times New Roman" fo:font-size="12pt" fo:font-style="normal" officeooo:rsid="00219129" officeooo:paragraph-rsid="00cb6741" style:font-size-asian="12pt" style:font-style-asian="normal" style:font-size-complex="12pt" style:font-style-complex="normal"/>
    </style:style>
    <style:style style:name="P208" style:family="paragraph" style:parent-style-name="Text_20_body">
      <style:paragraph-properties fo:margin-top="0cm" fo:margin-bottom="0.199cm" loext:contextual-spacing="false" fo:line-height="100%" fo:text-align="justify" style:justify-single-word="false"/>
      <style:text-properties style:font-name="Times New Roman" fo:font-size="12pt" officeooo:rsid="00aa9c72" officeooo:paragraph-rsid="00c5e413" fo:background-color="transparent" style:font-size-asian="12pt" style:font-size-complex="12pt"/>
    </style:style>
    <style:style style:name="P209" style:family="paragraph" style:parent-style-name="Text_20_body" style:list-style-name="L4">
      <style:paragraph-properties fo:margin-top="0cm" fo:margin-bottom="0.199cm" loext:contextual-spacing="false" fo:line-height="100%" fo:text-align="justify" style:justify-single-word="false"/>
      <style:text-properties officeooo:paragraph-rsid="00219129"/>
    </style:style>
    <style:style style:name="P210" style:family="paragraph" style:parent-style-name="Text_20_body">
      <style:paragraph-properties fo:margin-top="0cm" fo:margin-bottom="0.199cm" loext:contextual-spacing="false" fo:line-height="100%" fo:text-align="justify" style:justify-single-word="false"/>
      <style:text-properties officeooo:rsid="00bb85cd" officeooo:paragraph-rsid="00bb85cd"/>
    </style:style>
    <style:style style:name="P211" style:family="paragraph" style:parent-style-name="Text_20_body">
      <style:paragraph-properties fo:margin-top="0cm" fo:margin-bottom="0.199cm" loext:contextual-spacing="false" fo:line-height="100%" fo:text-align="justify" style:justify-single-word="false"/>
      <style:text-properties officeooo:rsid="007d9237" officeooo:paragraph-rsid="00beb45e"/>
    </style:style>
    <style:style style:name="P212" style:family="paragraph" style:parent-style-name="Text_20_body">
      <style:paragraph-properties fo:margin-top="0cm" fo:margin-bottom="0.199cm" loext:contextual-spacing="false" fo:line-height="100%" fo:text-align="justify" style:justify-single-word="false"/>
      <style:text-properties officeooo:rsid="0081dd7a" officeooo:paragraph-rsid="00beb45e"/>
    </style:style>
    <style:style style:name="P213" style:family="paragraph" style:parent-style-name="Text_20_body">
      <style:paragraph-properties fo:margin-top="0cm" fo:margin-bottom="0.199cm" loext:contextual-spacing="false" fo:line-height="100%" fo:text-align="justify" style:justify-single-word="false"/>
      <style:text-properties officeooo:rsid="00a8aa71" officeooo:paragraph-rsid="00beb45e"/>
    </style:style>
    <style:style style:name="P214" style:family="paragraph" style:parent-style-name="Text_20_body" style:list-style-name="L10">
      <loext:graphic-properties draw:fill="none"/>
      <style:paragraph-properties fo:margin-top="0cm" fo:margin-bottom="0.199cm" loext:contextual-spacing="false" fo:line-height="100%" fo:text-align="justify" style:justify-single-word="false" fo:background-color="transparent"/>
      <style:text-properties fo:font-size="12pt" officeooo:paragraph-rsid="00cb6741" style:font-size-asian="12pt" style:font-size-complex="12pt"/>
    </style:style>
    <style:style style:name="P215" style:family="paragraph" style:parent-style-name="Text_20_body">
      <loext:graphic-properties draw:fill="none"/>
      <style:paragraph-properties fo:margin-top="0cm" fo:margin-bottom="0.199cm" loext:contextual-spacing="false" fo:line-height="100%" fo:text-align="justify" style:justify-single-word="false" fo:background-color="transparent"/>
      <style:text-properties fo:font-size="12pt" officeooo:rsid="00c99222" officeooo:paragraph-rsid="00c99222" style:font-size-asian="12pt" style:font-size-complex="12pt"/>
    </style:style>
    <style:style style:name="P216" style:family="paragraph" style:parent-style-name="Heading_20_4">
      <style:text-properties fo:font-size="12pt" fo:font-style="normal" style:font-size-asian="12pt" style:font-style-asian="normal" style:font-size-complex="12pt" style:font-style-complex="normal"/>
    </style:style>
    <style:style style:name="P217" style:family="paragraph" style:parent-style-name="Heading_20_4">
      <style:text-properties fo:font-size="12pt" fo:font-style="normal" officeooo:paragraph-rsid="00c7aff0" style:font-size-asian="12pt" style:font-style-asian="normal" style:font-size-complex="12pt" style:font-style-complex="normal"/>
    </style:style>
    <style:style style:name="P218" style:family="paragraph" style:parent-style-name="Heading_20_4">
      <style:text-properties fo:font-size="12pt" fo:font-style="normal" fo:font-weight="bold" style:font-size-asian="12pt" style:font-style-asian="normal" style:font-weight-asian="bold" style:font-size-complex="12pt" style:font-style-complex="normal" style:font-weight-complex="bold"/>
    </style:style>
    <style:style style:name="P219" style:family="paragraph" style:parent-style-name="Heading_20_4">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220" style:family="paragraph" style:parent-style-name="Heading_20_4">
      <style:text-properties fo:font-style="normal" style:font-style-asian="normal" style:font-style-complex="normal"/>
    </style:style>
    <style:style style:name="P221" style:family="paragraph" style:parent-style-name="Heading_20_4">
      <loext:graphic-properties draw:fill="none"/>
      <style:paragraph-properties fo:margin-top="0cm" fo:margin-bottom="0.199cm" loext:contextual-spacing="false" fo:line-height="100%" fo:text-align="justify" style:justify-single-word="false" fo:background-color="transparent"/>
      <style:text-properties fo:font-size="12pt" fo:font-style="normal" fo:font-weight="bold" officeooo:rsid="00c99222" officeooo:paragraph-rsid="00cb6741" style:font-size-asian="12pt" style:font-style-asian="normal" style:font-weight-asian="bold" style:font-size-complex="12pt" style:font-style-complex="normal" style:font-weight-complex="bold"/>
    </style:style>
    <style:style style:name="P222" style:family="paragraph" style:parent-style-name="Heading_20_2">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223" style:family="paragraph" style:parent-style-name="Heading_20_3">
      <style:text-properties fo:font-size="12pt" officeooo:rsid="00b8de01" officeooo:paragraph-rsid="00b8de01" style:font-size-asian="12pt" style:font-size-complex="12pt"/>
    </style:style>
    <style:style style:name="P224" style:family="paragraph" style:parent-style-name="Heading_20_3">
      <style:paragraph-properties fo:text-align="justify" style:justify-single-word="false"/>
      <style:text-properties fo:font-size="12pt" fo:font-style="normal" style:font-size-asian="12pt" style:font-style-asian="normal" style:font-size-complex="12pt" style:font-style-complex="normal"/>
    </style:style>
    <style:style style:name="P225" style:family="paragraph" style:parent-style-name="Heading_20_3">
      <style:text-properties fo:font-size="12pt" fo:font-style="normal" fo:font-weight="bold" style:font-size-asian="12pt" style:font-style-asian="normal" style:font-weight-asian="bold" style:font-size-complex="12pt" style:font-style-complex="normal" style:font-weight-complex="bold"/>
    </style:style>
    <style:style style:name="P226" style:family="paragraph" style:parent-style-name="Heading_20_3">
      <style:text-properties fo:font-size="12pt" fo:font-style="normal" fo:font-weight="bold" officeooo:paragraph-rsid="00cb6741" style:font-size-asian="12pt" style:font-style-asian="normal" style:font-weight-asian="bold" style:font-size-complex="12pt" style:font-style-complex="normal" style:font-weight-complex="bold"/>
    </style:style>
    <style:style style:name="P227" style:family="paragraph" style:parent-style-name="Heading_20_3">
      <style:paragraph-properties fo:margin-top="0cm" fo:margin-bottom="0.199cm" loext:contextual-spacing="false" fo:line-height="100%" fo:text-align="justify" style:justify-single-word="false"/>
      <style:text-properties style:font-name="Times New Roman" fo:font-size="12pt" style:font-size-asian="12pt" style:font-size-complex="12pt"/>
    </style:style>
    <style:style style:name="P228" style:family="paragraph" style:parent-style-name="Heading_20_3">
      <style:paragraph-properties fo:margin-top="0cm" fo:margin-bottom="0.199cm" loext:contextual-spacing="false" fo:line-height="100%" fo:text-align="justify" style:justify-single-word="false"/>
      <style:text-properties style:font-name="Times New Roman" fo:font-size="12pt" officeooo:paragraph-rsid="006361c4" style:font-size-asian="12pt" style:font-size-complex="12pt"/>
    </style:style>
    <style:style style:name="T1" style:family="text">
      <style:text-properties officeooo:rsid="00115ccc"/>
    </style:style>
    <style:style style:name="T2" style:family="text">
      <style:text-properties officeooo:rsid="0016f00e"/>
    </style:style>
    <style:style style:name="T3" style:family="text">
      <style:text-properties officeooo:rsid="00219129"/>
    </style:style>
    <style:style style:name="T4" style:family="text">
      <style:text-properties officeooo:rsid="0052448d"/>
    </style:style>
    <style:style style:name="T5" style:family="text">
      <style:text-properties officeooo:rsid="00515d93"/>
    </style:style>
    <style:style style:name="T6" style:family="text">
      <style:text-properties fo:font-weight="bold" style:font-weight-asian="bold" style:font-weight-complex="bold"/>
    </style:style>
    <style:style style:name="T7" style:family="text">
      <style:text-properties fo:font-weight="bold" officeooo:rsid="0030e137"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252c1c" style:font-weight-asian="normal" style:font-weight-complex="normal"/>
    </style:style>
    <style:style style:name="T10" style:family="text">
      <style:text-properties fo:font-weight="normal" officeooo:rsid="0027f703" style:font-weight-asian="normal" style:font-weight-complex="normal"/>
    </style:style>
    <style:style style:name="T11" style:family="text">
      <style:text-properties fo:font-weight="normal" officeooo:rsid="00298b47" style:font-weight-asian="normal" style:font-weight-complex="normal"/>
    </style:style>
    <style:style style:name="T12" style:family="text">
      <style:text-properties fo:font-weight="normal" officeooo:rsid="002ee235" style:font-weight-asian="normal" style:font-weight-complex="normal"/>
    </style:style>
    <style:style style:name="T13" style:family="text">
      <style:text-properties fo:font-weight="normal" officeooo:rsid="0030e137" style:font-weight-asian="normal" style:font-weight-complex="normal"/>
    </style:style>
    <style:style style:name="T14" style:family="text">
      <style:text-properties fo:font-weight="normal" officeooo:rsid="00326242" style:font-weight-asian="normal" style:font-weight-complex="normal"/>
    </style:style>
    <style:style style:name="T15" style:family="text">
      <style:text-properties fo:font-weight="normal" officeooo:rsid="0034fb8a" style:font-weight-asian="normal" style:font-weight-complex="normal"/>
    </style:style>
    <style:style style:name="T16" style:family="text">
      <style:text-properties fo:font-weight="normal" officeooo:rsid="0037af98" style:font-weight-asian="normal" style:font-weight-complex="normal"/>
    </style:style>
    <style:style style:name="T17" style:family="text">
      <style:text-properties fo:font-weight="normal" officeooo:rsid="0038cbf0" style:font-weight-asian="normal" style:font-weight-complex="normal"/>
    </style:style>
    <style:style style:name="T18" style:family="text">
      <style:text-properties fo:font-weight="normal" officeooo:rsid="00395d7f" style:font-weight-asian="normal" style:font-weight-complex="normal"/>
    </style:style>
    <style:style style:name="T19" style:family="text">
      <style:text-properties fo:font-weight="normal" officeooo:rsid="003a9038" style:font-weight-asian="normal" style:font-weight-complex="normal"/>
    </style:style>
    <style:style style:name="T20" style:family="text">
      <style:text-properties fo:font-weight="normal" officeooo:rsid="003c0954" style:font-weight-asian="normal" style:font-weight-complex="normal"/>
    </style:style>
    <style:style style:name="T21" style:family="text">
      <style:text-properties fo:font-weight="normal" officeooo:rsid="0044bfad" style:font-weight-asian="normal" style:font-weight-complex="normal"/>
    </style:style>
    <style:style style:name="T22" style:family="text">
      <style:text-properties fo:font-weight="normal" officeooo:rsid="0046752d" style:font-weight-asian="normal" style:font-weight-complex="normal"/>
    </style:style>
    <style:style style:name="T23" style:family="text">
      <style:text-properties fo:font-weight="normal" officeooo:rsid="00486b93" style:font-weight-asian="normal" style:font-weight-complex="normal"/>
    </style:style>
    <style:style style:name="T24" style:family="text">
      <style:text-properties fo:font-weight="normal" officeooo:rsid="004a3012" style:font-weight-asian="normal" style:font-weight-complex="normal"/>
    </style:style>
    <style:style style:name="T25" style:family="text">
      <style:text-properties fo:font-weight="normal" officeooo:rsid="004acc33" style:font-weight-asian="normal" style:font-weight-complex="normal"/>
    </style:style>
    <style:style style:name="T26" style:family="text">
      <style:text-properties fo:font-weight="normal" officeooo:rsid="004cca0c" style:font-weight-asian="normal" style:font-weight-complex="normal"/>
    </style:style>
    <style:style style:name="T27" style:family="text">
      <style:text-properties fo:font-weight="normal" officeooo:rsid="004d6d70" style:font-weight-asian="normal" style:font-weight-complex="normal"/>
    </style:style>
    <style:style style:name="T28" style:family="text">
      <style:text-properties fo:font-weight="normal" officeooo:rsid="0051b5d8" style:font-weight-asian="normal" style:font-weight-complex="normal"/>
    </style:style>
    <style:style style:name="T29" style:family="text">
      <style:text-properties fo:font-weight="normal" officeooo:rsid="00545e67" style:font-weight-asian="normal" style:font-weight-complex="normal"/>
    </style:style>
    <style:style style:name="T30" style:family="text">
      <style:text-properties fo:font-weight="normal" officeooo:rsid="0054cfc8" style:font-weight-asian="normal" style:font-weight-complex="normal"/>
    </style:style>
    <style:style style:name="T31" style:family="text">
      <style:text-properties fo:font-weight="normal" officeooo:rsid="0057d0fe" style:font-weight-asian="normal" style:font-weight-complex="normal"/>
    </style:style>
    <style:style style:name="T32" style:family="text">
      <style:text-properties fo:font-weight="normal" officeooo:rsid="005cdff5" style:font-weight-asian="normal" style:font-weight-complex="normal"/>
    </style:style>
    <style:style style:name="T33" style:family="text">
      <style:text-properties fo:font-weight="normal" officeooo:rsid="005eda05" style:font-weight-asian="normal" style:font-weight-complex="normal"/>
    </style:style>
    <style:style style:name="T34" style:family="text">
      <style:text-properties fo:font-weight="normal" officeooo:rsid="006035e1" style:font-weight-asian="normal" style:font-weight-complex="normal"/>
    </style:style>
    <style:style style:name="T35" style:family="text">
      <style:text-properties fo:font-weight="normal" officeooo:rsid="006361c4" style:font-weight-asian="normal" style:font-weight-complex="normal"/>
    </style:style>
    <style:style style:name="T36" style:family="text">
      <style:text-properties fo:font-weight="normal" officeooo:rsid="006659b3" style:font-weight-asian="normal" style:font-weight-complex="normal"/>
    </style:style>
    <style:style style:name="T37" style:family="text">
      <style:text-properties fo:font-weight="normal" officeooo:rsid="00673a6e" style:font-weight-asian="normal" style:font-weight-complex="normal"/>
    </style:style>
    <style:style style:name="T38" style:family="text">
      <style:text-properties fo:font-weight="normal" officeooo:rsid="0069a84f" style:font-weight-asian="normal" style:font-weight-complex="normal"/>
    </style:style>
    <style:style style:name="T39" style:family="text">
      <style:text-properties fo:font-weight="normal" officeooo:rsid="006dc043" style:font-weight-asian="normal" style:font-weight-complex="normal"/>
    </style:style>
    <style:style style:name="T40" style:family="text">
      <style:text-properties fo:font-weight="normal" officeooo:rsid="006fe0dd" style:font-weight-asian="normal" style:font-weight-complex="normal"/>
    </style:style>
    <style:style style:name="T41" style:family="text">
      <style:text-properties fo:font-weight="normal" officeooo:rsid="007157fe" style:font-weight-asian="normal" style:font-weight-complex="normal"/>
    </style:style>
    <style:style style:name="T42" style:family="text">
      <style:text-properties fo:font-weight="normal" officeooo:rsid="0071a47c" style:font-weight-asian="normal" style:font-weight-complex="normal"/>
    </style:style>
    <style:style style:name="T43" style:family="text">
      <style:text-properties fo:font-weight="normal" officeooo:rsid="0072ff12" style:font-weight-asian="normal" style:font-weight-complex="normal"/>
    </style:style>
    <style:style style:name="T44" style:family="text">
      <style:text-properties fo:font-weight="normal" officeooo:rsid="00730812" style:font-weight-asian="normal" style:font-weight-complex="normal"/>
    </style:style>
    <style:style style:name="T45" style:family="text">
      <style:text-properties fo:font-weight="normal" officeooo:rsid="0074eefa" style:font-weight-asian="normal" style:font-weight-complex="normal"/>
    </style:style>
    <style:style style:name="T46" style:family="text">
      <style:text-properties fo:font-weight="normal" officeooo:rsid="0075e8e9" style:font-weight-asian="normal" style:font-weight-complex="normal"/>
    </style:style>
    <style:style style:name="T47" style:family="text">
      <style:text-properties fo:font-weight="normal" officeooo:rsid="0076d951" style:font-weight-asian="normal" style:font-weight-complex="normal"/>
    </style:style>
    <style:style style:name="T48" style:family="text">
      <style:text-properties fo:font-weight="normal" officeooo:rsid="00219129" style:font-weight-asian="normal" style:font-weight-complex="normal"/>
    </style:style>
    <style:style style:name="T49" style:family="text">
      <style:text-properties fo:font-weight="normal" officeooo:rsid="00515d93" style:font-weight-asian="normal" style:font-weight-complex="normal"/>
    </style:style>
    <style:style style:name="T50" style:family="text">
      <style:text-properties fo:font-weight="normal" officeooo:rsid="0052448d" style:font-weight-asian="normal" style:font-weight-complex="normal"/>
    </style:style>
    <style:style style:name="T51" style:family="text">
      <style:text-properties fo:font-weight="normal" officeooo:rsid="005141a2" style:font-weight-asian="normal" style:font-weight-complex="normal"/>
    </style:style>
    <style:style style:name="T52" style:family="text">
      <style:text-properties fo:font-weight="normal" officeooo:rsid="0053056c" style:font-weight-asian="normal" style:font-weight-complex="normal"/>
    </style:style>
    <style:style style:name="T53" style:family="text">
      <style:text-properties fo:font-weight="normal" officeooo:rsid="0021787b" style:font-weight-asian="normal" style:font-weight-complex="normal"/>
    </style:style>
    <style:style style:name="T54" style:family="text">
      <style:text-properties fo:font-weight="normal" officeooo:rsid="00517fda" style:font-weight-asian="normal" style:font-weight-complex="normal"/>
    </style:style>
    <style:style style:name="T55" style:family="text">
      <style:text-properties fo:font-weight="normal" officeooo:rsid="001f8e01" style:font-weight-asian="normal" style:font-weight-complex="normal"/>
    </style:style>
    <style:style style:name="T56" style:family="text">
      <style:text-properties fo:font-weight="normal" officeooo:rsid="009a9ba0" style:font-weight-asian="normal" style:font-weight-complex="normal"/>
    </style:style>
    <style:style style:name="T57" style:family="text">
      <style:text-properties fo:font-weight="normal" officeooo:rsid="0030e137" fo:background-color="#ffff00" loext:char-shading-value="0" style:font-weight-asian="normal" style:font-weight-complex="normal"/>
    </style:style>
    <style:style style:name="T58" style:family="text">
      <style:text-properties fo:font-weight="normal" officeooo:rsid="0030e137" fo:background-color="transparent" loext:char-shading-value="0" style:font-weight-asian="normal" style:font-weight-complex="normal"/>
    </style:style>
    <style:style style:name="T59" style:family="text">
      <style:text-properties fo:font-weight="normal" officeooo:rsid="0051b5d8" fo:background-color="transparent" loext:char-shading-value="0" style:font-weight-asian="normal" style:font-weight-complex="normal"/>
    </style:style>
    <style:style style:name="T60" style:family="text">
      <style:text-properties officeooo:rsid="002724e4"/>
    </style:style>
    <style:style style:name="T61" style:family="text">
      <style:text-properties officeooo:rsid="00276278"/>
    </style:style>
    <style:style style:name="T62" style:family="text">
      <style:text-properties officeooo:rsid="00296398"/>
    </style:style>
    <style:style style:name="T63" style:family="text">
      <style:text-properties officeooo:rsid="00298b47"/>
    </style:style>
    <style:style style:name="T64" style:family="text">
      <style:text-properties officeooo:rsid="002ee235"/>
    </style:style>
    <style:style style:name="T65" style:family="text">
      <style:text-properties officeooo:rsid="0030e137"/>
    </style:style>
    <style:style style:name="T66" style:family="text">
      <style:text-properties officeooo:rsid="0038cbf0"/>
    </style:style>
    <style:style style:name="T67" style:family="text">
      <style:text-properties officeooo:rsid="003eac10"/>
    </style:style>
    <style:style style:name="T68" style:family="text">
      <style:text-properties officeooo:rsid="0044bfad"/>
    </style:style>
    <style:style style:name="T69" style:family="text">
      <style:text-properties officeooo:rsid="0046752d"/>
    </style:style>
    <style:style style:name="T70" style:family="text">
      <style:text-properties officeooo:rsid="004a3012"/>
    </style:style>
    <style:style style:name="T71" style:family="text">
      <style:text-properties officeooo:rsid="004cca0c"/>
    </style:style>
    <style:style style:name="T72" style:family="text">
      <style:text-properties officeooo:rsid="004d6d70"/>
    </style:style>
    <style:style style:name="T73" style:family="text">
      <style:text-properties officeooo:rsid="0050ebdf"/>
    </style:style>
    <style:style style:name="T74" style:family="text">
      <style:text-properties officeooo:rsid="005141a2"/>
    </style:style>
    <style:style style:name="T75" style:family="text">
      <style:text-properties fo:background-color="#ffff00" loext:char-shading-value="0"/>
    </style:style>
    <style:style style:name="T76" style:family="text">
      <style:text-properties officeooo:rsid="0050ebdf" fo:background-color="#ffff00" loext:char-shading-value="0"/>
    </style:style>
    <style:style style:name="T77" style:family="text">
      <style:text-properties officeooo:rsid="00298b47" fo:background-color="#ffff00" loext:char-shading-value="0"/>
    </style:style>
    <style:style style:name="T78" style:family="text">
      <style:text-properties officeooo:rsid="0053056c" fo:background-color="#ffff00" loext:char-shading-value="0"/>
    </style:style>
    <style:style style:name="T79" style:family="text">
      <style:text-properties officeooo:rsid="0053d4ed" fo:background-color="#ffff00" loext:char-shading-value="0"/>
    </style:style>
    <style:style style:name="T80" style:family="text">
      <style:text-properties officeooo:rsid="0046752d" fo:background-color="#ffff00" loext:char-shading-value="0"/>
    </style:style>
    <style:style style:name="T81" style:family="text">
      <style:text-properties officeooo:rsid="008d9f74" fo:background-color="#ffff00" loext:char-shading-value="0"/>
    </style:style>
    <style:style style:name="T82" style:family="text">
      <style:text-properties officeooo:rsid="0051b5d8"/>
    </style:style>
    <style:style style:name="T83" style:family="text">
      <style:text-properties fo:background-color="transparent" loext:char-shading-value="0"/>
    </style:style>
    <style:style style:name="T84" style:family="text">
      <style:text-properties officeooo:rsid="0053056c" fo:background-color="transparent" loext:char-shading-value="0"/>
    </style:style>
    <style:style style:name="T85" style:family="text">
      <style:text-properties officeooo:rsid="0053d4ed" fo:background-color="transparent" loext:char-shading-value="0"/>
    </style:style>
    <style:style style:name="T86" style:family="text">
      <style:text-properties officeooo:rsid="00545e67" fo:background-color="transparent" loext:char-shading-value="0"/>
    </style:style>
    <style:style style:name="T87" style:family="text">
      <style:text-properties officeooo:rsid="0058c6d4" fo:background-color="transparent" loext:char-shading-value="0"/>
    </style:style>
    <style:style style:name="T88" style:family="text">
      <style:text-properties officeooo:rsid="0053056c"/>
    </style:style>
    <style:style style:name="T89" style:family="text">
      <style:text-properties officeooo:rsid="005cdff5"/>
    </style:style>
    <style:style style:name="T90" style:family="text">
      <style:text-properties officeooo:rsid="0061e2e8"/>
    </style:style>
    <style:style style:name="T91" style:family="text">
      <style:text-properties officeooo:rsid="006361c4"/>
    </style:style>
    <style:style style:name="T92" style:family="text">
      <style:text-properties officeooo:rsid="0065e476"/>
    </style:style>
    <style:style style:name="T93" style:family="text">
      <style:text-properties officeooo:rsid="006659b3"/>
    </style:style>
    <style:style style:name="T94" style:family="text">
      <style:text-properties officeooo:rsid="0069a84f"/>
    </style:style>
    <style:style style:name="T95" style:family="text">
      <style:text-properties officeooo:rsid="006cd85e"/>
    </style:style>
    <style:style style:name="T96" style:family="text">
      <style:text-properties officeooo:rsid="006f9c70"/>
    </style:style>
    <style:style style:name="T97" style:family="text">
      <style:text-properties officeooo:rsid="0072ff12"/>
    </style:style>
    <style:style style:name="T98" style:family="text">
      <style:text-properties officeooo:rsid="00730812"/>
    </style:style>
    <style:style style:name="T99" style:family="text">
      <style:text-properties officeooo:rsid="0076d951"/>
    </style:style>
    <style:style style:name="T100" style:family="text">
      <style:text-properties officeooo:rsid="00775071"/>
    </style:style>
    <style:style style:name="T101" style:family="text">
      <style:text-properties officeooo:rsid="001c8a36"/>
    </style:style>
    <style:style style:name="T102" style:family="text">
      <style:text-properties style:font-name="Times New Roman"/>
    </style:style>
    <style:style style:name="T103" style:family="text">
      <style:text-properties style:font-name="Times New Roman" fo:font-size="12pt" style:font-size-asian="12pt" style:font-size-complex="12pt"/>
    </style:style>
    <style:style style:name="T104" style:family="text">
      <style:text-properties style:font-name="Times New Roman" fo:font-size="12pt" officeooo:rsid="0080bbcb" style:font-size-asian="12pt" style:font-size-complex="12pt"/>
    </style:style>
    <style:style style:name="T105" style:family="text">
      <style:text-properties style:font-name="Times New Roman" fo:font-size="12pt" officeooo:rsid="00a72888" style:font-size-asian="12pt" style:font-size-complex="12pt"/>
    </style:style>
    <style:style style:name="T106" style:family="text">
      <style:text-properties style:font-name="Times New Roman" fo:font-size="12pt" officeooo:rsid="00aa9c72" style:font-size-asian="12pt" style:font-size-complex="12pt"/>
    </style:style>
    <style:style style:name="T107" style:family="text">
      <style:text-properties style:font-name="Times New Roman" fo:font-size="12pt" officeooo:rsid="00219129" style:font-size-asian="12pt" style:font-size-complex="12pt"/>
    </style:style>
    <style:style style:name="T108" style:family="text">
      <style:text-properties style:font-name="Times New Roman" fo:font-size="12pt" officeooo:rsid="00515d93" style:font-size-asian="12pt" style:font-size-complex="12pt"/>
    </style:style>
    <style:style style:name="T109" style:family="text">
      <style:text-properties style:font-name="Times New Roman" fo:font-size="12pt" officeooo:rsid="002365d3" style:font-size-asian="12pt" style:font-size-complex="12pt"/>
    </style:style>
    <style:style style:name="T110" style:family="text">
      <style:text-properties style:font-name="Times New Roman" fo:font-size="12pt" officeooo:rsid="00bd823c" style:font-size-asian="12pt" style:font-size-complex="12pt"/>
    </style:style>
    <style:style style:name="T111" style:family="text">
      <style:text-properties style:font-name="Times New Roman" fo:font-size="12pt" officeooo:rsid="007f34c4" style:font-size-asian="12pt" style:font-size-complex="12pt"/>
    </style:style>
    <style:style style:name="T112" style:family="text">
      <style:text-properties style:font-name="Times New Roman" fo:font-size="12pt" officeooo:rsid="00bf197e" style:font-size-asian="12pt" style:font-size-complex="12pt"/>
    </style:style>
    <style:style style:name="T113" style:family="text">
      <style:text-properties style:font-name="Times New Roman" fo:font-size="12pt" fo:font-weight="bold" officeooo:rsid="002365d3" style:font-size-asian="12pt" style:font-weight-asian="bold" style:font-size-complex="12pt" style:font-weight-complex="bold"/>
    </style:style>
    <style:style style:name="T114" style:family="text">
      <style:text-properties style:font-name="Times New Roman" fo:font-style="normal" style:font-style-asian="normal" style:font-style-complex="normal"/>
    </style:style>
    <style:style style:name="T115" style:family="text">
      <style:text-properties style:font-name="Times New Roman" fo:font-style="normal" officeooo:rsid="0021787b" style:font-style-asian="normal" style:font-style-complex="normal"/>
    </style:style>
    <style:style style:name="T116" style:family="text">
      <style:text-properties style:font-name="Times New Roman" officeooo:rsid="0021787b"/>
    </style:style>
    <style:style style:name="T117" style:family="text">
      <style:text-properties fo:font-style="normal" style:font-style-asian="normal" style:font-style-complex="normal"/>
    </style:style>
    <style:style style:name="T118" style:family="text">
      <style:text-properties fo:font-style="normal" officeooo:rsid="009a11dc" style:font-style-asian="normal" style:font-style-complex="normal"/>
    </style:style>
    <style:style style:name="T119" style:family="text">
      <style:text-properties fo:font-style="normal" officeooo:rsid="0080add3" style:font-style-asian="normal" style:font-style-complex="normal"/>
    </style:style>
    <style:style style:name="T120" style:family="text">
      <style:text-properties fo:font-style="normal" officeooo:rsid="007f34c4" style:font-style-asian="normal" style:font-style-complex="normal"/>
    </style:style>
    <style:style style:name="T121" style:family="text">
      <style:text-properties fo:font-style="normal" officeooo:rsid="00b81dbb" style:font-style-asian="normal" style:font-style-complex="normal"/>
    </style:style>
    <style:style style:name="T122" style:family="text">
      <style:text-properties fo:font-style="normal" officeooo:rsid="00ad5c26" style:font-style-asian="normal" style:font-style-complex="normal"/>
    </style:style>
    <style:style style:name="T123" style:family="text">
      <style:text-properties fo:font-style="normal" officeooo:rsid="00bf197e" style:font-style-asian="normal" style:font-style-complex="normal"/>
    </style:style>
    <style:style style:name="T124" style:family="text">
      <style:text-properties fo:font-style="normal" officeooo:rsid="00bfb13b" style:font-style-asian="normal" style:font-style-complex="normal"/>
    </style:style>
    <style:style style:name="T125" style:family="text">
      <style:text-properties officeooo:rsid="00860f0d"/>
    </style:style>
    <style:style style:name="T126" style:family="text">
      <style:text-properties officeooo:rsid="008d9f74"/>
    </style:style>
    <style:style style:name="T127" style:family="text">
      <style:text-properties officeooo:rsid="00ad5c26"/>
    </style:style>
    <style:style style:name="T128" style:family="text">
      <style:text-properties fo:font-size="12pt" style:font-size-asian="12pt" style:font-size-complex="12pt"/>
    </style:style>
    <style:style style:name="T129" style:family="text">
      <style:text-properties fo:font-size="12pt" officeooo:rsid="00b8de01" style:font-size-asian="12pt" style:font-size-complex="12pt"/>
    </style:style>
    <style:style style:name="T130" style:family="text">
      <style:text-properties fo:font-size="12pt" officeooo:rsid="00c193f7" style:font-size-asian="12pt" style:font-size-complex="12pt"/>
    </style:style>
    <style:style style:name="T131" style:family="text">
      <style:text-properties fo:font-size="12pt" officeooo:rsid="00c1e250" style:font-size-asian="12pt" style:font-size-complex="12pt"/>
    </style:style>
    <style:style style:name="T132" style:family="text">
      <style:text-properties fo:font-size="12pt" fo:font-style="normal" style:font-size-asian="12pt" style:font-style-asian="normal" style:font-size-complex="12pt" style:font-style-complex="normal"/>
    </style:style>
    <style:style style:name="T133" style:family="text">
      <style:text-properties fo:font-size="12pt" fo:font-style="normal" officeooo:rsid="00892c59" style:font-size-asian="12pt" style:font-style-asian="normal" style:font-size-complex="12pt" style:font-style-complex="normal"/>
    </style:style>
    <style:style style:name="T134" style:family="text">
      <style:text-properties fo:font-size="12pt" fo:font-style="normal" officeooo:rsid="0088738e" style:font-size-asian="12pt" style:font-style-asian="normal" style:font-size-complex="12pt" style:font-style-complex="normal"/>
    </style:style>
    <style:style style:name="T135" style:family="text">
      <style:text-properties fo:font-size="12pt" fo:font-style="normal" officeooo:rsid="008ba12c" style:font-size-asian="12pt" style:font-style-asian="normal" style:font-size-complex="12pt" style:font-style-complex="normal"/>
    </style:style>
    <style:style style:name="T136" style:family="text">
      <style:text-properties fo:font-size="12pt" fo:font-style="normal" officeooo:rsid="008caf17" style:font-size-asian="12pt" style:font-style-asian="normal" style:font-size-complex="12pt" style:font-style-complex="normal"/>
    </style:style>
    <style:style style:name="T137" style:family="text">
      <style:text-properties officeooo:rsid="00b023f4"/>
    </style:style>
    <style:style style:name="T138" style:family="text">
      <style:text-properties officeooo:rsid="00b1b6db"/>
    </style:style>
    <style:style style:name="T139" style:family="text">
      <style:text-properties officeooo:rsid="00b1cfb1"/>
    </style:style>
    <style:style style:name="T140" style:family="text">
      <style:text-properties officeooo:rsid="00b33095"/>
    </style:style>
    <style:style style:name="T141" style:family="text">
      <style:text-properties officeooo:rsid="00b42c0e"/>
    </style:style>
    <style:style style:name="T142" style:family="text">
      <style:text-properties officeooo:rsid="00b55f6a"/>
    </style:style>
    <style:style style:name="T143" style:family="text">
      <style:text-properties officeooo:rsid="00b7125e"/>
    </style:style>
    <style:style style:name="T144" style:family="text">
      <style:text-properties officeooo:rsid="00ba320f"/>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1" text:separation-character="."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137"><text:a xlink:type="simple" xlink:href="#__RefHeading___Toc2496_487598608" text:style-name="Index_20_Link" text:visited-style-name="Index_20_Link">3MARCO APLICATIVO<text:tab/>1</text:a></text:p>
          <text:p text:style-name="P138"><text:a xlink:type="simple" xlink:href="#__RefHeading___Toc2498_487598608" text:style-name="Index_20_Link" text:visited-style-name="Index_20_Link">3.1INTRODUCCIÓN<text:tab/>1</text:a></text:p>
          <text:p text:style-name="P138"><text:a xlink:type="simple" xlink:href="#__RefHeading___Toc2500_487598608" text:style-name="Index_20_Link" text:visited-style-name="Index_20_Link">3.2PLANIFICACIÓN<text:tab/>1</text:a></text:p>
          <text:p text:style-name="P139"><text:a xlink:type="simple" xlink:href="#__RefHeading___Toc2502_487598608" text:style-name="Index_20_Link" text:visited-style-name="Index_20_Link">3.2.1Historias de usuario<text:tab/>2</text:a></text:p>
          <text:p text:style-name="P139"><text:a xlink:type="simple" xlink:href="#__RefHeading___Toc2504_487598608" text:style-name="Index_20_Link" text:visited-style-name="Index_20_Link">3.2.2Plan de entregas<text:tab/>14</text:a></text:p>
          <text:p text:style-name="P138"><text:a xlink:type="simple" xlink:href="#__RefHeading___Toc2506_487598608" text:style-name="Index_20_Link" text:visited-style-name="Index_20_Link">3.3DISEÑO<text:tab/>15</text:a></text:p>
          <text:p text:style-name="P139"><text:a xlink:type="simple" xlink:href="#__RefHeading___Toc2508_487598608" text:style-name="Index_20_Link" text:visited-style-name="Index_20_Link">3.3.1Modelo Estructural<text:tab/>16</text:a></text:p>
          <text:p text:style-name="P139"><text:a xlink:type="simple" xlink:href="#__RefHeading___Toc2510_487598608" text:style-name="Index_20_Link" text:visited-style-name="Index_20_Link">3.3.2Tarjetas CRC<text:tab/>17</text:a></text:p>
          <text:p text:style-name="P138"><text:a xlink:type="simple" xlink:href="#__RefHeading___Toc2512_487598608" text:style-name="Index_20_Link" text:visited-style-name="Index_20_Link">3.4ITERACIONES<text:tab/>17</text:a></text:p>
          <text:p text:style-name="P139"><text:a xlink:type="simple" xlink:href="#__RefHeading___Toc2514_487598608" text:style-name="Index_20_Link" text:visited-style-name="Index_20_Link">3.4.1Primera Iteración<text:tab/>18</text:a></text:p>
          <text:p text:style-name="P140"><text:a xlink:type="simple" xlink:href="#__RefHeading___Toc2516_487598608" text:style-name="Index_20_Link" text:visited-style-name="Index_20_Link">3.4.1.1Modelo de diseño<text:tab/>18</text:a></text:p>
          <text:p text:style-name="P140"><text:a xlink:type="simple" xlink:href="#__RefHeading___Toc2518_487598608" text:style-name="Index_20_Link" text:visited-style-name="Index_20_Link">3.4.1.2Modelo de presentación<text:tab/>18</text:a></text:p>
          <text:p text:style-name="P139"><text:a xlink:type="simple" xlink:href="#__RefHeading___Toc2520_487598608" text:style-name="Index_20_Link" text:visited-style-name="Index_20_Link">3.4.2Segunda Iteración<text:tab/>22</text:a></text:p>
          <text:p text:style-name="P140"><text:a xlink:type="simple" xlink:href="#__RefHeading___Toc2522_487598608" text:style-name="Index_20_Link" text:visited-style-name="Index_20_Link">3.4.2.1Modelo de diseño<text:tab/>22</text:a></text:p>
          <text:p text:style-name="P140"><text:a xlink:type="simple" xlink:href="#__RefHeading___Toc2524_487598608" text:style-name="Index_20_Link" text:visited-style-name="Index_20_Link">3.4.2.2Modelo de presentación<text:tab/>23</text:a></text:p>
          <text:p text:style-name="P139"><text:a xlink:type="simple" xlink:href="#__RefHeading___Toc2526_487598608" text:style-name="Index_20_Link" text:visited-style-name="Index_20_Link">3.4.3Tercera Iteración<text:tab/>25</text:a></text:p>
          <text:p text:style-name="P140"><text:a xlink:type="simple" xlink:href="#__RefHeading___Toc2528_487598608" text:style-name="Index_20_Link" text:visited-style-name="Index_20_Link">3.4.3.1Modelo de diseño<text:tab/>26</text:a></text:p>
          <text:p text:style-name="P140"><text:a xlink:type="simple" xlink:href="#__RefHeading___Toc2530_487598608" text:style-name="Index_20_Link" text:visited-style-name="Index_20_Link">3.4.3.2Modelo de presentación<text:tab/>26</text:a></text:p>
          <text:p text:style-name="P139"><text:a xlink:type="simple" xlink:href="#__RefHeading___Toc2532_487598608" text:style-name="Index_20_Link" text:visited-style-name="Index_20_Link">3.4.4Desarrollo<text:tab/>29</text:a></text:p>
          <text:p text:style-name="P139"><text:a xlink:type="simple" xlink:href="#__RefHeading___Toc2534_487598608" text:style-name="Index_20_Link" text:visited-style-name="Index_20_Link">3.4.5Pantallas Muertas<text:tab/>29</text:a></text:p>
          <text:p text:style-name="P138"><text:a xlink:type="simple" xlink:href="#__RefHeading___Toc2536_487598608" text:style-name="Index_20_Link" text:visited-style-name="Index_20_Link">3.5PRUEBAS<text:tab/>29</text:a></text:p>
          <text:p text:style-name="P139"><text:a xlink:type="simple" xlink:href="#__RefHeading___Toc2538_487598608" text:style-name="Index_20_Link" text:visited-style-name="Index_20_Link">3.5.1Pruebas de aceptación<text:tab/>29</text:a></text:p>
        </text:index-body>
      </text:table-of-content>
      <text:p text:style-name="P135"/>
      <text:p text:style-name="P136">CAPITULO III</text:p>
      <text:h text:style-name="P182" text:outline-level="1"><text:bookmark-start text:name="__RefHeading___Toc2496_487598608"/>MARCO APLICATIVO<text:bookmark-end text:name="__RefHeading___Toc2496_487598608"/></text:h>
      <text:h text:style-name="P222" text:outline-level="2"><text:bookmark-start text:name="__RefHeading___Toc2498_487598608"/>INTRODUCCIÓN<text:bookmark-end text:name="__RefHeading___Toc2498_487598608"/></text:h>
      <text:p text:style-name="P34">El objetivo del presente capitulo es formalizar el desarrollo del software denominado “Sistema de firma digital para el Ministerio de Obras Públicas, Servicios y Vivienda”, haciendo uso de la metodología XP <text:span text:style-name="T1">y otras herramientas descritos anteriormente, que nos ayudaran a desarrollar el sistema y todos sus módulos.</text:span></text:p>
      <text:p text:style-name="P201">En la <text:span text:style-name="T137">Tabla</text:span> <text:sequence-ref text:reference-format="value" text:ref-name="refTable29">3.1</text:sequence-ref> se establece los artefactos que se utilizaran p<text:span text:style-name="T138">or</text:span> cada fase de la metodología de desarrollo XP, <text:span text:style-name="T139">estos artefactos se desarrollaran para cada una de las seis iteración (Ver tabla </text:span><text:span text:style-name="T139"><text:sequence-ref text:reference-format="value" text:ref-name="refTable26">3.28</text:sequence-ref></text:span><text:span text:style-name="T139">) planteadas en la fase planificación.</text:span></text:p>
      <table:table table:name="Tabla32" table:style-name="Tabla32">
        <table:table-column table:style-name="Tabla32.A"/>
        <table:table-column table:style-name="Tabla32.B"/>
        <table:table-column table:style-name="Tabla32.C"/>
        <table:table-row>
          <table:table-cell table:style-name="Tabla32.A1" table:number-columns-spanned="2" office:value-type="string">
            <text:p text:style-name="P152">Fase</text:p>
          </table:table-cell>
          <table:covered-table-cell/>
          <table:table-cell table:style-name="Tabla32.C1" office:value-type="string">
            <text:p text:style-name="P152">Artefactos</text:p>
          </table:table-cell>
        </table:table-row>
        <table:table-row>
          <table:table-cell table:style-name="Tabla32.A2" table:number-columns-spanned="2" office:value-type="string">
            <text:p text:style-name="P145">Planificación</text:p>
          </table:table-cell>
          <table:covered-table-cell/>
          <table:table-cell table:style-name="Tabla32.C2" office:value-type="string">
            <text:list xml:id="list7819433679557156591" text:style-name="L12">
              <text:list-item>
                <text:p text:style-name="P146">Historias de usuarios</text:p>
              </text:list-item>
              <text:list-item>
                <text:p text:style-name="P146">Plan de entregas</text:p>
              </text:list-item>
              <text:list-item>
                <text:p text:style-name="P146">Iteraciones</text:p>
              </text:list-item>
            </text:list>
          </table:table-cell>
        </table:table-row>
        <table:table-row>
          <table:table-cell table:style-name="Tabla32.A3" table:number-rows-spanned="3" office:value-type="string">
            <text:p text:style-name="P151">Iteración</text:p>
          </table:table-cell>
          <table:table-cell table:style-name="Tabla32.A2" office:value-type="string">
            <text:p text:style-name="P145">Diseño</text:p>
          </table:table-cell>
          <table:table-cell table:style-name="Tabla32.C2" office:value-type="string">
            <text:list xml:id="list8651307225788747110" text:style-name="L13">
              <text:list-item>
                <text:p text:style-name="P147">Tarjetas CRC</text:p>
              </text:list-item>
            </text:list>
          </table:table-cell>
        </table:table-row>
        <table:table-row>
          <table:covered-table-cell/>
          <table:table-cell table:style-name="Tabla32.A2" office:value-type="string">
            <text:p text:style-name="P148">Codificación</text:p>
          </table:table-cell>
          <table:table-cell table:style-name="Tabla32.C2" office:value-type="string">
            <text:list xml:id="list4881014047260717895" text:style-name="L14">
              <text:list-item>
                <text:p text:style-name="P150">Cliente siempre presente</text:p>
              </text:list-item>
            </text:list>
          </table:table-cell>
        </table:table-row>
        <table:table-row>
          <table:covered-table-cell/>
          <table:table-cell table:style-name="Tabla32.A2" office:value-type="string">
            <text:p text:style-name="P145">Pruebas</text:p>
          </table:table-cell>
          <table:table-cell table:style-name="Tabla32.C2" office:value-type="string">
            <text:list xml:id="list3850037557781380838" text:style-name="L15">
              <text:list-item>
                <text:p text:style-name="P149">Pruebas unitarias</text:p>
              </text:list-item>
              <text:list-item>
                <text:p text:style-name="P149">Pruebas de aceptación</text:p>
              </text:list-item>
            </text:list>
          </table:table-cell>
        </table:table-row>
      </table:table>
      <text:p text:style-name="P175"><text:span text:style-name="T6">Tabla </text:span><text:span text:style-name="T6"><text:sequence text:ref-name="refTable29" text:name="Table" text:formula="ooow:Table+1" style:num-format="1">3.1</text:sequence></text:span> Fases y artefactos a desarrollar</text:p>
      <text:p text:style-name="P177"><text:span text:style-name="T6">Fuente</text:span>: Elaboración propia</text:p>
      <text:p text:style-name="P34"/>
      <text:h text:style-name="P222" text:outline-level="2"><text:bookmark-start text:name="__RefHeading___Toc2500_487598608"/>PLANIFICACIÓN<text:bookmark-end text:name="__RefHeading___Toc2500_487598608"/></text:h>
      <text:p text:style-name="P35">En esta fase <text:span text:style-name="T2">se mostrara el modo de trabajo actual mediante los requisitos de software obtenidos de las historias de usuario que a su vez se obtuvieron de las reuniones realizadas con los clientes, además se definirán todas la tareas que serán necesarias para poder desarrollar el software mediante las tarjetas de tarea y por ultimo se realizara un plan de entregas que contendrá las iteraciones a realizar para el desarrollo del presente proyecto.</text:span></text:p>
      <text:h text:style-name="P227" text:outline-level="3"><text:bookmark-start text:name="__RefHeading___Toc2502_487598608"/><text:soft-page-break/><text:span text:style-name="T101">H</text:span>istorias de usuario<text:bookmark-end text:name="__RefHeading___Toc2502_487598608"/></text:h>
      <table:table table:name="Tabla2" table:style-name="Tabla2">
        <table:table-column table:style-name="Tabla2.A"/>
        <table:table-column table:style-name="Tabla2.B"/>
        <table:table-row>
          <table:table-cell table:style-name="Tabla2.A1" table:number-columns-spanned="2" office:value-type="string">
            <text:p text:style-name="P43">Historias de Usuario</text:p>
          </table:table-cell>
          <table:covered-table-cell/>
        </table:table-row>
        <table:table-row>
          <table:table-cell table:style-name="Tabla2.A2" office:value-type="string">
            <text:p text:style-name="P43">Numero: <text:span text:style-name="T9">1</text:span></text:p>
          </table:table-cell>
          <table:table-cell table:style-name="Tabla2.B2" office:value-type="string">
            <text:p text:style-name="P58">Nombre: <text:span text:style-name="T48">U</text:span><text:span text:style-name="T49">sar la firma digital de un servidor público </text:span><text:span text:style-name="T50">almacenada en un token</text:span><text:span text:style-name="T49"> para firmar documentos en formato PDF.</text:span></text:p>
          </table:table-cell>
        </table:table-row>
        <table:table-row>
          <table:table-cell table:style-name="Tabla2.A2" office:value-type="string">
            <text:p text:style-name="P59">Autor: <text:span text:style-name="T9">Armin Mesa Sanchez</text:span></text:p>
          </table:table-cell>
          <table:table-cell table:style-name="Tabla2.B2" office:value-type="string">
            <text:p text:style-name="P100"/>
          </table:table-cell>
        </table:table-row>
        <table:table-row>
          <table:table-cell table:style-name="Tabla2.A2" office:value-type="string">
            <text:p text:style-name="P59">Prioridad: <text:span text:style-name="T9">Alta</text:span></text:p>
          </table:table-cell>
          <table:table-cell table:style-name="Tabla2.B2" office:value-type="string">
            <text:p text:style-name="P100"/>
          </table:table-cell>
        </table:table-row>
        <table:table-row>
          <table:table-cell table:style-name="Tabla2.B2" table:number-columns-spanned="2" office:value-type="string">
            <text:p text:style-name="P58">Descripción: <text:span text:style-name="T9">Se desarrollara el Módulo para u</text:span><text:span text:style-name="T49">sar la firma digital de un servidor público </text:span><text:span text:style-name="T50">almacenada en un token </text:span><text:span text:style-name="T51">o fichero de almacenamiento de par de claves</text:span><text:span text:style-name="T49"> para firmar documentos en formato PDF.</text:span></text:p>
          </table:table-cell>
          <table:covered-table-cell/>
        </table:table-row>
      </table:table>
      <text:p text:style-name="P134"><text:span text:style-name="T6">Tabla </text:span><text:span text:style-name="T6"><text:sequence text:ref-name="refTable0" text:name="Table" text:formula="ooow:Table+1" style:num-format="1">3.2</text:sequence></text:span> Historia de Usuario 1</text:p>
      <text:p text:style-name="P113"><text:span text:style-name="T6">Fuente</text:span>: Elaboración propia</text:p>
      <text:p text:style-name="P36">El firmado digital de un documento en formato pdf debe ser realizado desde un token, el cual contiene <text:span text:style-name="T73">un certificado otorgado por una </text:span><text:span text:style-name="T76">CE</text:span><text:span text:style-name="T73">, este certificado contiene </text:span>la información del servidor público como <text:span text:style-name="T60">también </text:span>su <text:span text:style-name="T74">par de </text:span>clave<text:span text:style-name="T74">s</text:span>, <text:span text:style-name="T60">el acceso a la clave privada sera mediante una contraseña o pin que el usuario ingresara.</text:span></text:p>
      <text:p text:style-name="P37">La historia de usuario 1 contara con tareas para crear el módulo, la interfaz para escoger tipo de firmado, <text:span text:style-name="T61">como también el acceso al token.</text:span></text:p>
      <table:table table:name="Tabla3" table:style-name="Tabla3">
        <table:table-column table:style-name="Tabla3.A"/>
        <table:table-column table:style-name="Tabla3.B"/>
        <table:table-row>
          <table:table-cell table:style-name="Tabla3.A1" table:number-columns-spanned="2" office:value-type="string">
            <text:p text:style-name="P86">Tarea</text:p>
          </table:table-cell>
          <table:covered-table-cell/>
        </table:table-row>
        <table:table-row>
          <table:table-cell table:style-name="Tabla3.A2" office:value-type="string">
            <text:p text:style-name="P68">Numero de Tarea: <text:span text:style-name="T10">1.1</text:span></text:p>
          </table:table-cell>
          <table:table-cell table:style-name="Tabla3.B2" office:value-type="string">
            <text:p text:style-name="P68">Numero de Historia: <text:span text:style-name="T10">1</text:span></text:p>
          </table:table-cell>
        </table:table-row>
        <table:table-row>
          <table:table-cell table:style-name="Tabla3.B2" table:number-columns-spanned="2" office:value-type="string">
            <text:p text:style-name="P68">Nombre de tarea: <text:span text:style-name="T10">Desarrollo de módulo para acceso al tipo de firma digital.</text:span></text:p>
          </table:table-cell>
          <table:covered-table-cell/>
        </table:table-row>
        <table:table-row>
          <table:table-cell table:style-name="Tabla3.B2" table:number-columns-spanned="2" office:value-type="string">
            <text:p text:style-name="P68">Tipo de tarea: <text:span text:style-name="T10">Desarrollo</text:span></text:p>
          </table:table-cell>
          <table:covered-table-cell/>
        </table:table-row>
        <table:table-row>
          <table:table-cell table:style-name="Tabla3.B2" table:number-columns-spanned="2" office:value-type="string">
            <text:p text:style-name="P68">Programador(a) Responsable: <text:span text:style-name="T8"><text:s/></text:span><text:span text:style-name="T10">Armin Mesa Sanchez</text:span></text:p>
          </table:table-cell>
          <table:covered-table-cell/>
        </table:table-row>
        <table:table-row>
          <table:table-cell table:style-name="Tabla3.B2" table:number-columns-spanned="2" office:value-type="string">
            <text:p text:style-name="P68">Descripción: <text:span text:style-name="T10">Se desarrolla un módulo en especifico para poder acceder al token </text:span><text:span text:style-name="T12">o smartcard</text:span><text:span text:style-name="T10">, como </text:span><text:span text:style-name="T12">también </text:span><text:span text:style-name="T10">para acceder a un archivo con extensión pxf o p12.</text:span></text:p>
          </table:table-cell>
          <table:covered-table-cell/>
        </table:table-row>
      </table:table>
      <text:p text:style-name="P134"><text:span text:style-name="T6">Tabla </text:span><text:span text:style-name="T6"><text:sequence text:ref-name="refTable1" text:name="Table" text:formula="ooow:Table+1" style:num-format="1">3.3</text:sequence></text:span> Tarjeta de Ta<text:span text:style-name="T62">r</text:span>ea 1.1 de Historia de Usuario 1</text:p>
      <text:p text:style-name="P114"><text:span text:style-name="T6">Fuente</text:span>: Elaboración propia</text:p>
      <text:p text:style-name="P38">En la tarjeta de tarea 1.1 (<text:sequence-ref text:reference-format="text" text:ref-name="refTable1">Tabla 3.3 Tarjeta de Tarea 1.1 de Historia de Usuario 1</text:sequence-ref>) se muestra el desarrollo del módulo <text:span text:style-name="T65">para el</text:span> acceso al dispositivo <text:span text:style-name="T65">criptográfico que puede ser un </text:span>token <text:span text:style-name="T64">o smartcard</text:span>, <text:span text:style-name="T82">en este modulo usaremos la librería de java </text:span><text:span text:style-name="T7">sunpkcs11</text:span><text:span text:style-name="T65"> que sigue las especificaciones técnicas del estándar </text:span><text:span text:style-name="T57">PKCS11</text:span><text:span text:style-name="T58"> </text:span><text:span text:style-name="T59">que especifica el acceso al dispositivo</text:span><text:span text:style-name="T13">. De </text:span><text:soft-page-break/><text:span text:style-name="T13">la misma forma </text:span><text:span text:style-name="T28">se desarrolla una sección para</text:span><text:span text:style-name="T13"> acceder a un fichero</text:span> de <text:span text:style-name="T63">almacenamiento de clave pública y privada del estándar </text:span><text:span text:style-name="T77">PKCS12</text:span><text:span text:style-name="T63">.</text:span></text:p>
      <table:table table:name="Tabla4" table:style-name="Tabla4">
        <table:table-column table:style-name="Tabla4.A"/>
        <table:table-column table:style-name="Tabla4.B"/>
        <table:table-row>
          <table:table-cell table:style-name="Tabla4.A1" table:number-columns-spanned="2" office:value-type="string">
            <text:p text:style-name="P87">Tarea</text:p>
          </table:table-cell>
          <table:covered-table-cell/>
        </table:table-row>
        <table:table-row>
          <table:table-cell table:style-name="Tabla4.A2" office:value-type="string">
            <text:p text:style-name="P69">Numero de Tarea: <text:span text:style-name="T10">1.</text:span><text:span text:style-name="T11">2</text:span></text:p>
          </table:table-cell>
          <table:table-cell table:style-name="Tabla4.B2" office:value-type="string">
            <text:p text:style-name="P69">Numero de Historia: <text:span text:style-name="T10">1</text:span></text:p>
          </table:table-cell>
        </table:table-row>
        <table:table-row>
          <table:table-cell table:style-name="Tabla4.B2" table:number-columns-spanned="2" office:value-type="string">
            <text:p text:style-name="P69">Nombre de tarea: <text:span text:style-name="T10">D</text:span><text:span text:style-name="T14">iseño de interfaz para acceso al tipo de firma digital.</text:span></text:p>
          </table:table-cell>
          <table:covered-table-cell/>
        </table:table-row>
        <table:table-row>
          <table:table-cell table:style-name="Tabla4.B2" table:number-columns-spanned="2" office:value-type="string">
            <text:p text:style-name="P69">Tipo de tarea: <text:span text:style-name="T10">Desarrollo</text:span></text:p>
          </table:table-cell>
          <table:covered-table-cell/>
        </table:table-row>
        <table:table-row>
          <table:table-cell table:style-name="Tabla4.B2" table:number-columns-spanned="2" office:value-type="string">
            <text:p text:style-name="P69">Programador(a) Responsable: <text:span text:style-name="T8"><text:s/></text:span><text:span text:style-name="T10">Armin Mesa Sanchez</text:span></text:p>
          </table:table-cell>
          <table:covered-table-cell/>
        </table:table-row>
        <table:table-row>
          <table:table-cell table:style-name="Tabla4.B2" table:number-columns-spanned="2" office:value-type="string">
            <text:p text:style-name="P69">Descripción: <text:span text:style-name="T10">Se desarrolla un módulo en especifico para poder </text:span><text:span text:style-name="T14">cargar el fichero de almacenamiento de claves.</text:span></text:p>
          </table:table-cell>
          <table:covered-table-cell/>
        </table:table-row>
      </table:table>
      <text:p text:style-name="P134"><text:span text:style-name="T6">Tabla </text:span><text:span text:style-name="T6"><text:sequence text:ref-name="refTable2" text:name="Table" text:formula="ooow:Table+1" style:num-format="1">3.4</text:sequence></text:span> Tarjeta de Tarea 1.2 de Historia de usuario 1</text:p>
      <text:p text:style-name="P115"><text:span text:style-name="T6">Fuente</text:span>: Elaboración propia</text:p>
      <text:p text:style-name="P2">La <text:sequence-ref text:reference-format="caption" text:ref-name="refTable2">Tarjeta de Tarea 1.2 de Historia de usuario 1</text:sequence-ref> se elabora una interfaz de manera sencilla para que el funcionario público pueda escoger el tipo de firma digital quiera usar, en el caso del estándar PKCS11 el funcionario público contara con una casilla donde ingresar su pin. En el caso del estándar PKCS12 el funcionario contara con las casillas para escoger el fichero de almacenamiento de claves y la contraseña del <text:span text:style-name="T82">acceso al </text:span>fichero.</text:p>
      <text:p text:style-name="P3"/>
      <table:table table:name="Tabla6" table:style-name="Tabla6">
        <table:table-column table:style-name="Tabla6.A"/>
        <table:table-column table:style-name="Tabla6.B"/>
        <table:table-row>
          <table:table-cell table:style-name="Tabla6.A1" table:number-columns-spanned="2" office:value-type="string">
            <text:p text:style-name="P92">Tarea</text:p>
          </table:table-cell>
          <table:covered-table-cell/>
        </table:table-row>
        <table:table-row>
          <table:table-cell table:style-name="Tabla6.A2" office:value-type="string">
            <text:p text:style-name="P70">Numero de Tarea: <text:span text:style-name="T10">1.</text:span><text:span text:style-name="T15">3</text:span></text:p>
          </table:table-cell>
          <table:table-cell table:style-name="Tabla6.B2" office:value-type="string">
            <text:p text:style-name="P70">Numero de Historia: <text:span text:style-name="T10">1</text:span></text:p>
          </table:table-cell>
        </table:table-row>
        <table:table-row>
          <table:table-cell table:style-name="Tabla6.B2" table:number-columns-spanned="2" office:value-type="string">
            <text:p text:style-name="P70">Nombre de tarea:<text:span text:style-name="T8"> </text:span><text:span text:style-name="T15">Módulo para cargar el Alias de</text:span><text:span text:style-name="T28">l certificado para</text:span><text:span text:style-name="T14"> firma digital.</text:span></text:p>
          </table:table-cell>
          <table:covered-table-cell/>
        </table:table-row>
        <table:table-row>
          <table:table-cell table:style-name="Tabla6.B2" table:number-columns-spanned="2" office:value-type="string">
            <text:p text:style-name="P70">Tipo de tarea: <text:span text:style-name="T10">Desarrollo</text:span></text:p>
          </table:table-cell>
          <table:covered-table-cell/>
        </table:table-row>
        <table:table-row>
          <table:table-cell table:style-name="Tabla6.B2" table:number-columns-spanned="2" office:value-type="string">
            <text:p text:style-name="P70">Programador(a) Responsable: <text:span text:style-name="T8"><text:s/></text:span><text:span text:style-name="T10">Armin Mesa Sanchez</text:span></text:p>
          </table:table-cell>
          <table:covered-table-cell/>
        </table:table-row>
        <table:table-row>
          <table:table-cell table:style-name="Tabla6.B2" table:number-columns-spanned="2" office:value-type="string">
            <text:p text:style-name="P70">Descripción: <text:span text:style-name="T10">Se desarrolla un módulo </text:span><text:span text:style-name="T15">para obtener el Alias del usuario del </text:span><text:span text:style-name="T28">certificado contenido en un fichero de claves o un token</text:span><text:span text:style-name="T15">.</text:span></text:p>
          </table:table-cell>
          <table:covered-table-cell/>
        </table:table-row>
      </table:table>
      <text:p text:style-name="P134"><text:span text:style-name="T6">Tabla </text:span><text:span text:style-name="T6"><text:sequence text:ref-name="refTable3" text:name="Table" text:formula="ooow:Table+1" style:num-format="1">3.5</text:sequence></text:span><text:span text:style-name="T6">:</text:span> Tarjeta de Tarea 1.3 de Historia de Usuario 1</text:p>
      <text:p text:style-name="P116"><text:span text:style-name="T6">Fuente:</text:span> Elaboración propia</text:p>
      <text:p text:style-name="P33">La <text:sequence-ref text:reference-format="caption" text:ref-name="refTable3">Tarjeta de Tarea 1.3 de Historia de Usuario 1</text:sequence-ref> se desarrolla el módulo para poder obtener el alias de<text:span text:style-name="T88">l certificado de</text:span> un fichero de claves o un token, esto debido a que en un token o fichero pueden estar incluidos varios certificados <text:span text:style-name="T88">para</text:span> un mismo funcionario, <text:span text:style-name="T88">de esta forma el usuario podrá elegir con que certificado firmar.</text:span></text:p>
      <table:table table:name="Tabla5" table:style-name="Tabla5">
        <table:table-column table:style-name="Tabla5.A"/>
        <table:table-column table:style-name="Tabla5.B"/>
        <text:soft-page-break/>
        <table:table-row>
          <table:table-cell table:style-name="Tabla5.A1" table:number-columns-spanned="2" office:value-type="string">
            <text:p text:style-name="P52">Historias de Usuario</text:p>
          </table:table-cell>
          <table:covered-table-cell/>
        </table:table-row>
        <table:table-row>
          <table:table-cell table:style-name="Tabla5.A2" office:value-type="string">
            <text:p text:style-name="P44">Numero: <text:span text:style-name="T16">2</text:span></text:p>
          </table:table-cell>
          <table:table-cell table:style-name="Tabla5.B2" office:value-type="string">
            <text:p text:style-name="P60">Nombre: <text:span text:style-name="T16">Firmar documento en formato PDF</text:span></text:p>
          </table:table-cell>
        </table:table-row>
        <table:table-row>
          <table:table-cell table:style-name="Tabla5.A2" office:value-type="string">
            <text:p text:style-name="P60">Autor: <text:span text:style-name="T9">Armin Mesa Sanchez</text:span></text:p>
          </table:table-cell>
          <table:table-cell table:style-name="Tabla5.B2" office:value-type="string">
            <text:p text:style-name="P101"/>
          </table:table-cell>
        </table:table-row>
        <table:table-row>
          <table:table-cell table:style-name="Tabla5.A2" office:value-type="string">
            <text:p text:style-name="P60">Prioridad: <text:span text:style-name="T9">Alta</text:span></text:p>
          </table:table-cell>
          <table:table-cell table:style-name="Tabla5.B2" office:value-type="string">
            <text:p text:style-name="P101"/>
          </table:table-cell>
        </table:table-row>
        <table:table-row>
          <table:table-cell table:style-name="Tabla5.B2" table:number-columns-spanned="2" office:value-type="string">
            <text:p text:style-name="P60">Descripción: <text:span text:style-name="T9">Se desarrollara el Módulo para u</text:span><text:span text:style-name="T49">sar </text:span><text:span text:style-name="T52">el certificado</text:span><text:span text:style-name="T49"> de un servidor público </text:span><text:span text:style-name="T50">almacenada en un token </text:span><text:span text:style-name="T16">o fichero de claves</text:span><text:span text:style-name="T49"> para firmar documentos en formato PDF.</text:span></text:p>
          </table:table-cell>
          <table:covered-table-cell/>
        </table:table-row>
      </table:table>
      <text:p text:style-name="P134"><text:span text:style-name="T6">Tabla </text:span><text:span text:style-name="T6"><text:sequence text:ref-name="refTable4" text:name="Table" text:formula="ooow:Table+1" style:num-format="1">3.6</text:sequence></text:span> Historia de Usuario 2</text:p>
      <text:p text:style-name="P116"><text:span text:style-name="T6">Fuente</text:span>: Elaboración propia</text:p>
      <text:p text:style-name="P4">Esta historia de usuario es la m<text:span text:style-name="T66">á</text:span>s importante de todo el proyecto, ya que permitirá <text:span text:style-name="T88">realizar la función principal que es la de firmar digitalmente un documento, el firmado sera de </text:span><text:span text:style-name="T78">tipo avanzado</text:span><text:span text:style-name="T84">, </text:span><text:span text:style-name="T85">lo que quiere decir que a la firma del documento se le incluirán algunas características adicionales como:</text:span><text:span text:style-name="T84"> </text:span><text:span text:style-name="T85">un sello de tiempo de un </text:span><text:span text:style-name="T79">TSA;</text:span><text:span text:style-name="T85"> campos extras para añadir la razón de la firma, lugar y contacto; </text:span><text:span text:style-name="T79">nivel de certificación;</text:span><text:span text:style-name="T85"> </text:span><text:span text:style-name="T86">resumen del contenido del pdf (Hasheo); validación y verificación de certificado; y marca de agua de certificado.</text:span></text:p>
      <text:p text:style-name="P5">A continuación se describen las tarjetas de tarea:</text:p>
      <text:p text:style-name="P5"/>
      <table:table table:name="Tabla7" table:style-name="Tabla7">
        <table:table-column table:style-name="Tabla7.A"/>
        <table:table-column table:style-name="Tabla7.B"/>
        <table:table-row>
          <table:table-cell table:style-name="Tabla7.A1" table:number-columns-spanned="2" office:value-type="string">
            <text:p text:style-name="P91">Tarea</text:p>
          </table:table-cell>
          <table:covered-table-cell/>
        </table:table-row>
        <table:table-row>
          <table:table-cell table:style-name="Tabla7.A2" office:value-type="string">
            <text:p text:style-name="P71">Numero de Tarea: <text:span text:style-name="T17">2.1</text:span></text:p>
          </table:table-cell>
          <table:table-cell table:style-name="Tabla7.B2" office:value-type="string">
            <text:p text:style-name="P71">Numero de Historia: <text:span text:style-name="T17">2</text:span></text:p>
          </table:table-cell>
        </table:table-row>
        <table:table-row>
          <table:table-cell table:style-name="Tabla7.B2" table:number-columns-spanned="2" office:value-type="string">
            <text:p text:style-name="P71">Nombre de tarea:<text:span text:style-name="T8"> </text:span><text:span text:style-name="T15">Módulo para cargar </text:span><text:span text:style-name="T17">documento pdf</text:span></text:p>
          </table:table-cell>
          <table:covered-table-cell/>
        </table:table-row>
        <table:table-row>
          <table:table-cell table:style-name="Tabla7.B2" table:number-columns-spanned="2" office:value-type="string">
            <text:p text:style-name="P71">Tipo de tarea: <text:span text:style-name="T10">Desarrollo</text:span></text:p>
          </table:table-cell>
          <table:covered-table-cell/>
        </table:table-row>
        <table:table-row>
          <table:table-cell table:style-name="Tabla7.B2" table:number-columns-spanned="2" office:value-type="string">
            <text:p text:style-name="P71">Programador(a) Responsable: <text:span text:style-name="T8"><text:s/></text:span><text:span text:style-name="T10">Armin Mesa Sanchez</text:span></text:p>
          </table:table-cell>
          <table:covered-table-cell/>
        </table:table-row>
        <table:table-row>
          <table:table-cell table:style-name="Tabla7.B2" table:number-columns-spanned="2" office:value-type="string">
            <text:p text:style-name="P71">Descripción: <text:span text:style-name="T10">Se desarrolla un módulo </text:span><text:span text:style-name="T15">para </text:span><text:span text:style-name="T17">cargar </text:span><text:span text:style-name="T29">los</text:span><text:span text:style-name="T17"> documento</text:span><text:span text:style-name="T29">s en formato</text:span><text:span text:style-name="T17"> pdf para ser firmado</text:span><text:span text:style-name="T29">s</text:span><text:span text:style-name="T17">.</text:span></text:p>
          </table:table-cell>
          <table:covered-table-cell/>
        </table:table-row>
      </table:table>
      <text:p text:style-name="P134"><text:span text:style-name="T6">Tabla </text:span><text:span text:style-name="T6"><text:sequence text:ref-name="refTable5" text:name="Table" text:formula="ooow:Table+1" style:num-format="1">3.7</text:sequence></text:span> Tarjeta de Tarea 2.1 de Historia de usuario 2</text:p>
      <text:p text:style-name="P117"><text:span text:style-name="T6">Fuente:</text:span> Elaboración propia</text:p>
      <text:p text:style-name="P39">La <text:sequence-ref text:reference-format="caption" text:ref-name="refTable5">Tarjeta de Tarea 2.1 de Historia de usuario 2</text:sequence-ref> <text:span text:style-name="T67">permite cargar el o los documentos en formato pdf para ser firmado, validando que el documento sea pdf.</text:span></text:p>
      <table:table table:name="Tabla8" table:style-name="Tabla8">
        <table:table-column table:style-name="Tabla8.A"/>
        <table:table-column table:style-name="Tabla8.B"/>
        <text:soft-page-break/>
        <table:table-row>
          <table:table-cell table:style-name="Tabla8.A1" table:number-columns-spanned="2" office:value-type="string">
            <text:p text:style-name="P91">Tarea</text:p>
          </table:table-cell>
          <table:covered-table-cell/>
        </table:table-row>
        <table:table-row>
          <table:table-cell table:style-name="Tabla8.A2" office:value-type="string">
            <text:p text:style-name="P71">Numero de Tarea: <text:span text:style-name="T17">2.2</text:span></text:p>
          </table:table-cell>
          <table:table-cell table:style-name="Tabla8.B2" office:value-type="string">
            <text:p text:style-name="P71">Numero de Historia: <text:span text:style-name="T17">2</text:span></text:p>
          </table:table-cell>
        </table:table-row>
        <table:table-row>
          <table:table-cell table:style-name="Tabla8.B2" table:number-columns-spanned="2" office:value-type="string">
            <text:p text:style-name="P71">Nombre de tarea:<text:span text:style-name="T8"> </text:span><text:span text:style-name="T15">Módulo para </text:span><text:span text:style-name="T17">adicionar opciones extras a la firma digital </text:span><text:span text:style-name="T19">y nivel de certificación.</text:span></text:p>
          </table:table-cell>
          <table:covered-table-cell/>
        </table:table-row>
        <table:table-row>
          <table:table-cell table:style-name="Tabla8.B2" table:number-columns-spanned="2" office:value-type="string">
            <text:p text:style-name="P71">Tipo de tarea: <text:span text:style-name="T10">Desarrollo</text:span></text:p>
          </table:table-cell>
          <table:covered-table-cell/>
        </table:table-row>
        <table:table-row>
          <table:table-cell table:style-name="Tabla8.B2" table:number-columns-spanned="2" office:value-type="string">
            <text:p text:style-name="P71">Programador(a) Responsable: <text:span text:style-name="T8"><text:s/></text:span><text:span text:style-name="T10">Armin Mesa Sanchez</text:span></text:p>
          </table:table-cell>
          <table:covered-table-cell/>
        </table:table-row>
        <table:table-row>
          <table:table-cell table:style-name="Tabla8.B2" table:number-columns-spanned="2" office:value-type="string">
            <text:p text:style-name="P71">Descripción: <text:span text:style-name="T10">Se desarrolla un módulo </text:span><text:span text:style-name="T15">para </text:span><text:span text:style-name="T17">adicionar opciones extras </text:span><text:span text:style-name="T29">como ser la razón de la firma, lugar o ubicación y contacto o email</text:span><text:span text:style-name="T17"> a la firma </text:span><text:span text:style-name="T30">digital; ademas de adicionar el</text:span><text:span text:style-name="T19"> nivel de certificación </text:span><text:span text:style-name="T30">de la firma digital</text:span><text:span text:style-name="T19">.</text:span><text:span text:style-name="T17"> </text:span></text:p>
          </table:table-cell>
          <table:covered-table-cell/>
        </table:table-row>
      </table:table>
      <text:p text:style-name="P134"><text:span text:style-name="T6">Tabla </text:span><text:span text:style-name="T6"><text:sequence text:ref-name="refTable6" text:name="Table" text:formula="ooow:Table+1" style:num-format="1">3.8</text:sequence></text:span> Tarjeta de Tarea 2.2 de Historia de Usuario 2</text:p>
      <text:p text:style-name="P117"><text:span text:style-name="T6">Fuente:</text:span> Elaboración propia</text:p>
      <text:p text:style-name="P30"><text:span text:style-name="T67">La </text:span><text:span text:style-name="T67"><text:sequence-ref text:reference-format="caption" text:ref-name="refTable6">Tarjeta de Tarea 2.2 de Historia de Usuario 2</text:sequence-ref></text:span><text:span text:style-name="T67"> permite adicionar a la firma los siguientes aspectos como ser: razón, lugar y contacto. Un aspecto importante de esta tarea es el nivel de certificación que se le dará a los documentos firmados, los niveles de certificación serán:</text:span></text:p>
      <text:list xml:id="list812917045996374634" text:style-name="L1">
        <text:list-item>
          <text:p text:style-name="P167">Crear una firma ordinaria o sin certificación, el documento puede ser firmado a la aprobación de uno o mas destinatarios.</text:p>
        </text:list-item>
        <text:list-item>
          <text:p text:style-name="P168">No permitir cambios en el pdf, una vez aplicada la firma el documento no <text:span text:style-name="T140">podrá</text:span> ser sometido a cambios.</text:p>
        </text:list-item>
        <text:list-item>
          <text:p text:style-name="P168">Permitir completar formularios, otros usuarios pueden rellenar campos o añadir su firma de aprobación sin invalidar la firma actual.</text:p>
        </text:list-item>
        <text:list-item>
          <text:p text:style-name="P168">Permitir completar formularios y notas, es similar al anterior con la diferencia que en este caso se pueden añadir notas sin invalidar la firma actual.</text:p>
        </text:list-item>
      </text:list>
      <table:table table:name="Tabla9" table:style-name="Tabla9">
        <table:table-column table:style-name="Tabla9.A"/>
        <table:table-column table:style-name="Tabla9.B"/>
        <table:table-row>
          <table:table-cell table:style-name="Tabla9.A1" table:number-columns-spanned="2" office:value-type="string">
            <text:p text:style-name="P90">Tarea</text:p>
          </table:table-cell>
          <table:covered-table-cell/>
        </table:table-row>
        <table:table-row>
          <table:table-cell table:style-name="Tabla9.A2" office:value-type="string">
            <text:p text:style-name="P72">Numero de Tarea: <text:span text:style-name="T18">2</text:span><text:span text:style-name="T17">.</text:span><text:span text:style-name="T18">3</text:span></text:p>
          </table:table-cell>
          <table:table-cell table:style-name="Tabla9.B2" office:value-type="string">
            <text:p text:style-name="P72">Numero de Historia: <text:span text:style-name="T17">2</text:span></text:p>
          </table:table-cell>
        </table:table-row>
        <table:table-row>
          <table:table-cell table:style-name="Tabla9.B2" table:number-columns-spanned="2" office:value-type="string">
            <text:p text:style-name="P72">Nombre de tarea:<text:span text:style-name="T8"> </text:span><text:span text:style-name="T15">Módulo para </text:span><text:span text:style-name="T19">crear un hash de documento firmado.</text:span></text:p>
          </table:table-cell>
          <table:covered-table-cell/>
        </table:table-row>
        <table:table-row>
          <table:table-cell table:style-name="Tabla9.B2" table:number-columns-spanned="2" office:value-type="string">
            <text:p text:style-name="P72">Tipo de tarea: <text:span text:style-name="T10">Desarrollo</text:span></text:p>
          </table:table-cell>
          <table:covered-table-cell/>
        </table:table-row>
        <table:table-row>
          <table:table-cell table:style-name="Tabla9.B2" table:number-columns-spanned="2" office:value-type="string">
            <text:p text:style-name="P72">Programador(a) Responsable: <text:span text:style-name="T8"><text:s/></text:span><text:span text:style-name="T10">Armin Mesa Sanchez</text:span></text:p>
          </table:table-cell>
          <table:covered-table-cell/>
        </table:table-row>
        <table:table-row>
          <table:table-cell table:style-name="Tabla9.B2" table:number-columns-spanned="2" office:value-type="string">
            <text:p text:style-name="P72">Descripción: <text:span text:style-name="T10">Se desarrolla un módulo </text:span><text:span text:style-name="T15">para </text:span><text:span text:style-name="T19">crear el </text:span><text:span text:style-name="T31">resumen</text:span><text:span text:style-name="T19"> hash del documento pdf firmado.</text:span></text:p>
          </table:table-cell>
          <table:covered-table-cell/>
        </table:table-row>
      </table:table>
      <text:p text:style-name="P134"><text:span text:style-name="T6">Tabla </text:span><text:span text:style-name="T6"><text:sequence text:ref-name="refTable7" text:name="Table" text:formula="ooow:Table+1" style:num-format="1">3.9</text:sequence></text:span> Tarjeta de Tarea 2.3 de Historia de Usuario 2</text:p>
      <text:p text:style-name="P117"><text:soft-page-break/><text:span text:style-name="T6">Fuente:</text:span> Elaboración propia</text:p>
      <text:p text:style-name="P6">La <text:sequence-ref text:reference-format="caption" text:ref-name="refTable7">Tarjeta de Tarea 2.3 de Historia de Usuario 2</text:sequence-ref> permite crear un hash del documento pdf para evitar ediciones o falsificaciones del documento, en este caso tomaremos los tipos de hasheo <text:span text:style-name="T75">SHA-1</text:span> y <text:span text:style-name="T75">SHA-2</text:span><text:span text:style-name="T83"> </text:span><text:span text:style-name="T87">que son los adecuados para trabajar los formatos de pdf 1.3, 1.4, 1.5 y 1.6.</text:span></text:p>
      <table:table table:name="Tabla11" table:style-name="Tabla11">
        <table:table-column table:style-name="Tabla11.A"/>
        <table:table-column table:style-name="Tabla11.B"/>
        <table:table-row>
          <table:table-cell table:style-name="Tabla11.A1" table:number-columns-spanned="2" office:value-type="string">
            <text:p text:style-name="P89">Tarea</text:p>
          </table:table-cell>
          <table:covered-table-cell/>
        </table:table-row>
        <table:table-row>
          <table:table-cell table:style-name="Tabla11.A2" office:value-type="string">
            <text:p text:style-name="P73">Numero de Tarea: <text:span text:style-name="T17">2.</text:span><text:span text:style-name="T21">4</text:span></text:p>
          </table:table-cell>
          <table:table-cell table:style-name="Tabla11.B2" office:value-type="string">
            <text:p text:style-name="P73">Numero de Historia: <text:span text:style-name="T17">2</text:span></text:p>
          </table:table-cell>
        </table:table-row>
        <table:table-row>
          <table:table-cell table:style-name="Tabla11.B2" table:number-columns-spanned="2" office:value-type="string">
            <text:p text:style-name="P73">Nombre de tarea:<text:span text:style-name="T8"> </text:span><text:span text:style-name="T21">Módulo para firmar un documento pdf.</text:span></text:p>
          </table:table-cell>
          <table:covered-table-cell/>
        </table:table-row>
        <table:table-row>
          <table:table-cell table:style-name="Tabla11.B2" table:number-columns-spanned="2" office:value-type="string">
            <text:p text:style-name="P73">Tipo de tarea: <text:span text:style-name="T10">Desarrollo</text:span></text:p>
          </table:table-cell>
          <table:covered-table-cell/>
        </table:table-row>
        <table:table-row>
          <table:table-cell table:style-name="Tabla11.B2" table:number-columns-spanned="2" office:value-type="string">
            <text:p text:style-name="P73">Programador(a) Responsable: <text:span text:style-name="T8"><text:s/></text:span><text:span text:style-name="T10">Armin Mesa Sanchez</text:span></text:p>
          </table:table-cell>
          <table:covered-table-cell/>
        </table:table-row>
        <table:table-row>
          <table:table-cell table:style-name="Tabla11.B2" table:number-columns-spanned="2" office:value-type="string">
            <text:p text:style-name="P73">Descripción: <text:span text:style-name="T10">Se desarrolla un</text:span><text:span text:style-name="T20"> </text:span><text:span text:style-name="T21">modulo siguiendo el estándar PKCS7 para firmar un documento pdf.</text:span></text:p>
          </table:table-cell>
          <table:covered-table-cell/>
        </table:table-row>
      </table:table>
      <text:p text:style-name="P134"><text:span text:style-name="T6">Tabla </text:span><text:span text:style-name="T6"><text:sequence text:ref-name="refTable8" text:name="Table" text:formula="ooow:Table+1" style:num-format="1">3.10</text:sequence></text:span> Tarjeta de de Tarea 2.4 de Tarjeta de Usuario</text:p>
      <text:p text:style-name="P118"><text:span text:style-name="T6">Fuente:</text:span> Elaboración propia</text:p>
      <text:p text:style-name="P7">La <text:sequence-ref text:reference-format="caption" text:ref-name="refTable8">Tarjeta de de Tarea 2.4 de Tarjeta de Usuario</text:sequence-ref> <text:span text:style-name="T69">es la tarea mas importante ya que es aquí donde se desarrolla el módulo para el proceso de firmado digital, siguiendo el estándar </text:span><text:span text:style-name="T80">PKCS7</text:span><text:span text:style-name="T69">.</text:span></text:p>
      <text:p text:style-name="P31"/>
      <table:table table:name="Tabla10" table:style-name="Tabla10">
        <table:table-column table:style-name="Tabla10.A"/>
        <table:table-column table:style-name="Tabla10.B"/>
        <table:table-row>
          <table:table-cell table:style-name="Tabla10.A1" table:number-columns-spanned="2" office:value-type="string">
            <text:p text:style-name="P88">Tarea</text:p>
          </table:table-cell>
          <table:covered-table-cell/>
        </table:table-row>
        <table:table-row>
          <table:table-cell table:style-name="Tabla10.A2" office:value-type="string">
            <text:p text:style-name="P74">Numero de Tarea: <text:span text:style-name="T17">2.</text:span><text:span text:style-name="T21">5</text:span></text:p>
          </table:table-cell>
          <table:table-cell table:style-name="Tabla10.B2" office:value-type="string">
            <text:p text:style-name="P74">Numero de Historia: <text:span text:style-name="T17">2</text:span></text:p>
          </table:table-cell>
        </table:table-row>
        <table:table-row>
          <table:table-cell table:style-name="Tabla10.B2" table:number-columns-spanned="2" office:value-type="string">
            <text:p text:style-name="P74">Nombre de tarea:<text:span text:style-name="T8"> </text:span><text:span text:style-name="T20">Diseño de interfaz para cargar el documento pdf, adicionar extras a la firma, agregar nivel de certificación y crear hash de documento firmado.</text:span></text:p>
          </table:table-cell>
          <table:covered-table-cell/>
        </table:table-row>
        <table:table-row>
          <table:table-cell table:style-name="Tabla10.B2" table:number-columns-spanned="2" office:value-type="string">
            <text:p text:style-name="P74">Tipo de tarea: <text:span text:style-name="T10">Desarrollo</text:span></text:p>
          </table:table-cell>
          <table:covered-table-cell/>
        </table:table-row>
        <table:table-row>
          <table:table-cell table:style-name="Tabla10.B2" table:number-columns-spanned="2" office:value-type="string">
            <text:p text:style-name="P74">Programador(a) Responsable: <text:span text:style-name="T8"><text:s/></text:span><text:span text:style-name="T10">Armin Mesa Sanchez</text:span></text:p>
          </table:table-cell>
          <table:covered-table-cell/>
        </table:table-row>
        <table:table-row>
          <table:table-cell table:style-name="Tabla10.B2" table:number-columns-spanned="2" office:value-type="string">
            <text:p text:style-name="P74">Descripción: <text:span text:style-name="T10">Se desarrolla un</text:span><text:span text:style-name="T20">a interfaz para</text:span><text:span text:style-name="T17"> </text:span><text:span text:style-name="T20">adicionar el lugar, razón y contacto a la firma digital. El nivel de certificación del documento firmado y el hash del documento para que no pueda ser vulnerado o modificado.</text:span></text:p>
          </table:table-cell>
          <table:covered-table-cell/>
        </table:table-row>
      </table:table>
      <text:p text:style-name="P134"><text:span text:style-name="T6">Tabla </text:span><text:span text:style-name="T6"><text:sequence text:ref-name="refTable9" text:name="Table" text:formula="ooow:Table+1" style:num-format="1">3.11</text:sequence></text:span> Tarjeta de Tarea 2.<text:span text:style-name="T68">5</text:span> de Historia de Usuario 2</text:p>
      <text:p text:style-name="P117"><text:span text:style-name="T6">Fuente:</text:span> Elaboración propia</text:p>
      <text:p text:style-name="P6">La <text:sequence-ref text:reference-format="caption" text:ref-name="refTable9">Tarjeta de Tarea 2.5 de Historia de Usuario 2</text:sequence-ref> <text:s/><text:span text:style-name="T68">permite crear una interfaz fácil para el </text:span><text:soft-page-break/><text:span text:style-name="T68">usuario para llenar las opciones extras al documento, como también escoger el tipo de hash que se aplicara al documento y escoger el nivel de certificación.</text:span></text:p>
      <text:p text:style-name="P32"/>
      <table:table table:name="Tabla12" table:style-name="Tabla12">
        <table:table-column table:style-name="Tabla12.A"/>
        <table:table-column table:style-name="Tabla12.B"/>
        <table:table-row>
          <table:table-cell table:style-name="Tabla12.A1" table:number-columns-spanned="2" office:value-type="string">
            <text:p text:style-name="P53">Historias de Usuario</text:p>
          </table:table-cell>
          <table:covered-table-cell/>
        </table:table-row>
        <table:table-row>
          <table:table-cell table:style-name="Tabla12.A2" office:value-type="string">
            <text:p text:style-name="P45">Numero: <text:span text:style-name="T22">3</text:span></text:p>
          </table:table-cell>
          <table:table-cell table:style-name="Tabla12.B2" office:value-type="string">
            <text:p text:style-name="P61">Nombre: <text:span text:style-name="T22">Verificación de certificado </text:span><text:span text:style-name="T56">en documentos firmados</text:span><text:span text:style-name="T22">.</text:span></text:p>
          </table:table-cell>
        </table:table-row>
        <table:table-row>
          <table:table-cell table:style-name="Tabla12.A2" office:value-type="string">
            <text:p text:style-name="P61">Autor: <text:span text:style-name="T9">Armin Mesa Sanchez</text:span></text:p>
          </table:table-cell>
          <table:table-cell table:style-name="Tabla12.B2" office:value-type="string">
            <text:p text:style-name="P102"/>
          </table:table-cell>
        </table:table-row>
        <table:table-row>
          <table:table-cell table:style-name="Tabla12.A2" office:value-type="string">
            <text:p text:style-name="P61">Prioridad: <text:span text:style-name="T9">Alta</text:span></text:p>
          </table:table-cell>
          <table:table-cell table:style-name="Tabla12.B2" office:value-type="string">
            <text:p text:style-name="P102"/>
          </table:table-cell>
        </table:table-row>
        <table:table-row>
          <table:table-cell table:style-name="Tabla12.B2" table:number-columns-spanned="2" office:value-type="string">
            <text:p text:style-name="P61">Descripción: <text:span text:style-name="T9">Se desarrollara </text:span><text:span text:style-name="T23">un módulo para validar y verificar la firma de un funcionario publico, esta consulta se la hará a la Entidad Certificadora, el cual contendrá un CRL o un servidor OCSP.</text:span></text:p>
          </table:table-cell>
          <table:covered-table-cell/>
        </table:table-row>
      </table:table>
      <text:p text:style-name="P134"><text:span text:style-name="T6">Tabla </text:span><text:span text:style-name="T6"><text:sequence text:ref-name="refTable10" text:name="Table" text:formula="ooow:Table+1" style:num-format="1">3.12</text:sequence></text:span> Historia de Usuario 3</text:p>
      <text:p text:style-name="P119"><text:span text:style-name="T6">Fuente:</text:span> Elaboración propia</text:p>
      <text:p text:style-name="P8">La <text:sequence-ref text:reference-format="caption" text:ref-name="refTable10">Historia de Usuario 3</text:sequence-ref> es el modulo <text:span text:style-name="T70">en el cual se harán las consultas respectivas a los servidores del la entidad certificadora para verificar la validez del certificado, como también la vigencia de la misma. A continuación se describen las Tarjetas de Tarea correspondientes:</text:span></text:p>
      <table:table table:name="Tabla13" table:style-name="Tabla13">
        <table:table-column table:style-name="Tabla13.A"/>
        <table:table-column table:style-name="Tabla13.B"/>
        <table:table-row>
          <table:table-cell table:style-name="Tabla13.A1" table:number-columns-spanned="2" office:value-type="string">
            <text:p text:style-name="P93">Tarea</text:p>
          </table:table-cell>
          <table:covered-table-cell/>
        </table:table-row>
        <table:table-row>
          <table:table-cell table:style-name="Tabla13.A2" office:value-type="string">
            <text:p text:style-name="P75">Numero de Tarea: <text:span text:style-name="T24">3.1</text:span></text:p>
          </table:table-cell>
          <table:table-cell table:style-name="Tabla13.B2" office:value-type="string">
            <text:p text:style-name="P75">Numero de Historia: <text:span text:style-name="T24">3</text:span></text:p>
          </table:table-cell>
        </table:table-row>
        <table:table-row>
          <table:table-cell table:style-name="Tabla13.B2" table:number-columns-spanned="2" office:value-type="string">
            <text:p text:style-name="P75">Nombre de tarea:<text:span text:style-name="T8"> </text:span><text:span text:style-name="T20">D</text:span><text:span text:style-name="T25">esarrollo de módulo para realizar las consultas al servidor OCSP y obtener información de un CRL.</text:span></text:p>
          </table:table-cell>
          <table:covered-table-cell/>
        </table:table-row>
        <table:table-row>
          <table:table-cell table:style-name="Tabla13.B2" table:number-columns-spanned="2" office:value-type="string">
            <text:p text:style-name="P75">Tipo de tarea: <text:span text:style-name="T10">Desarrollo</text:span></text:p>
          </table:table-cell>
          <table:covered-table-cell/>
        </table:table-row>
        <table:table-row>
          <table:table-cell table:style-name="Tabla13.B2" table:number-columns-spanned="2" office:value-type="string">
            <text:p text:style-name="P75">Programador(a) Responsable: <text:span text:style-name="T8"><text:s/></text:span><text:span text:style-name="T10">Armin Mesa Sanchez</text:span></text:p>
          </table:table-cell>
          <table:covered-table-cell/>
        </table:table-row>
        <table:table-row>
          <table:table-cell table:style-name="Tabla13.B2" table:number-columns-spanned="2" office:value-type="string">
            <text:p text:style-name="P75">Descripción: <text:span text:style-name="T10">Se desarrolla </text:span><text:span text:style-name="T25">un módulo para verificar la vigencia y validez de un certificado emitido por una entidad certificadora, misma que que dispondrá de un servidor OCSP y una archivo CRL para realizará las consultas correspondientes.</text:span></text:p>
          </table:table-cell>
          <table:covered-table-cell/>
        </table:table-row>
      </table:table>
      <text:p text:style-name="P134"><text:span text:style-name="T6">Tabla </text:span><text:span text:style-name="T6"><text:sequence text:ref-name="refTable11" text:name="Table" text:formula="ooow:Table+1" style:num-format="1">3.13</text:sequence></text:span><text:span text:style-name="T6"> </text:span>Tarjeta de Tarea 3.1 de Historia de Usuario 3</text:p>
      <text:p text:style-name="P120"><text:span text:style-name="T6">Fuente:</text:span> Elaboración propia</text:p>
      <text:p text:style-name="P9">La <text:sequence-ref text:reference-format="caption" text:ref-name="refTable11">Tarjeta de Tarea 3.1 de Historia de Usuario 3</text:sequence-ref> <text:span text:style-name="T71">es el módulo que permitirá realizar la verificación del certificado del funcionario público, las consultas se realizaran con el ID del funcionario tanto al servidor OCSP como al CRL.</text:span></text:p>
      <table:table table:name="Tabla14" table:style-name="Tabla14">
        <table:table-column table:style-name="Tabla14.A"/>
        <table:table-column table:style-name="Tabla14.B"/>
        <text:soft-page-break/>
        <table:table-row>
          <table:table-cell table:style-name="Tabla14.A1" table:number-columns-spanned="2" office:value-type="string">
            <text:p text:style-name="P94">Tarea</text:p>
          </table:table-cell>
          <table:covered-table-cell/>
        </table:table-row>
        <table:table-row>
          <table:table-cell table:style-name="Tabla14.A2" office:value-type="string">
            <text:p text:style-name="P76">Numero de Tarea: <text:span text:style-name="T24">3.</text:span><text:span text:style-name="T26">2</text:span></text:p>
          </table:table-cell>
          <table:table-cell table:style-name="Tabla14.B2" office:value-type="string">
            <text:p text:style-name="P76">Numero de Historia: <text:span text:style-name="T24">3</text:span></text:p>
          </table:table-cell>
        </table:table-row>
        <table:table-row>
          <table:table-cell table:style-name="Tabla14.B2" table:number-columns-spanned="2" office:value-type="string">
            <text:p text:style-name="P76">Nombre de tarea:<text:span text:style-name="T8"> </text:span><text:span text:style-name="T20">D</text:span><text:span text:style-name="T25">esarrollo de </text:span><text:span text:style-name="T26">interfaz</text:span><text:span text:style-name="T25"> para realizar las consultas al servidor OCSP y obtener información de un CRL.</text:span></text:p>
          </table:table-cell>
          <table:covered-table-cell/>
        </table:table-row>
        <table:table-row>
          <table:table-cell table:style-name="Tabla14.B2" table:number-columns-spanned="2" office:value-type="string">
            <text:p text:style-name="P76">Tipo de tarea: <text:span text:style-name="T10">Desarrollo</text:span></text:p>
          </table:table-cell>
          <table:covered-table-cell/>
        </table:table-row>
        <table:table-row>
          <table:table-cell table:style-name="Tabla14.B2" table:number-columns-spanned="2" office:value-type="string">
            <text:p text:style-name="P76">Programador(a) Responsable: <text:span text:style-name="T8"><text:s/></text:span><text:span text:style-name="T10">Armin Mesa Sanchez</text:span></text:p>
          </table:table-cell>
          <table:covered-table-cell/>
        </table:table-row>
        <table:table-row>
          <table:table-cell table:style-name="Tabla14.B2" table:number-columns-spanned="2" office:value-type="string">
            <text:p text:style-name="P76">Descripción: <text:span text:style-name="T10">Se desarrolla </text:span><text:span text:style-name="T25">un</text:span><text:span text:style-name="T26">a interfaz</text:span><text:span text:style-name="T25"> para verificar la vigencia y validez de un certificado emitido por una entidad certificadora, </text:span><text:span text:style-name="T26">el usuario ingresara la url del servidor OCSP.</text:span></text:p>
          </table:table-cell>
          <table:covered-table-cell/>
        </table:table-row>
      </table:table>
      <text:p text:style-name="P134"><text:span text:style-name="T6">Tabla </text:span><text:span text:style-name="T6"><text:sequence text:ref-name="refTable12" text:name="Table" text:formula="ooow:Table+1" style:num-format="1">3.14</text:sequence></text:span> Tarjeta de Tarea 3.2 de Historia de Usuario 3</text:p>
      <text:p text:style-name="P121"><text:span text:style-name="T6">Fuente</text:span>: Elaboración propia</text:p>
      <text:p text:style-name="P10">La <text:sequence-ref text:reference-format="caption" text:ref-name="refTable12">Tarjeta de Tarea 3.2 de Historia de Usuario 3</text:sequence-ref> sera un interfaz simple para el usuario, en el cual el usuario seleccionara si quiere realizar la consulta a un servidor OSCP <text:span text:style-name="T72">y si quiere usar un CRL.</text:span></text:p>
      <table:table table:name="Tabla15" table:style-name="Tabla15">
        <table:table-column table:style-name="Tabla15.A"/>
        <table:table-column table:style-name="Tabla15.B"/>
        <table:table-row>
          <table:table-cell table:style-name="Tabla15.A1" table:number-columns-spanned="2" office:value-type="string">
            <text:p text:style-name="P54">Historias de Usuario</text:p>
          </table:table-cell>
          <table:covered-table-cell/>
        </table:table-row>
        <table:table-row>
          <table:table-cell table:style-name="Tabla15.A2" office:value-type="string">
            <text:p text:style-name="P46">Numero: <text:span text:style-name="T27">4</text:span></text:p>
          </table:table-cell>
          <table:table-cell table:style-name="Tabla15.B2" office:value-type="string">
            <text:p text:style-name="P62">Nombre: <text:span text:style-name="T27">Visualización de documento pdf.</text:span></text:p>
          </table:table-cell>
        </table:table-row>
        <table:table-row>
          <table:table-cell table:style-name="Tabla15.A2" office:value-type="string">
            <text:p text:style-name="P62">Autor: <text:span text:style-name="T9">Armin Mesa Sanchez</text:span></text:p>
          </table:table-cell>
          <table:table-cell table:style-name="Tabla15.B2" office:value-type="string">
            <text:p text:style-name="P103"/>
          </table:table-cell>
        </table:table-row>
        <table:table-row>
          <table:table-cell table:style-name="Tabla15.A2" office:value-type="string">
            <text:p text:style-name="P62">Prioridad: <text:span text:style-name="T27">Media</text:span></text:p>
          </table:table-cell>
          <table:table-cell table:style-name="Tabla15.B2" office:value-type="string">
            <text:p text:style-name="P103"/>
          </table:table-cell>
        </table:table-row>
        <table:table-row>
          <table:table-cell table:style-name="Tabla15.B2" table:number-columns-spanned="2" office:value-type="string">
            <text:p text:style-name="P62">Descripción: <text:span text:style-name="T9">Se desarrollara </text:span><text:span text:style-name="T23">un módulo para </text:span><text:span text:style-name="T27">poder visualizar un documento pdf.</text:span></text:p>
          </table:table-cell>
          <table:covered-table-cell/>
        </table:table-row>
      </table:table>
      <text:p text:style-name="P134"><text:span text:style-name="T6">Tabla </text:span><text:span text:style-name="T6"><text:sequence text:ref-name="refTable13" text:name="Table" text:formula="ooow:Table+1" style:num-format="1">3.15</text:sequence></text:span> Historia de Usuario 4</text:p>
      <text:p text:style-name="P122"><text:span text:style-name="T6">Fuente</text:span>: Elaboración propia</text:p>
      <text:p text:style-name="P11">Esta historia de usuario <text:span text:style-name="T89">permite visualizar </text:span>el documento pdf <text:span text:style-name="T89">para verificar si es el documento correcto al cual se quiere firmar digitalmente.</text:span></text:p>
      <text:p text:style-name="P12">A continuación se describe la Tarjeta de Tarea correspondiente:</text:p>
      <table:table table:name="Tabla16" table:style-name="Tabla16">
        <table:table-column table:style-name="Tabla16.A"/>
        <table:table-column table:style-name="Tabla16.B"/>
        <text:soft-page-break/>
        <table:table-row>
          <table:table-cell table:style-name="Tabla16.A1" table:number-columns-spanned="2" office:value-type="string">
            <text:p text:style-name="P95">Tarea</text:p>
          </table:table-cell>
          <table:covered-table-cell/>
        </table:table-row>
        <table:table-row>
          <table:table-cell table:style-name="Tabla16.A2" office:value-type="string">
            <text:p text:style-name="P77">Numero de Tarea: <text:span text:style-name="T32">4.1</text:span></text:p>
          </table:table-cell>
          <table:table-cell table:style-name="Tabla16.B2" office:value-type="string">
            <text:p text:style-name="P77">Numero de Historia: <text:span text:style-name="T32">4</text:span></text:p>
          </table:table-cell>
        </table:table-row>
        <table:table-row>
          <table:table-cell table:style-name="Tabla16.B2" table:number-columns-spanned="2" office:value-type="string">
            <text:p text:style-name="P77">Nombre de tarea:<text:span text:style-name="T8"> </text:span><text:span text:style-name="T20">D</text:span><text:span text:style-name="T25">esarrollo de </text:span><text:span text:style-name="T26">interfaz</text:span><text:span text:style-name="T25"> para realizar </text:span><text:span text:style-name="T32">la visualización de documento pdf a ser firmado.</text:span></text:p>
          </table:table-cell>
          <table:covered-table-cell/>
        </table:table-row>
        <table:table-row>
          <table:table-cell table:style-name="Tabla16.B2" table:number-columns-spanned="2" office:value-type="string">
            <text:p text:style-name="P77">Tipo de tarea: <text:span text:style-name="T10">Desarrollo</text:span></text:p>
          </table:table-cell>
          <table:covered-table-cell/>
        </table:table-row>
        <table:table-row>
          <table:table-cell table:style-name="Tabla16.B2" table:number-columns-spanned="2" office:value-type="string">
            <text:p text:style-name="P77">Programador(a) Responsable: <text:span text:style-name="T8"><text:s/></text:span><text:span text:style-name="T10">Armin Mesa Sanchez</text:span></text:p>
          </table:table-cell>
          <table:covered-table-cell/>
        </table:table-row>
        <table:table-row>
          <table:table-cell table:style-name="Tabla16.B2" table:number-columns-spanned="2" office:value-type="string">
            <text:p text:style-name="P77">Descripción: <text:span text:style-name="T10">Se desarrolla </text:span><text:span text:style-name="T25">un</text:span><text:span text:style-name="T26">a interfaz</text:span><text:span text:style-name="T25"> para v</text:span><text:span text:style-name="T32">isualizar el documento pdf que sera firmado.</text:span></text:p>
          </table:table-cell>
          <table:covered-table-cell/>
        </table:table-row>
      </table:table>
      <text:p text:style-name="P134"><text:span text:style-name="T6">Tabla </text:span><text:span text:style-name="T6"><text:sequence text:ref-name="refTable14" text:name="Table" text:formula="ooow:Table+1" style:num-format="1">3.16</text:sequence></text:span> Tarjeta de Tarea 4.1 de Historia de Usuario</text:p>
      <text:p text:style-name="P123"><text:span text:style-name="T6">Fuente</text:span>: Elaboración propia</text:p>
      <text:p text:style-name="P17">En la <text:sequence-ref text:reference-format="caption" text:ref-name="refTable14">Tarjeta de Tarea 4.1 de Historia de Usuario</text:sequence-ref> se desarrolla la visualización del documento pdf a ser firmado pero sin realizar modificaciones al documento original.</text:p>
      <table:table table:name="Tabla17" table:style-name="Tabla17">
        <table:table-column table:style-name="Tabla17.A"/>
        <table:table-column table:style-name="Tabla17.B"/>
        <table:table-row>
          <table:table-cell table:style-name="Tabla17.A1" table:number-columns-spanned="2" office:value-type="string">
            <text:p text:style-name="P55">Historias de Usuario</text:p>
          </table:table-cell>
          <table:covered-table-cell/>
        </table:table-row>
        <table:table-row>
          <table:table-cell table:style-name="Tabla17.A2" office:value-type="string">
            <text:p text:style-name="P47">Numero: <text:span text:style-name="T34">5</text:span></text:p>
          </table:table-cell>
          <table:table-cell table:style-name="Tabla17.B2" office:value-type="string">
            <text:p text:style-name="P63">Nombre: <text:span text:style-name="T53">Incluir la marca de agua </text:span><text:span text:style-name="T33">a pdf </text:span><text:span text:style-name="T53">con la información del servidor publico.</text:span></text:p>
          </table:table-cell>
        </table:table-row>
        <table:table-row>
          <table:table-cell table:style-name="Tabla17.A2" office:value-type="string">
            <text:p text:style-name="P63">Autor: <text:span text:style-name="T9">Armin Mesa Sanchez</text:span></text:p>
          </table:table-cell>
          <table:table-cell table:style-name="Tabla17.B2" office:value-type="string">
            <text:p text:style-name="P104"/>
          </table:table-cell>
        </table:table-row>
        <table:table-row>
          <table:table-cell table:style-name="Tabla17.A2" office:value-type="string">
            <text:p text:style-name="P63">Prioridad: <text:span text:style-name="T27">Media</text:span></text:p>
          </table:table-cell>
          <table:table-cell table:style-name="Tabla17.B2" office:value-type="string">
            <text:p text:style-name="P104"/>
          </table:table-cell>
        </table:table-row>
        <table:table-row>
          <table:table-cell table:style-name="Tabla17.B2" table:number-columns-spanned="2" office:value-type="string">
            <text:p text:style-name="P63">Descripción: <text:span text:style-name="T9">Se desarrolla </text:span><text:span text:style-name="T23">un módulo para </text:span><text:span text:style-name="T27">poder </text:span><text:span text:style-name="T33">añadir una marca </text:span><text:span text:style-name="T34">de agua con la información del servidor público</text:span><text:span text:style-name="T33"> a</text:span><text:span text:style-name="T27"> un documento pdf </text:span><text:span text:style-name="T33">firmado</text:span><text:span text:style-name="T27">.</text:span></text:p>
          </table:table-cell>
          <table:covered-table-cell/>
        </table:table-row>
      </table:table>
      <text:p text:style-name="P134"><text:span text:style-name="T6">Tabla </text:span><text:span text:style-name="T6"><text:sequence text:ref-name="refTable15" text:name="Table" text:formula="ooow:Table+1" style:num-format="1">3.17</text:sequence></text:span> Historia de Usuario 5</text:p>
      <text:p text:style-name="P124"><text:span text:style-name="T6">Fuente</text:span>: Elaboración propia</text:p>
      <text:p text:style-name="P18">En esta historia de usuario crearemos un módulo para añadir una marca de agua con la información del usuario, <text:span text:style-name="T90">el usuario sera capaz de escoger la pagina donde que poner la marca de agua, así también podrá dibujar un rectángulo para asignar el tamaño de la marca de agua.</text:span></text:p>
      <text:p text:style-name="P13">A continuación se describe las Tarjetas de Tarea correspondientes:</text:p>
      <table:table table:name="Tabla18" table:style-name="Tabla18">
        <table:table-column table:style-name="Tabla18.A"/>
        <table:table-column table:style-name="Tabla18.B"/>
        <text:soft-page-break/>
        <table:table-row>
          <table:table-cell table:style-name="Tabla18.A1" table:number-columns-spanned="2" office:value-type="string">
            <text:p text:style-name="P96">Tarea</text:p>
          </table:table-cell>
          <table:covered-table-cell/>
        </table:table-row>
        <table:table-row>
          <table:table-cell table:style-name="Tabla18.A2" office:value-type="string">
            <text:p text:style-name="P78">Numero de Tarea: <text:span text:style-name="T91">5</text:span><text:span text:style-name="T32">.1</text:span></text:p>
          </table:table-cell>
          <table:table-cell table:style-name="Tabla18.B2" office:value-type="string">
            <text:p text:style-name="P78">Numero de Historia: <text:span text:style-name="T35">5</text:span></text:p>
          </table:table-cell>
        </table:table-row>
        <table:table-row>
          <table:table-cell table:style-name="Tabla18.B2" table:number-columns-spanned="2" office:value-type="string">
            <text:p text:style-name="P78">Nombre de tarea:<text:span text:style-name="T8"> </text:span><text:span text:style-name="T20">D</text:span><text:span text:style-name="T25">esarrollo de </text:span><text:span text:style-name="T26">interfaz</text:span><text:span text:style-name="T25"> para realizar </text:span><text:span text:style-name="T35">asignación de tamaño y ubicación de marca de agua a documento pdf.</text:span></text:p>
          </table:table-cell>
          <table:covered-table-cell/>
        </table:table-row>
        <table:table-row>
          <table:table-cell table:style-name="Tabla18.B2" table:number-columns-spanned="2" office:value-type="string">
            <text:p text:style-name="P78">Tipo de tarea: <text:span text:style-name="T10">Desarrollo</text:span></text:p>
          </table:table-cell>
          <table:covered-table-cell/>
        </table:table-row>
        <table:table-row>
          <table:table-cell table:style-name="Tabla18.B2" table:number-columns-spanned="2" office:value-type="string">
            <text:p text:style-name="P78">Programador(a) Responsable: <text:span text:style-name="T8"><text:s/></text:span><text:span text:style-name="T10">Armin Mesa Sanchez</text:span></text:p>
          </table:table-cell>
          <table:covered-table-cell/>
        </table:table-row>
        <table:table-row>
          <table:table-cell table:style-name="Tabla18.B2" table:number-columns-spanned="2" office:value-type="string">
            <text:p text:style-name="P78">Descripción: <text:span text:style-name="T35">Realiza el módulo para dibujar un cuadrado en una pagina del documento pdf para poder añadir una marca de agua.</text:span></text:p>
          </table:table-cell>
          <table:covered-table-cell/>
        </table:table-row>
      </table:table>
      <text:p text:style-name="P134"><text:span text:style-name="T6">Tabla </text:span><text:span text:style-name="T6"><text:sequence text:ref-name="refTable16" text:name="Table" text:formula="ooow:Table+1" style:num-format="1">3.18</text:sequence></text:span> Tarjeta de Tarea 5.1 de Historia de Usuario 5</text:p>
      <text:p text:style-name="P125"><text:span text:style-name="T6">Fuente</text:span>: Elaboración propia</text:p>
      <text:p text:style-name="P19">La Tarjeta de tarea 5.1 (Tabla <text:sequence-ref text:reference-format="value" text:ref-name="refTable16">3.18</text:sequence-ref>) trabajara conjuntamente con la tarjeta de tarea 4.1 (Tabla <text:sequence-ref text:reference-format="value" text:ref-name="refTable14">3.16</text:sequence-ref>), ya que <text:span text:style-name="T92">con el visualizador de pdf podremos avanzar a la pagina correspondiente donde el usuario desea añadir la marca de agua. En la pagina elegida el usuario </text:span>dibujara <text:span text:style-name="T92">un</text:span> rectángulo <text:span text:style-name="T92">para definir el tamaño de la marca de agua</text:span>. <text:span text:style-name="T93">Esta marca de agua contendrá una imagen QR, información del usuario, información extra y fecha de firmado.</text:span></text:p>
      <table:table table:name="Tabla19" table:style-name="Tabla19">
        <table:table-column table:style-name="Tabla19.A"/>
        <table:table-column table:style-name="Tabla19.B"/>
        <table:table-row>
          <table:table-cell table:style-name="Tabla19.A1" table:number-columns-spanned="2" office:value-type="string">
            <text:p text:style-name="P56">Historias de Usuario</text:p>
          </table:table-cell>
          <table:covered-table-cell/>
        </table:table-row>
        <table:table-row>
          <table:table-cell table:style-name="Tabla19.A2" office:value-type="string">
            <text:p text:style-name="P48">Numero: <text:span text:style-name="T37">6</text:span></text:p>
          </table:table-cell>
          <table:table-cell table:style-name="Tabla19.B2" office:value-type="string">
            <text:p text:style-name="P64">Nombre: <text:span text:style-name="T54">Incluir s</text:span><text:span text:style-name="T49">ello de tiempo </text:span><text:span text:style-name="T53">de la entidad certificadora</text:span><text:span text:style-name="T49"> pa</text:span><text:span text:style-name="T54">ra</text:span><text:span text:style-name="T49"> los documentos firmados en formato PDF.</text:span></text:p>
          </table:table-cell>
        </table:table-row>
        <table:table-row>
          <table:table-cell table:style-name="Tabla19.A2" office:value-type="string">
            <text:p text:style-name="P64">Autor: <text:span text:style-name="T9">Armin Mesa Sanchez</text:span></text:p>
          </table:table-cell>
          <table:table-cell table:style-name="Tabla19.B2" office:value-type="string">
            <text:p text:style-name="P105"/>
          </table:table-cell>
        </table:table-row>
        <table:table-row>
          <table:table-cell table:style-name="Tabla19.A2" office:value-type="string">
            <text:p text:style-name="P64">Prioridad: <text:span text:style-name="T27">Media</text:span></text:p>
          </table:table-cell>
          <table:table-cell table:style-name="Tabla19.B2" office:value-type="string">
            <text:p text:style-name="P105"/>
          </table:table-cell>
        </table:table-row>
        <table:table-row>
          <table:table-cell table:style-name="Tabla19.B2" table:number-columns-spanned="2" office:value-type="string">
            <text:p text:style-name="P64">Descripción: <text:span text:style-name="T36">Se Desarrolla módulo para adquirir el sello de tiempo de un servidor TSA <text:s/>para firmar un documento pdf. </text:span><text:span text:style-name="T37">De esta forma se evitara el no repudio a un documento firmado.</text:span></text:p>
          </table:table-cell>
          <table:covered-table-cell/>
        </table:table-row>
      </table:table>
      <text:p text:style-name="P134"><text:span text:style-name="T6">Tabla </text:span><text:span text:style-name="T6"><text:sequence text:ref-name="refTable17" text:name="Table" text:formula="ooow:Table+1" style:num-format="1">3.19</text:sequence></text:span> Historia de Usuario 6</text:p>
      <text:p text:style-name="P126"><text:span text:style-name="T6">Fuente</text:span>: Elaboración propia</text:p>
      <text:p text:style-name="P20">La Historia de Usuario 6 es un módulo que realiza las consultas al servidor <text:span text:style-name="T75">TSA</text:span> para adquirir <text:span text:style-name="T94">la</text:span> fecha y hora exacta <text:span text:style-name="T94">en la que se esta realizando </text:span>a la firma, <text:span text:style-name="T94">este dato es añadido al documento</text:span> pdf.</text:p>
      <text:p text:style-name="P14">A continuación se describe las Tarjetas de Tarea correspondientes:</text:p>
      <table:table table:name="Tabla20" table:style-name="Tabla20">
        <table:table-column table:style-name="Tabla20.A"/>
        <table:table-column table:style-name="Tabla20.B"/>
        <text:soft-page-break/>
        <table:table-row>
          <table:table-cell table:style-name="Tabla20.A1" table:number-columns-spanned="2" office:value-type="string">
            <text:p text:style-name="P97">Tarea</text:p>
          </table:table-cell>
          <table:covered-table-cell/>
        </table:table-row>
        <table:table-row>
          <table:table-cell table:style-name="Tabla20.A2" office:value-type="string">
            <text:p text:style-name="P79">Numero de Tarea: <text:span text:style-name="T94">6</text:span><text:span text:style-name="T32">.1</text:span></text:p>
          </table:table-cell>
          <table:table-cell table:style-name="Tabla20.B2" office:value-type="string">
            <text:p text:style-name="P79">Numero de Historia: <text:span text:style-name="T38">6</text:span></text:p>
          </table:table-cell>
        </table:table-row>
        <table:table-row>
          <table:table-cell table:style-name="Tabla20.B2" table:number-columns-spanned="2" office:value-type="string">
            <text:p text:style-name="P79">Nombre de tarea:<text:span text:style-name="T8"> </text:span><text:span text:style-name="T20">D</text:span><text:span text:style-name="T25">esarrollo </text:span><text:span text:style-name="T38">de modulo para consulta a servidor TSA</text:span></text:p>
          </table:table-cell>
          <table:covered-table-cell/>
        </table:table-row>
        <table:table-row>
          <table:table-cell table:style-name="Tabla20.B2" table:number-columns-spanned="2" office:value-type="string">
            <text:p text:style-name="P79">Tipo de tarea: <text:span text:style-name="T10">Desarrollo</text:span></text:p>
          </table:table-cell>
          <table:covered-table-cell/>
        </table:table-row>
        <table:table-row>
          <table:table-cell table:style-name="Tabla20.B2" table:number-columns-spanned="2" office:value-type="string">
            <text:p text:style-name="P79">Programador(a) Responsable: <text:span text:style-name="T8"><text:s/></text:span><text:span text:style-name="T10">Armin Mesa Sanchez</text:span></text:p>
          </table:table-cell>
          <table:covered-table-cell/>
        </table:table-row>
        <table:table-row>
          <table:table-cell table:style-name="Tabla20.B2" table:number-columns-spanned="2" office:value-type="string">
            <text:p text:style-name="P79">Descripción: <text:span text:style-name="T35">Realiza el módulo para </text:span><text:span text:style-name="T38">realizar las consultas al servidor TSA, para ver tipo de autenticación, las politicas de OID y algoritmo hash que usa el servidor.</text:span></text:p>
          </table:table-cell>
          <table:covered-table-cell/>
        </table:table-row>
      </table:table>
      <text:p text:style-name="P134"><text:span text:style-name="T6">Tabla </text:span><text:span text:style-name="T6"><text:sequence text:ref-name="refTable18" text:name="Table" text:formula="ooow:Table+1" style:num-format="1">3.20</text:sequence></text:span> Tarjeta de Tarea 6.1 de Historia de Usuario 6</text:p>
      <text:p text:style-name="P127"><text:span text:style-name="T6">Fuente</text:span>: Elaboración propia</text:p>
      <text:p text:style-name="P21">En la Tarea 6.1 (Tabla <text:sequence-ref text:reference-format="value" text:ref-name="refTable18">3.20</text:sequence-ref>) se desarrolla el módulo para consultar al TSA de la CE para poder <text:span text:style-name="T95">adquirir la información de tiempo, en esta consulta se genera un hash de tipo SHA-1 y SHA-2 del documento pdf. La respuesta es añadida a la firma del documento pdf y es visible desde la marca de agua.</text:span></text:p>
      <table:table table:name="Tabla21" table:style-name="Tabla21">
        <table:table-column table:style-name="Tabla21.A"/>
        <table:table-column table:style-name="Tabla21.B"/>
        <table:table-row>
          <table:table-cell table:style-name="Tabla21.A1" table:number-columns-spanned="2" office:value-type="string">
            <text:p text:style-name="P98">Tarea</text:p>
          </table:table-cell>
          <table:covered-table-cell/>
        </table:table-row>
        <table:table-row>
          <table:table-cell table:style-name="Tabla21.A2" office:value-type="string">
            <text:p text:style-name="P80">Numero de Tarea: <text:span text:style-name="T94">6</text:span><text:span text:style-name="T32">.</text:span><text:span text:style-name="T39">2</text:span></text:p>
          </table:table-cell>
          <table:table-cell table:style-name="Tabla21.B2" office:value-type="string">
            <text:p text:style-name="P80">Numero de Historia: <text:span text:style-name="T38">6</text:span></text:p>
          </table:table-cell>
        </table:table-row>
        <table:table-row>
          <table:table-cell table:style-name="Tabla21.B2" table:number-columns-spanned="2" office:value-type="string">
            <text:p text:style-name="P80">Nombre de tarea:<text:span text:style-name="T8"> </text:span><text:span text:style-name="T20">D</text:span><text:span text:style-name="T25">esarrollo </text:span><text:span text:style-name="T38">de </text:span><text:span text:style-name="T39">interfaz</text:span><text:span text:style-name="T38"> para consulta a servidor TSA</text:span></text:p>
          </table:table-cell>
          <table:covered-table-cell/>
        </table:table-row>
        <table:table-row>
          <table:table-cell table:style-name="Tabla21.B2" table:number-columns-spanned="2" office:value-type="string">
            <text:p text:style-name="P80">Tipo de tarea: <text:span text:style-name="T10">Desarrollo</text:span></text:p>
          </table:table-cell>
          <table:covered-table-cell/>
        </table:table-row>
        <table:table-row>
          <table:table-cell table:style-name="Tabla21.B2" table:number-columns-spanned="2" office:value-type="string">
            <text:p text:style-name="P80">Programador(a) Responsable: <text:span text:style-name="T8"><text:s/></text:span><text:span text:style-name="T10">Armin Mesa Sanchez</text:span></text:p>
          </table:table-cell>
          <table:covered-table-cell/>
        </table:table-row>
        <table:table-row>
          <table:table-cell table:style-name="Tabla21.B2" table:number-columns-spanned="2" office:value-type="string">
            <text:p text:style-name="P80">Descripción: <text:span text:style-name="T35">Realiza</text:span><text:span text:style-name="T39">r</text:span><text:span text:style-name="T35"> el </text:span><text:span text:style-name="T39">desarrollo de la interfaz para consultar al servidor TSA, el usuario tendrá la opción de escoger el tipo de autenticación, ingresar su OID correspondiente e ingresar el tipo de resumen que quiere usar.</text:span></text:p>
          </table:table-cell>
          <table:covered-table-cell/>
        </table:table-row>
      </table:table>
      <text:p text:style-name="P134"><text:span text:style-name="T6">Tabla </text:span><text:span text:style-name="T6"><text:sequence text:ref-name="refTable19" text:name="Table" text:formula="ooow:Table+1" style:num-format="1">3.21</text:sequence></text:span> Tarjeta de Tarea 6.2 de Historia de Usuario 6</text:p>
      <text:p text:style-name="P128"><text:span text:style-name="T6">Fuente</text:span>: Elaboración propia</text:p>
      <text:p text:style-name="P22">Para esta tar<text:span text:style-name="T96">ea (Tabla </text:span><text:span text:style-name="T96"><text:sequence-ref text:reference-format="value" text:ref-name="refTable19">3.21</text:sequence-ref></text:span><text:span text:style-name="T96">) se desarrolla la interfaz para añadir la URL del servidor TSA, escoger el tipo de autenticación que puede ser del tipo:</text:span></text:p>
      <text:list xml:id="list909748185312302375" text:style-name="L2">
        <text:list-item>
          <text:p text:style-name="P169">Ninguno, no es necesario añadir algún dato excepto la URL del servidor.</text:p>
        </text:list-item>
        <text:list-item>
          <text:p text:style-name="P169">Usuario y contraseña, es necesario un usuario y contraseña para realizar la consulta.</text:p>
        </text:list-item>
        <text:list-item>
          <text:p text:style-name="P169">Certificado, el usuario tiene un certificado en el servidor TSA al cual puede puede usar para adquirir el sello de tiempo.</text:p>
        </text:list-item>
      </text:list>
      <text:p text:style-name="P23"><text:soft-page-break/>Ademas de estas opciones el usuario tendrá las opciones de añadir su OID para realizar las consultas, como también añadir el tipo de resumen que quiere usar para su documento pdf.</text:p>
      <table:table table:name="Tabla22" table:style-name="Tabla22">
        <table:table-column table:style-name="Tabla22.A"/>
        <table:table-column table:style-name="Tabla22.B"/>
        <table:table-row>
          <table:table-cell table:style-name="Tabla22.A1" table:number-columns-spanned="2" office:value-type="string">
            <text:p text:style-name="P57">Historias de Usuario</text:p>
          </table:table-cell>
          <table:covered-table-cell/>
        </table:table-row>
        <table:table-row>
          <table:table-cell table:style-name="Tabla22.A2" office:value-type="string">
            <text:p text:style-name="P49">Numero: <text:span text:style-name="T40">7</text:span></text:p>
          </table:table-cell>
          <table:table-cell table:style-name="Tabla22.B2" office:value-type="string">
            <text:p text:style-name="P65">Nombre: <text:span text:style-name="T53">V</text:span><text:span text:style-name="T49">alidación y verificación de firmas digitales en documentos con formato PDF.</text:span></text:p>
          </table:table-cell>
        </table:table-row>
        <table:table-row>
          <table:table-cell table:style-name="Tabla22.A2" office:value-type="string">
            <text:p text:style-name="P66">Autor: <text:span text:style-name="T9">Armin Mesa Sanchez</text:span></text:p>
          </table:table-cell>
          <table:table-cell table:style-name="Tabla22.B2" office:value-type="string">
            <text:p text:style-name="P106"/>
          </table:table-cell>
        </table:table-row>
        <table:table-row>
          <table:table-cell table:style-name="Tabla22.A2" office:value-type="string">
            <text:p text:style-name="P108">Prioridad: <text:span text:style-name="T27">Media</text:span></text:p>
          </table:table-cell>
          <table:table-cell table:style-name="Tabla22.B2" office:value-type="string">
            <text:p text:style-name="P109"/>
          </table:table-cell>
        </table:table-row>
        <table:table-row>
          <table:table-cell table:style-name="Tabla22.B2" table:number-columns-spanned="2" office:value-type="string">
            <text:p text:style-name="P108">Descripción: <text:span text:style-name="T36">Se Desarrolla módulo </text:span><text:span text:style-name="T43">para obtener la información de un documento pdf firmado, como ser: sello de tiempo, información de firmante, nivel de certificación, hash de documento, numero de revisiones de pdf.</text:span></text:p>
          </table:table-cell>
          <table:covered-table-cell/>
        </table:table-row>
      </table:table>
      <text:p text:style-name="P134"><text:span text:style-name="T6">Tabla </text:span><text:span text:style-name="T6"><text:sequence text:ref-name="refTable20" text:name="Table" text:formula="ooow:Table+1" style:num-format="1">3.22</text:sequence></text:span> Historia de Usuario 7</text:p>
      <text:p text:style-name="P129"><text:span text:style-name="T6">Fuente</text:span>: Elaboración propia</text:p>
      <text:p text:style-name="P24">En esta historia de usuario (Tabla <text:sequence-ref text:reference-format="value" text:ref-name="refTable20">3.22</text:sequence-ref>) se <text:span text:style-name="T97">desarrolla el módulo para obtener información de un documento pdf que sera procesada para ser mostrada al usuario de forma entendible.</text:span></text:p>
      <text:p text:style-name="P15">A continuación se describe las Tarjetas de Tarea correspondientes:</text:p>
      <table:table table:name="Tabla24" table:style-name="Tabla24">
        <table:table-column table:style-name="Tabla24.A"/>
        <table:table-column table:style-name="Tabla24.B"/>
        <table:table-row>
          <table:table-cell table:style-name="Tabla24.A1" table:number-columns-spanned="2" office:value-type="string">
            <text:p text:style-name="P84">Tarea</text:p>
          </table:table-cell>
          <table:covered-table-cell/>
        </table:table-row>
        <table:table-row>
          <table:table-cell table:style-name="Tabla24.A2" office:value-type="string">
            <text:p text:style-name="P81">Numero de Tarea: <text:span text:style-name="T98">7</text:span><text:span text:style-name="T32">.</text:span><text:span text:style-name="T44">1</text:span></text:p>
          </table:table-cell>
          <table:table-cell table:style-name="Tabla24.B2" office:value-type="string">
            <text:p text:style-name="P81">Numero de Historia: <text:span text:style-name="T44">7</text:span></text:p>
          </table:table-cell>
        </table:table-row>
        <table:table-row>
          <table:table-cell table:style-name="Tabla24.B2" table:number-columns-spanned="2" office:value-type="string">
            <text:p text:style-name="P81">Nombre de tarea:<text:span text:style-name="T8"> </text:span><text:span text:style-name="T20">D</text:span><text:span text:style-name="T25">esarrollo </text:span><text:span text:style-name="T38">de </text:span><text:span text:style-name="T44">módulo para obtener información de pdf firmado.</text:span></text:p>
          </table:table-cell>
          <table:covered-table-cell/>
        </table:table-row>
        <table:table-row>
          <table:table-cell table:style-name="Tabla24.B2" table:number-columns-spanned="2" office:value-type="string">
            <text:p text:style-name="P81">Tipo de tarea: <text:span text:style-name="T10">Desarrollo</text:span></text:p>
          </table:table-cell>
          <table:covered-table-cell/>
        </table:table-row>
        <table:table-row>
          <table:table-cell table:style-name="Tabla24.B2" table:number-columns-spanned="2" office:value-type="string">
            <text:p text:style-name="P81">Programador(a) Responsable: <text:span text:style-name="T8"><text:s/></text:span><text:span text:style-name="T10">Armin Mesa Sanchez</text:span></text:p>
          </table:table-cell>
          <table:covered-table-cell/>
        </table:table-row>
        <table:table-row>
          <table:table-cell table:style-name="Tabla24.B2" table:number-columns-spanned="2" office:value-type="string">
            <text:p text:style-name="P110">Descripción: <text:span text:style-name="T35">Realiza</text:span><text:span text:style-name="T39">r</text:span><text:span text:style-name="T35"> el </text:span><text:span text:style-name="T39">desarrollo </text:span><text:span text:style-name="T44">módulo para obtener la información necesaria como ser: nombre del firmante, fecha de firmado, </text:span></text:p>
          </table:table-cell>
          <table:covered-table-cell/>
        </table:table-row>
      </table:table>
      <text:p text:style-name="P134"><text:span text:style-name="T6">Tabla </text:span><text:span text:style-name="T6"><text:sequence text:ref-name="refTable21" text:name="Table" text:formula="ooow:Table+1" style:num-format="1">3.23</text:sequence></text:span> Tarjeta de Tarea 7.1 para Historia de Usuario 7</text:p>
      <text:p text:style-name="P130"><text:span text:style-name="T6">Fuente</text:span>: Elaboración propia</text:p>
      <text:p text:style-name="P25">En esta tarea (Tabla <text:sequence-ref text:reference-format="value" text:ref-name="refTable21">3.23</text:sequence-ref>) se realizara lo inverso de todo lo realizado hasta ahora, se podra obtener la información del firmando como también la información del servidor TSA y OCSP.</text:p>
      <table:table table:name="Tabla25" table:style-name="Tabla25">
        <table:table-column table:style-name="Tabla25.A"/>
        <table:table-column table:style-name="Tabla25.B"/>
        <text:soft-page-break/>
        <table:table-row>
          <table:table-cell table:style-name="Tabla25.A1" table:number-columns-spanned="2" office:value-type="string">
            <text:p text:style-name="P84">Tarea</text:p>
          </table:table-cell>
          <table:covered-table-cell/>
        </table:table-row>
        <table:table-row>
          <table:table-cell table:style-name="Tabla25.A2" office:value-type="string">
            <text:p text:style-name="P81">Numero de Tarea: <text:span text:style-name="T98">7</text:span><text:span text:style-name="T32">.</text:span><text:span text:style-name="T39">2</text:span></text:p>
          </table:table-cell>
          <table:table-cell table:style-name="Tabla25.B2" office:value-type="string">
            <text:p text:style-name="P81">Numero de Historia: <text:span text:style-name="T44">7</text:span></text:p>
          </table:table-cell>
        </table:table-row>
        <table:table-row>
          <table:table-cell table:style-name="Tabla25.B2" table:number-columns-spanned="2" office:value-type="string">
            <text:p text:style-name="P81">Nombre de tarea:<text:span text:style-name="T8"> </text:span><text:span text:style-name="T20">D</text:span><text:span text:style-name="T25">esarrollo </text:span><text:span text:style-name="T38">de </text:span><text:span text:style-name="T39">interfaz</text:span><text:span text:style-name="T38"> para </text:span><text:span text:style-name="T44">mostrar información de pdf firmado.</text:span></text:p>
          </table:table-cell>
          <table:covered-table-cell/>
        </table:table-row>
        <table:table-row>
          <table:table-cell table:style-name="Tabla25.B2" table:number-columns-spanned="2" office:value-type="string">
            <text:p text:style-name="P81">Tipo de tarea: <text:span text:style-name="T10">Desarrollo</text:span></text:p>
          </table:table-cell>
          <table:covered-table-cell/>
        </table:table-row>
        <table:table-row>
          <table:table-cell table:style-name="Tabla25.B2" table:number-columns-spanned="2" office:value-type="string">
            <text:p text:style-name="P81">Programador(a) Responsable: <text:span text:style-name="T8"><text:s/></text:span><text:span text:style-name="T10">Armin Mesa Sanchez</text:span></text:p>
          </table:table-cell>
          <table:covered-table-cell/>
        </table:table-row>
        <table:table-row>
          <table:table-cell table:style-name="Tabla25.B2" table:number-columns-spanned="2" office:value-type="string">
            <text:p text:style-name="P81">Descripción: <text:span text:style-name="T35">Realiza</text:span><text:span text:style-name="T39">r</text:span><text:span text:style-name="T35"> el </text:span><text:span text:style-name="T39">desarrollo de la interfaz para </text:span><text:span text:style-name="T45">mostrar la información de un pdf firmado.</text:span></text:p>
          </table:table-cell>
          <table:covered-table-cell/>
        </table:table-row>
      </table:table>
      <text:p text:style-name="P134"><text:span text:style-name="T6">Tabla </text:span><text:span text:style-name="T6"><text:sequence text:ref-name="refTable22" text:name="Table" text:formula="ooow:Table+1" style:num-format="1">3.24</text:sequence></text:span> Tarjeta de Tarea 7.2 de Historia de Usuario 7</text:p>
      <text:p text:style-name="P131"><text:span text:style-name="T6">Fuente</text:span>: Elaboración propia</text:p>
      <text:p text:style-name="P26">En esta tarea (Tabla <text:sequence-ref text:reference-format="value" text:ref-name="refTable22">3.24</text:sequence-ref>) mostraremos la información del firmante, como algunos aspectos importantes del documento pdf, como ser:</text:p>
      <table:table table:name="Tabla23" table:style-name="Tabla23">
        <table:table-column table:style-name="Tabla23.A"/>
        <table:table-column table:style-name="Tabla23.B"/>
        <table:table-row>
          <table:table-cell table:style-name="Tabla23.A1" table:number-columns-spanned="2" office:value-type="string">
            <text:p text:style-name="P51">Historias de Usuario</text:p>
          </table:table-cell>
          <table:covered-table-cell/>
        </table:table-row>
        <table:table-row>
          <table:table-cell table:style-name="Tabla23.A2" office:value-type="string">
            <text:p text:style-name="P50">Numero: <text:span text:style-name="T42">8</text:span></text:p>
          </table:table-cell>
          <table:table-cell table:style-name="Tabla23.B2" office:value-type="string">
            <text:p text:style-name="P67">Nombre: <text:span text:style-name="T55">A</text:span><text:span text:style-name="T49">lmacenamiento del historial de firmas realizadas </text:span><text:span text:style-name="T55">por los servidores públicos y acceso </text:span><text:span text:style-name="T49">mediante un código QR</text:span><text:span text:style-name="T55">.</text:span></text:p>
          </table:table-cell>
        </table:table-row>
        <table:table-row>
          <table:table-cell table:style-name="Tabla23.A2" office:value-type="string">
            <text:p text:style-name="P67">Autor: <text:span text:style-name="T9">Armin Mesa Sanchez</text:span></text:p>
          </table:table-cell>
          <table:table-cell table:style-name="Tabla23.B2" office:value-type="string">
            <text:p text:style-name="P107"/>
          </table:table-cell>
        </table:table-row>
        <table:table-row>
          <table:table-cell table:style-name="Tabla23.A2" office:value-type="string">
            <text:p text:style-name="P67">Prioridad: <text:span text:style-name="T27">Media</text:span></text:p>
          </table:table-cell>
          <table:table-cell table:style-name="Tabla23.B2" office:value-type="string">
            <text:p text:style-name="P107"/>
          </table:table-cell>
        </table:table-row>
        <table:table-row>
          <table:table-cell table:style-name="Tabla23.B2" table:number-columns-spanned="2" office:value-type="string">
            <text:p text:style-name="P67">Descripción: <text:span text:style-name="T36">Se Desarrolla módulo </text:span><text:span text:style-name="T41">para almacenar los documentos firmados por los usuarios, los documentos firmados incluirán un código QR que contendrán la ubicación del documento respaldado en un servidor ftp.</text:span></text:p>
          </table:table-cell>
          <table:covered-table-cell/>
        </table:table-row>
      </table:table>
      <text:p text:style-name="P134"><text:span text:style-name="T6">Tabla </text:span><text:span text:style-name="T6"><text:sequence text:ref-name="refTable23" text:name="Table" text:formula="ooow:Table+1" style:num-format="1">3.25</text:sequence></text:span> Historia de Usuario 8</text:p>
      <text:p text:style-name="P131"><text:span text:style-name="T6">Fuente</text:span>: Elaboración propia</text:p>
      <text:p text:style-name="P26">Esta historia de usuario (Tabla <text:sequence-ref text:reference-format="value" text:ref-name="refTable23">3.25</text:sequence-ref>) se desarrollara para los casos en los que el documento tenga que ser impreso, como también para respaldar la información de los usuarios.</text:p>
      <text:p text:style-name="P16">A continuación se describe las Tarjetas de Tarea correspondientes:</text:p>
      <table:table table:name="Tabla26" table:style-name="Tabla26">
        <table:table-column table:style-name="Tabla26.A"/>
        <table:table-column table:style-name="Tabla26.B"/>
        <text:soft-page-break/>
        <table:table-row>
          <table:table-cell table:style-name="Tabla26.A1" table:number-columns-spanned="2" office:value-type="string">
            <text:p text:style-name="P85">Tarea</text:p>
          </table:table-cell>
          <table:covered-table-cell/>
        </table:table-row>
        <table:table-row>
          <table:table-cell table:style-name="Tabla26.A2" office:value-type="string">
            <text:p text:style-name="P82">Numero de Tarea: <text:span text:style-name="T46">8.1</text:span></text:p>
          </table:table-cell>
          <table:table-cell table:style-name="Tabla26.B2" office:value-type="string">
            <text:p text:style-name="P82">Numero de Historia: <text:span text:style-name="T46">8</text:span></text:p>
          </table:table-cell>
        </table:table-row>
        <table:table-row>
          <table:table-cell table:style-name="Tabla26.B2" table:number-columns-spanned="2" office:value-type="string">
            <text:p text:style-name="P82">Nombre de tarea:<text:span text:style-name="T8"> </text:span><text:span text:style-name="T20">D</text:span><text:span text:style-name="T25">esarrollo </text:span><text:span text:style-name="T38">de </text:span><text:span text:style-name="T46">modulo de introducción de usuario y contraseña</text:span><text:span text:style-name="T44">.</text:span></text:p>
          </table:table-cell>
          <table:covered-table-cell/>
        </table:table-row>
        <table:table-row>
          <table:table-cell table:style-name="Tabla26.B2" table:number-columns-spanned="2" office:value-type="string">
            <text:p text:style-name="P82">Tipo de tarea: <text:span text:style-name="T10">Desarrollo</text:span></text:p>
          </table:table-cell>
          <table:covered-table-cell/>
        </table:table-row>
        <table:table-row>
          <table:table-cell table:style-name="Tabla26.B2" table:number-columns-spanned="2" office:value-type="string">
            <text:p text:style-name="P82">Programador(a) Responsable: <text:span text:style-name="T8"><text:s/></text:span><text:span text:style-name="T10">Armin Mesa Sanchez</text:span></text:p>
          </table:table-cell>
          <table:covered-table-cell/>
        </table:table-row>
        <table:table-row>
          <table:table-cell table:style-name="Tabla26.B2" table:number-columns-spanned="2" office:value-type="string">
            <text:p text:style-name="P82">Descripción: <text:span text:style-name="T35">Realiza</text:span><text:span text:style-name="T39">r</text:span><text:span text:style-name="T35"> el </text:span><text:span text:style-name="T39">desarrollo </text:span><text:span text:style-name="T46">de un módulo en el cual se introduce un usuario y contraseña para poder respaldar la información de documentos firmados </text:span><text:span text:style-name="T47">en un servidor</text:span><text:span text:style-name="T46">.</text:span></text:p>
          </table:table-cell>
          <table:covered-table-cell/>
        </table:table-row>
      </table:table>
      <text:p text:style-name="P134"><text:span text:style-name="T6">Tabla </text:span><text:span text:style-name="T6"><text:sequence text:ref-name="refTable24" text:name="Table" text:formula="ooow:Table+1" style:num-format="1">3.26</text:sequence></text:span> Tarjeta de Tarea 8.1 de Historia de Usuario 8</text:p>
      <text:p text:style-name="P132"><text:span text:style-name="T6">Fuente</text:span>: Elaboración propia</text:p>
      <text:p text:style-name="P27">Esta tarea (Tabla <text:sequence-ref text:reference-format="value" text:ref-name="refTable24">3.26</text:sequence-ref>) <text:span text:style-name="T99">se desarrolla un módulo para que el usuario pueda añadir un usuario y contraseña, de esta forma</text:span> almacenar la información del usuario, como también almacenar el historial de firmas realizadas.</text:p>
      <text:p text:style-name="P28"/>
      <table:table table:name="Tabla27" table:style-name="Tabla27">
        <table:table-column table:style-name="Tabla27.A"/>
        <table:table-column table:style-name="Tabla27.B"/>
        <table:table-row>
          <table:table-cell table:style-name="Tabla27.A1" table:number-columns-spanned="2" office:value-type="string">
            <text:p text:style-name="P83">Tarea</text:p>
          </table:table-cell>
          <table:covered-table-cell/>
        </table:table-row>
        <table:table-row>
          <table:table-cell table:style-name="Tabla27.A2" office:value-type="string">
            <text:p text:style-name="P83">Numero de Tarea: <text:span text:style-name="T99">8</text:span><text:span text:style-name="T32">.</text:span><text:span text:style-name="T39">2</text:span></text:p>
          </table:table-cell>
          <table:table-cell table:style-name="Tabla27.B2" office:value-type="string">
            <text:p text:style-name="P83">Numero de Historia: </text:p>
          </table:table-cell>
        </table:table-row>
        <table:table-row>
          <table:table-cell table:style-name="Tabla27.B2" table:number-columns-spanned="2" office:value-type="string">
            <text:p text:style-name="P83">Nombre de tarea:<text:span text:style-name="T8"> </text:span><text:span text:style-name="T20">D</text:span><text:span text:style-name="T25">esarrollo </text:span><text:span text:style-name="T38">de </text:span><text:span text:style-name="T39">interfaz</text:span><text:span text:style-name="T38"> para </text:span><text:span text:style-name="T47">introducir usuario y contraseña.</text:span></text:p>
          </table:table-cell>
          <table:covered-table-cell/>
        </table:table-row>
        <table:table-row>
          <table:table-cell table:style-name="Tabla27.B2" table:number-columns-spanned="2" office:value-type="string">
            <text:p text:style-name="P83">Tipo de tarea: <text:span text:style-name="T10">Desarrollo</text:span></text:p>
          </table:table-cell>
          <table:covered-table-cell/>
        </table:table-row>
        <table:table-row>
          <table:table-cell table:style-name="Tabla27.B2" table:number-columns-spanned="2" office:value-type="string">
            <text:p text:style-name="P83">Programador(a) Responsable: <text:span text:style-name="T8"><text:s/></text:span><text:span text:style-name="T10">Armin Mesa Sanchez</text:span></text:p>
          </table:table-cell>
          <table:covered-table-cell/>
        </table:table-row>
        <table:table-row>
          <table:table-cell table:style-name="Tabla27.B2" table:number-columns-spanned="2" office:value-type="string">
            <text:p text:style-name="P83">Descripción: <text:span text:style-name="T35">Realiza</text:span><text:span text:style-name="T39">r</text:span><text:span text:style-name="T35"> el </text:span><text:span text:style-name="T39">desarrollo de la interfaz </text:span><text:span text:style-name="T47">para que el usuario ingrese un usuario y contraseña para realizar un respaldo de su documento firmado.</text:span></text:p>
          </table:table-cell>
          <table:covered-table-cell/>
        </table:table-row>
      </table:table>
      <text:p text:style-name="P134"><text:span text:style-name="T6">Tabla </text:span><text:span text:style-name="T6"><text:sequence text:ref-name="refTable25" text:name="Table" text:formula="ooow:Table+1" style:num-format="1">3.27</text:sequence></text:span> Tarjeta de Tarea 8.2 de Historia de Usuario 8</text:p>
      <text:p text:style-name="P133"><text:span text:style-name="T6">Fuente</text:span>: Elaboración propia</text:p>
      <text:p text:style-name="P29">Para esta tarea (Tabla <text:sequence-ref text:reference-format="value" text:ref-name="refTable25">3.27</text:sequence-ref>) se realizara una interfaz amigable <text:span text:style-name="T100">con un boton</text:span> en el cual el usuario indicara que documento quiere respaldar, para luego ingresar un usuario y contraseña para <text:span text:style-name="T100">confirmar el respaldo.</text:span></text:p>
      <text:h text:style-name="P228" text:outline-level="3"><text:bookmark-start text:name="__RefHeading___Toc2504_487598608"/>Plan de entregas<text:bookmark-end text:name="__RefHeading___Toc2504_487598608"/></text:h>
      <text:p text:style-name="P41">Una característica muy útil de la metodología de desarrollo XP es la programación incremental, estas iteraciones consisten en un ciclo completo de trabajo en las que se va definiendo las historias de usuario que van a ser atendidas en dicho ciclo, en este sentido se planifica la distribución de tiempo para cada modulo que se desarrollara.</text:p>
      <text:p text:style-name="P40"><text:soft-page-break/>Cada una de las iteraciones responden <text:span text:style-name="T144">a </text:span>una cantidad de requisitos definidos p<text:span text:style-name="T101">ara el desarrollo de los módulos, estos son los artefactos de la metodología XP, usando también el lenguaje de modelado UML para el diseño de diagramas de clases. En la </text:span><text:span text:style-name="T101"><text:sequence-ref text:reference-format="text" text:ref-name="refTable26">Tabla 3.28 Plan de entregas</text:sequence-ref></text:span><text:span text:style-name="T101"> se detalla la planificación de las seis iteraciones a desarrollar.</text:span></text:p>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99">Iteraciones</text:p>
          </table:table-cell>
          <table:table-cell table:style-name="Tabla1.A1" office:value-type="string">
            <text:p text:style-name="P99">Historias de usuario</text:p>
          </table:table-cell>
          <table:table-cell table:style-name="Tabla1.A1" office:value-type="string">
            <text:p text:style-name="P99">Duración</text:p>
          </table:table-cell>
          <table:table-cell table:style-name="Tabla1.D1" office:value-type="string">
            <text:p text:style-name="P99">Fecha inicio</text:p>
          </table:table-cell>
        </table:table-row>
        <table:table-row>
          <table:table-cell table:style-name="Tabla1.A2" office:value-type="string">
            <text:p text:style-name="P111">Primera</text:p>
          </table:table-cell>
          <table:table-cell table:style-name="Tabla1.B6" office:value-type="string">
            <text:list xml:id="list94172009421692847" text:style-name="L3">
              <text:list-item>
                <text:p text:style-name="P193"><text:span text:style-name="T3">U</text:span>sar la firma digital de un servidor público <text:span text:style-name="T4">almacenada en un token</text:span> para firmar documentos en formato PDF.</text:p>
              </text:list-item>
            </text:list>
          </table:table-cell>
          <table:table-cell table:style-name="Tabla1.A2" office:value-type="string">
            <text:p text:style-name="P112"><text:span text:style-name="T142">2</text:span> Semanas</text:p>
          </table:table-cell>
          <table:table-cell table:style-name="Tabla1.D2" office:value-type="string">
            <text:p text:style-name="P112"><text:span text:style-name="T143">17</text:span>/0<text:span text:style-name="T143">8</text:span>/2015</text:p>
          </table:table-cell>
        </table:table-row>
        <table:table-row>
          <table:table-cell table:style-name="Tabla1.A2" office:value-type="string">
            <text:p text:style-name="P165">Segunda</text:p>
          </table:table-cell>
          <table:table-cell table:style-name="Tabla1.B6" office:value-type="string">
            <text:list xml:id="list1941291196913" text:continue-numbering="true" text:style-name="L3">
              <text:list-item>
                <text:p text:style-name="P194"><text:span text:style-name="T3">F</text:span>irmar documentos en formato PDF.</text:p>
              </text:list-item>
            </text:list>
          </table:table-cell>
          <table:table-cell table:style-name="Tabla1.A2" office:value-type="string">
            <text:p text:style-name="P163"><text:span text:style-name="T142">2</text:span> Semanas</text:p>
          </table:table-cell>
          <table:table-cell table:style-name="Tabla1.D2" office:value-type="string">
            <text:p text:style-name="P164">31/0<text:span text:style-name="T143">8</text:span>/2015</text:p>
          </table:table-cell>
        </table:table-row>
        <table:table-row>
          <table:table-cell table:style-name="Tabla1.A2" office:value-type="string">
            <text:p text:style-name="P165">Tercera</text:p>
          </table:table-cell>
          <table:table-cell table:style-name="Tabla1.B6" office:value-type="string">
            <text:list xml:id="list1940925667459" text:continue-numbering="true" text:style-name="L3">
              <text:list-item>
                <text:p text:style-name="P197">Validación y comprobación de estado del certificado otorgado por la entidad certificadora para tener una constancia del estado del certificado.</text:p>
              </text:list-item>
            </text:list>
          </table:table-cell>
          <table:table-cell table:style-name="Tabla1.A2" office:value-type="string">
            <text:p text:style-name="P163"><text:span text:style-name="T142">2</text:span> Semanas</text:p>
          </table:table-cell>
          <table:table-cell table:style-name="Tabla1.D2" office:value-type="string">
            <text:p text:style-name="P162">1<text:span text:style-name="T142">4</text:span>/0<text:span text:style-name="T143">9</text:span>/2015</text:p>
          </table:table-cell>
        </table:table-row>
        <table:table-row>
          <table:table-cell table:style-name="Tabla1.A2" office:value-type="string">
            <text:p text:style-name="P111"><text:span text:style-name="T143">Cuarta</text:span></text:p>
          </table:table-cell>
          <table:table-cell table:style-name="Tabla1.B6" office:value-type="string">
            <text:list xml:id="list7574464605155192017" text:style-name="L4">
              <text:list-item>
                <text:p text:style-name="P209"><text:span text:style-name="T107">V</text:span><text:span text:style-name="T108">isualizar un documento en formato PDF.</text:span></text:p>
              </text:list-item>
              <text:list-item>
                <text:p text:style-name="P195">Incluir la marca de agua con la información del servidor publico.</text:p>
              </text:list-item>
            </text:list>
          </table:table-cell>
          <table:table-cell table:style-name="Tabla1.A2" office:value-type="string">
            <text:p text:style-name="P112"><text:span text:style-name="T142">2</text:span> Semanas</text:p>
          </table:table-cell>
          <table:table-cell table:style-name="Tabla1.D2" office:value-type="string">
            <text:p text:style-name="P112"><text:span text:style-name="T142">28</text:span>/09/2015</text:p>
          </table:table-cell>
        </table:table-row>
        <table:table-row>
          <table:table-cell table:style-name="Tabla1.A2" office:value-type="string">
            <text:p text:style-name="P111"><text:span text:style-name="T143">Quinta</text:span></text:p>
          </table:table-cell>
          <table:table-cell table:style-name="Tabla1.B6" office:value-type="string">
            <text:list xml:id="list5326120209843087470" text:style-name="L5">
              <text:list-item>
                <text:p text:style-name="P198">Incluir sello de tiempo de la entidad certificadora para los documentos firmados en formato PDF.</text:p>
              </text:list-item>
              <text:list-item>
                <text:p text:style-name="P196"><text:bookmark-start text:name="__DdeLink__11227_985329598"/>Verificación de firmas digitales en documentos firmados, con formato PDF.<text:bookmark-end text:name="__DdeLink__11227_985329598"/></text:p>
              </text:list-item>
            </text:list>
          </table:table-cell>
          <table:table-cell table:style-name="Tabla1.A2" office:value-type="string">
            <text:p text:style-name="P112"><text:span text:style-name="T142">2</text:span> semanas</text:p>
          </table:table-cell>
          <table:table-cell table:style-name="Tabla1.D2" office:value-type="string">
            <text:p text:style-name="P112"><text:span text:style-name="T142">12</text:span>/10/2015</text:p>
          </table:table-cell>
        </table:table-row>
        <table:table-row>
          <table:table-cell table:style-name="Tabla1.A2" office:value-type="string">
            <text:p text:style-name="P165">Sexta</text:p>
          </table:table-cell>
          <table:table-cell table:style-name="Tabla1.B7" office:value-type="string">
            <text:list xml:id="list1397125529125176721" text:style-name="L6">
              <text:list-item>
                <text:p text:style-name="P199">Almacenamiento del historial de firmas realizadas por los servidores públicos y acceso mediante un código QR.</text:p>
              </text:list-item>
            </text:list>
          </table:table-cell>
          <table:table-cell table:style-name="Tabla1.A2" office:value-type="string">
            <text:p text:style-name="P112"><text:span text:style-name="T142">2</text:span> Semanas</text:p>
          </table:table-cell>
          <table:table-cell table:style-name="Tabla1.D2" office:value-type="string">
            <text:p text:style-name="P112">26/10/2015</text:p>
          </table:table-cell>
        </table:table-row>
      </table:table>
      <text:p text:style-name="P134"><text:span text:style-name="T6">Tabla </text:span><text:span text:style-name="T6"><text:sequence text:ref-name="refTable26" text:name="Table" text:formula="ooow:Table+1" style:num-format="1">3.28</text:sequence></text:span> Plan de entregas</text:p>
      <text:p text:style-name="P181"><text:span text:style-name="T113">Fuente</text:span><text:span text:style-name="T109">: Elaboración propia</text:span></text:p>
      <text:p text:style-name="P210"><text:span text:style-name="T103">A continuación se presentan las seis iteraciones realizadas en el proyecto.</text:span></text:p>
      <text:p text:style-name="P210"><text:span text:style-name="T111"/></text:p>
      <text:p text:style-name="P171"><text:soft-page-break/>Tarjeta CRC de <text:bookmark-start text:name="__DdeLink__4209_1883778195"/>InformacionCRL<text:bookmark-end text:name="__DdeLink__4209_1883778195"/> (Tabla ).</text:p>
      <text:p text:style-name="P171"/>
      <table:table table:name="Tabla30" table:style-name="Tabla30">
        <table:table-column table:style-name="Tabla30.A"/>
        <table:table-column table:style-name="Tabla30.B"/>
        <table:table-row>
          <table:table-cell table:style-name="Tabla30.A1" table:number-columns-spanned="2" office:value-type="string">
            <text:p text:style-name="P173">InformacionCRL</text:p>
          </table:table-cell>
          <table:covered-table-cell/>
        </table:table-row>
        <table:table-row>
          <table:table-cell table:style-name="Tabla30.A2" office:value-type="string">
            <text:p text:style-name="P156">Responsabilidad</text:p>
          </table:table-cell>
          <table:table-cell table:style-name="Tabla30.B2" office:value-type="string">
            <text:p text:style-name="P156">Colaboración</text:p>
          </table:table-cell>
        </table:table-row>
        <table:table-row>
          <table:table-cell table:style-name="Tabla30.A2" office:value-type="string">
            <text:list xml:id="list8122304522906558065" text:style-name="L7">
              <text:list-item>
                <text:p text:style-name="P159">Obtener y proveer información de <text:span text:style-name="T127">CRL</text:span></text:p>
                <text:p text:style-name="P159"/>
              </text:list-item>
            </text:list>
          </table:table-cell>
          <table:table-cell table:style-name="Tabla30.B2" office:value-type="string">
            <text:list xml:id="list1940486057192" text:continue-numbering="true" text:style-name="L7">
              <text:list-item>
                <text:p text:style-name="P159"><text:span text:style-name="T127">Opciones</text:span>sFirma</text:p>
              </text:list-item>
            </text:list>
          </table:table-cell>
        </table:table-row>
      </table:table>
      <text:p text:style-name="P174"><text:bookmark-start text:name="__RefHeading___Toc2512_487598608"/><text:bookmark-end text:name="__RefHeading___Toc2512_487598608"/></text:p>
      <text:h text:style-name="Heading_20_2" text:outline-level="2"><text:bookmark-start text:name="__RefHeading___Toc2514_487598608"/>PRIMERA ITERACIÓN<text:bookmark-end text:name="__RefHeading___Toc2514_487598608"/></text:h>
      <text:p text:style-name="P42">En esta iteración se contempla la realización del <text:span text:style-name="T125">primer prototipo del sistema, resolviendo las siguiente historia de usuario:</text:span></text:p>
      <text:list xml:id="list5099018178356960092" text:style-name="L8">
        <text:list-item>
          <text:p text:style-name="P203"><text:span text:style-name="T3">U</text:span>sar la firma digital de un servidor público <text:span text:style-name="T4">almacenada en un token</text:span> para firmar documentos en formato PDF.</text:p>
        </text:list-item>
      </text:list>
      <text:h text:style-name="P224" text:outline-level="3"><text:bookmark-start text:name="__RefHeading___Toc2516_487598608"/><text:span text:style-name="T141">Diseño</text:span><text:bookmark-end text:name="__RefHeading___Toc2516_487598608"/></text:h>
      <text:p text:style-name="P170"><text:span text:style-name="T123">En esta fase </text:span><text:span text:style-name="T124">el diseño nos sirve p</text:span><text:span text:style-name="T118">ara visualizar, especificar, construir y documentar los aspectos estáticos de</text:span><text:span text:style-name="T123">l sistema en</text:span><text:span text:style-name="T118"> l</text:span><text:span text:style-name="T123">a primera iteración, </text:span><text:span text:style-name="T119">haremos uso de uno de los </text:span><text:span text:style-name="T120">diagramas estructurales, que en este caso sera el diagrama de clases, </text:span><text:span text:style-name="T121">así como también haremos uso de las tarjetas CRC </text:span><text:span text:style-name="T124">para representar a las clases</text:span><text:span text:style-name="T121">.</text:span></text:p>
      <text:h text:style-name="P216" text:outline-level="4"><text:span text:style-name="T141">Tarjetas CRC</text:span></text:h>
      <text:p text:style-name="P211"><text:span text:style-name="T104">El sistema en desarrollo esta orientado a objetos, es por esta razón que </text:span><text:span text:style-name="T103">las tarjetas CRC </text:span><text:span text:style-name="T104">nos </text:span><text:span text:style-name="T103"><text:s/>facilitara</text:span><text:span text:style-name="T104">n</text:span><text:span text:style-name="T103"> la implementación de las clases definidas </text:span><text:span text:style-name="T110">en esta sección</text:span><text:span text:style-name="T104">.</text:span></text:p>
      <text:p text:style-name="P212"><text:span text:style-name="T104">A </text:span><text:span text:style-name="T103">continuación se describen las tarjetas CRC</text:span><text:span text:style-name="T105"> </text:span><text:span text:style-name="T103">con sus respectivas responsabilidades y colaboraciones </text:span><text:span text:style-name="T112">correspondientes a la historia de usuario 1</text:span><text:span text:style-name="T103">:</text:span></text:p>
      <text:p text:style-name="P213"><text:span text:style-name="T103">Se muestra la tarjeta CRC de la clase Firmar (Tabla </text:span><text:span text:style-name="T103"><text:sequence-ref text:reference-format="value" text:ref-name="refTable30">3.29</text:sequence-ref></text:span><text:span text:style-name="T103">) que es una de las</text:span><text:span text:style-name="T106"> clases</text:span><text:span text:style-name="T103"> m</text:span><text:span text:style-name="T106">á</text:span><text:span text:style-name="T103">s importantes del sistema </text:span><text:span text:style-name="T106">con sus respectivas responsabilidades y colaboraciones.</text:span></text:p>
      <table:table table:name="Tabla33" table:style-name="Tabla33">
        <table:table-column table:style-name="Tabla33.A"/>
        <table:table-column table:style-name="Tabla33.B"/>
        <text:soft-page-break/>
        <table:table-row>
          <table:table-cell table:style-name="Tabla33.A1" table:number-columns-spanned="2" office:value-type="string">
            <text:p text:style-name="P153">Firmar</text:p>
          </table:table-cell>
          <table:covered-table-cell/>
        </table:table-row>
        <table:table-row>
          <table:table-cell table:style-name="Tabla33.A2" office:value-type="string">
            <text:p text:style-name="P154">Responsabilidad</text:p>
          </table:table-cell>
          <table:table-cell table:style-name="Tabla33.B2" office:value-type="string">
            <text:p text:style-name="P154">Colaboración</text:p>
          </table:table-cell>
        </table:table-row>
        <table:table-row>
          <table:table-cell table:style-name="Tabla33.A2" office:value-type="string">
            <text:list xml:id="list1941427347967" text:continue-list="list1940486057192" text:style-name="L7">
              <text:list-item>
                <text:p text:style-name="P141">Firmar documento</text:p>
              </text:list-item>
              <text:list-item>
                <text:p text:style-name="P142">Añadir sello de tiempo</text:p>
              </text:list-item>
              <text:list-item>
                <text:p text:style-name="P142">Añadir marca de agua</text:p>
              </text:list-item>
              <text:list-item>
                <text:p text:style-name="P142">Añadir imagen QR</text:p>
              </text:list-item>
              <text:list-item>
                <text:p text:style-name="P142">Añadir opciones extras para una firma</text:p>
              </text:list-item>
              <text:list-item>
                <text:p text:style-name="P142">Añadir nivel de certificación</text:p>
              </text:list-item>
              <text:list-item>
                <text:p text:style-name="P143">Verificación OCSP</text:p>
              </text:list-item>
              <text:list-item>
                <text:p text:style-name="P143">Añadir hash de documento firmado</text:p>
              </text:list-item>
            </text:list>
          </table:table-cell>
          <table:table-cell table:style-name="Tabla33.B2" office:value-type="string">
            <text:list xml:id="list1940820949097" text:continue-numbering="true" text:style-name="L7">
              <text:list-item>
                <text:p text:style-name="P142">InformacionCRL</text:p>
              </text:list-item>
              <text:list-item>
                <text:p text:style-name="P144">InfoClaveP</text:p>
              </text:list-item>
              <text:list-item>
                <text:p text:style-name="P142">IniciarSSL</text:p>
              </text:list-item>
              <text:list-item>
                <text:p text:style-name="P142">AlgoritmoHash</text:p>
              </text:list-item>
              <text:list-item>
                <text:p text:style-name="P142">AutenticacionServer</text:p>
              </text:list-item>
              <text:list-item>
                <text:p text:style-name="P142">KeyStoreU</text:p>
              </text:list-item>
              <text:list-item>
                <text:p text:style-name="P143">Qrgenerado</text:p>
              </text:list-item>
              <text:list-item>
                <text:p text:style-name="P143">PKCS11</text:p>
              </text:list-item>
              <text:list-item>
                <text:p text:style-name="P143">NivelCertificacion</text:p>
              </text:list-item>
              <text:list-item>
                <text:p text:style-name="P143">OpcionesFirma</text:p>
              </text:list-item>
            </text:list>
          </table:table-cell>
        </table:table-row>
      </table:table>
      <text:p text:style-name="P176"><text:span text:style-name="T6">Tabla </text:span><text:span text:style-name="T6"><text:sequence text:ref-name="refTable30" text:name="Table" text:formula="ooow:Table+1" style:num-format="1">3.29</text:sequence></text:span> Tarjeta CRC de Firmar</text:p>
      <text:p text:style-name="P178"><text:span text:style-name="T6">Fuente</text:span>: Elaboración propia</text:p>
      <text:p text:style-name="P208">La tarjeta CRC de <text:span text:style-name="T127">OpcionesFirma (Tabla </text:span><text:span text:style-name="T127"><text:sequence-ref text:reference-format="value" text:ref-name="refTable27">3.30</text:sequence-ref></text:span><text:span text:style-name="T127">).</text:span></text:p>
      <text:p text:style-name="P208"/>
      <table:table table:name="Tabla28" table:style-name="Tabla28">
        <table:table-column table:style-name="Tabla28.A"/>
        <table:table-column table:style-name="Tabla28.B"/>
        <table:table-row>
          <table:table-cell table:style-name="Tabla28.A1" table:number-columns-spanned="2" office:value-type="string">
            <text:p text:style-name="P157">OpcionesFirma</text:p>
          </table:table-cell>
          <table:covered-table-cell/>
        </table:table-row>
        <table:table-row>
          <table:table-cell table:style-name="Tabla28.A2" office:value-type="string">
            <text:p text:style-name="P158">Responsabilidad</text:p>
          </table:table-cell>
          <table:table-cell table:style-name="Tabla28.B2" office:value-type="string">
            <text:p text:style-name="P158">Colaboración</text:p>
          </table:table-cell>
        </table:table-row>
        <table:table-row>
          <table:table-cell table:style-name="Tabla28.A2" office:value-type="string">
            <text:list xml:id="list1941952315578" text:continue-numbering="true" text:style-name="L7">
              <text:list-item>
                <text:p text:style-name="P160">Obtener y proveer información de OCSP</text:p>
              </text:list-item>
              <text:list-item>
                <text:p text:style-name="P160"><text:bookmark-start text:name="__DdeLink__4205_1883778195"/>Obtener y proveer <text:span text:style-name="T127">i</text:span>nformación de<text:bookmark-end text:name="__DdeLink__4205_1883778195"/> TSA</text:p>
              </text:list-item>
              <text:list-item>
                <text:p text:style-name="P160">Obtener y proveer <text:span text:style-name="T127">i</text:span>nformación de <text:span text:style-name="T127">opciones extras de la firma digital</text:span></text:p>
                <text:p text:style-name="P160"/>
              </text:list-item>
            </text:list>
          </table:table-cell>
          <table:table-cell table:style-name="Tabla28.B2" office:value-type="string">
            <text:list xml:id="list1940799742009" text:continue-numbering="true" text:style-name="L7">
              <text:list-item>
                <text:p text:style-name="P160">NivelCertificacion</text:p>
              </text:list-item>
              <text:list-item>
                <text:p text:style-name="P160">AlgoritmoHash</text:p>
              </text:list-item>
              <text:list-item>
                <text:p text:style-name="P160">AutenticacionServer</text:p>
              </text:list-item>
              <text:list-item>
                <text:p text:style-name="P160">PropiedadesFirma</text:p>
              </text:list-item>
            </text:list>
          </table:table-cell>
        </table:table-row>
      </table:table>
      <text:p text:style-name="P179"><text:span text:style-name="T6">Tabla </text:span><text:span text:style-name="T6"><text:sequence text:ref-name="refTable27" text:name="Table" text:formula="ooow:Table+1" style:num-format="1">3.30</text:sequence></text:span> Tarjeta CRC de OpcionesFirma</text:p>
      <text:p text:style-name="P180"><text:span text:style-name="T6">Fuente</text:span>: Elaboración propia</text:p>
      <text:p text:style-name="P172"><text:span text:style-name="T122"/></text:p>
      <text:h text:style-name="P216" text:outline-level="4">Modelo estructural</text:h>
      <text:p text:style-name="P202"><text:span text:style-name="T117">El </text:span><text:span text:style-name="T119">diagrama de clases muestra un conjunto de clases, interfaces, colaboraciones y sus relaciones (Figura ) </text:span><text:span text:style-name="T123">correspondientes a la historia de usuario 1</text:span><text:span text:style-name="T119"> </text:span><text:span text:style-name="T123">y definidas por las tarjetas CRC anteriormente diseñadas.</text:span></text:p>
      <text:p text:style-name="P202"><text:span text:style-name="T123"/></text:p>
      <text:h text:style-name="P223" text:outline-level="3"><text:soft-page-break/>Codificación</text:h>
      <text:p text:style-name="P187"><text:span text:style-name="T129">E</text:span><text:span text:style-name="T128">n esta fase </text:span><text:span text:style-name="T130">se realiza la programación de la primera historia de usuario acorde a la primera iteración teniendo las características que se presentaron y diseñaron anteriormente.</text:span></text:p>
      <text:h text:style-name="P220" text:outline-level="4"><text:span text:style-name="T129">P</text:span><text:span text:style-name="T128">antallas muertas</text:span></text:h>
      <text:p text:style-name="P189"><text:span text:style-name="T132">La historia de usuario 1 se vera representado en las pantallas muertas que se muestran a continuación:</text:span></text:p>
      <text:p text:style-name="P186"><text:span text:style-name="T133">La siguiente interfaz</text:span><text:span text:style-name="T134"> (</text:span><text:span text:style-name="T135">Figura</text:span><text:span text:style-name="T134"> </text:span><text:span text:style-name="T134"><text:sequence-ref text:reference-format="value" text:ref-name="refIllustration1">Error: no se encontró el origen de la referencia</text:sequence-ref></text:span><text:span text:style-name="T134">) hace referencia a la historia</text:span><text:span text:style-name="T133">s</text:span><text:span text:style-name="T134"> de usuario 1 (Tabla </text:span><text:span text:style-name="T134"><text:sequence-ref text:reference-format="value" text:ref-name="refTable0">3.2</text:sequence-ref></text:span><text:span text:style-name="T134">), </text:span><text:span text:style-name="T136">resolviendo las tarjetas de tarea</text:span><text:span text:style-name="T134"> correspond</text:span><text:span text:style-name="T136">ientes. Se puede apreciar los siguientes aspectos resueltos:</text:span></text:p>
      <text:list xml:id="list3599300385496935723" text:style-name="L9">
        <text:list-item>
          <text:p text:style-name="P183"><text:span text:style-name="T126">Opciones de selección de tipo de firma; se puede apreciar que se tienen dos opciones que corresponden a los estándares PKCS12 y PKCS11, con las opciones necesarias como es en el caso del estándar PKCS12 que se requiere el acceso al fichero de claves y la introducción de contraseña del fichero, por otro lado en el caso del PKCS11 se cuenta con la clase PKCS11 (</text:span><text:span text:style-name="T81">ver figura </text:span><text:span text:style-name="T126">) que es la encargada de conectar el sistema con la librería del smartcard o token.</text:span></text:p>
        </text:list-item>
        <text:list-item>
          <text:p text:style-name="P184">Obtención de alias de certificado; obtenemos el nombre común del certificado para que el usuario tenga un aspecto mas amigable de que certificado esta usando.</text:p>
        </text:list-item>
        <text:list-item>
          <text:p text:style-name="P184">Opción para cargar un archivo en formato pdf; esta opción tiene los métodos de filtrado y existencia del archivo.</text:p>
        </text:list-item>
        <text:list-item>
          <text:p text:style-name="P184">Opciones extras para adicionar a la firma digital; por normas del estándar PKCS7 estas opciones están habilitadas. </text:p>
        </text:list-item>
        <text:list-item>
          <text:p text:style-name="P184">Nivel de certificación de firma digital; opción para poder elegir el nivel de certificación de documento firmado digitalmente.</text:p>
        </text:list-item>
        <text:list-item>
          <text:p text:style-name="P184"><text:span text:style-name="T132">Algoritmo Hash para resumen de documento firmado; se usan los hash SHA-1 y SHA-256 que son permitidos para los formatos de pdf 1.3 a 1.7.</text:span></text:p>
        </text:list-item>
      </text:list>
      <text:p text:style-name="P189"><text:span text:style-name="T132"/></text:p>
      <text:h text:style-name="Heading_20_3" text:outline-level="3"><text:span text:style-name="T129">P</text:span><text:span text:style-name="T128">ruebas</text:span></text:h>
      <text:p text:style-name="P189"><text:span text:style-name="T128">Para esta fase se realizaran pruebas a los módulos desarrollados para esta iteración, </text:span><text:span text:style-name="T131">se utilizaran las tarjetas </text:span><text:span text:style-name="T128">de aceptación </text:span><text:span text:style-name="T131">o pruebas de aceptación y pruebas unitarias.</text:span></text:p>
      <text:h text:style-name="P216" text:outline-level="4"><text:soft-page-break/>Pruebas de aceptación</text:h>
      <text:p text:style-name="P190"><text:span text:style-name="T132">La prueba de aceptación 1 </text:span></text:p>
      <text:p text:style-name="P191"/>
      <table:table table:name="Tabla29" table:style-name="Tabla29">
        <table:table-column table:style-name="Tabla29.A"/>
        <table:table-column table:style-name="Tabla29.B"/>
        <table:table-row>
          <table:table-cell table:style-name="Tabla29.A1" table:number-columns-spanned="2" office:value-type="string">
            <text:p text:style-name="P155">Prueba de Aceptación</text:p>
          </table:table-cell>
          <table:covered-table-cell/>
        </table:table-row>
        <table:table-row>
          <table:table-cell table:style-name="Tabla29.A2" office:value-type="string">
            <text:p text:style-name="P161"><text:span text:style-name="T6">Numero</text:span>: </text:p>
          </table:table-cell>
          <table:table-cell table:style-name="Tabla29.B2" office:value-type="string">
            <text:p text:style-name="P161"><text:span text:style-name="T6">Historia de Usuario:</text:span> 1</text:p>
          </table:table-cell>
        </table:table-row>
        <table:table-row>
          <table:table-cell table:style-name="Tabla29.B2" table:number-columns-spanned="2" office:value-type="string">
            <text:p text:style-name="P161"><text:span text:style-name="T6">Nombre</text:span>: </text:p>
          </table:table-cell>
          <table:covered-table-cell/>
        </table:table-row>
        <table:table-row>
          <table:table-cell table:style-name="Tabla29.B2" table:number-columns-spanned="2" office:value-type="string">
            <text:p text:style-name="P161"><text:span text:style-name="T6">Descripción</text:span>: </text:p>
          </table:table-cell>
          <table:covered-table-cell/>
        </table:table-row>
        <table:table-row>
          <table:table-cell table:style-name="Tabla29.B2" table:number-columns-spanned="2" office:value-type="string">
            <text:p text:style-name="P161"><text:span text:style-name="T6">Condiciones de Ejecución</text:span>: </text:p>
          </table:table-cell>
          <table:covered-table-cell/>
        </table:table-row>
        <table:table-row>
          <table:table-cell table:style-name="Tabla29.B2" table:number-columns-spanned="2" office:value-type="string">
            <text:p text:style-name="P161"><text:span text:style-name="T6">Pasos de Ejecución</text:span>: </text:p>
          </table:table-cell>
          <table:covered-table-cell/>
        </table:table-row>
        <table:table-row>
          <table:table-cell table:style-name="Tabla29.B2" table:number-columns-spanned="2" office:value-type="string">
            <text:p text:style-name="P161"><text:span text:style-name="T6">Resultado esperado</text:span>:</text:p>
          </table:table-cell>
          <table:covered-table-cell/>
        </table:table-row>
        <table:table-row>
          <table:table-cell table:style-name="Tabla29.B2" table:number-columns-spanned="2" office:value-type="string">
            <text:p text:style-name="P161"><text:span text:style-name="T6">Evaluación de prueba</text:span>: </text:p>
          </table:table-cell>
          <table:covered-table-cell/>
        </table:table-row>
      </table:table>
      <text:p text:style-name="P166"/>
      <text:h text:style-name="P217" text:outline-level="4">Pruebas unitarias</text:h>
      <text:p text:style-name="P192"><text:span text:style-name="T132">Estas pruebas se realizaran para comprobar el correcto funcionamiento de los <text:s/>módulos de código, esto sirve para asegurar que cada uno de los módulos desarrollados funcione correctamente por separado.</text:span></text:p>
      <text:p text:style-name="P185"><text:span text:style-name="T136"/></text:p>
      <text:h text:style-name="Heading_20_2" text:outline-level="2"><text:bookmark-start text:name="__RefHeading___Toc2520_487598608"/>SEGUNDA ITERACIÓN<text:bookmark-end text:name="__RefHeading___Toc2520_487598608"/></text:h>
      <text:p text:style-name="P188">A continuación se describe el diagrama de clases e interfaz correspondiente las siguientes historias de usuario:</text:p>
      <text:list xml:id="list3650418036885060014" text:style-name="L10">
        <text:list-item>
          <text:p text:style-name="P205">Validación y comprobación de estado del certificado otorgado por la entidad certificadora para tener una constancia del estado del certificado.</text:p>
        </text:list-item>
        <text:list-item>
          <text:p text:style-name="P207">V<text:span text:style-name="T5">isualizar un documento en formato PDF.</text:span></text:p>
        </text:list-item>
        <text:list-item>
          <text:p text:style-name="P214"><text:span text:style-name="T115">Incluir la marca de agua con la información del servidor publico.</text:span></text:p>
        </text:list-item>
      </text:list>
      <text:h text:style-name="P226" text:outline-level="3"><text:soft-page-break/><text:span text:style-name="T116">D</text:span><text:span text:style-name="T102">iseño</text:span></text:h>
      <text:h text:style-name="P219" text:outline-level="4">Tarjetas CRC</text:h>
      <text:h text:style-name="P219" text:outline-level="4">Modelo estructural</text:h>
      <text:h text:style-name="P226" text:outline-level="3">Codificación</text:h>
      <text:h text:style-name="P219" text:outline-level="4">Pantallas muertas</text:h>
      <text:h text:style-name="P226" text:outline-level="3">Pruebas</text:h>
      <text:h text:style-name="P219" text:outline-level="4">Pruebas de aceptación</text:h>
      <text:h text:style-name="P219" text:outline-level="4">Pruebas unitarias</text:h>
      <text:h text:style-name="Heading_20_2" text:outline-level="2"><text:soft-page-break/><text:span text:style-name="T115">T</text:span><text:span text:style-name="T114">ERCERA ITERACIÓN</text:span></text:h>
      <text:h text:style-name="P226" text:outline-level="3"><text:span text:style-name="T116">D</text:span><text:span text:style-name="T102">iseño</text:span></text:h>
      <text:h text:style-name="P219" text:outline-level="4">Tarjetas CRC</text:h>
      <text:h text:style-name="P219" text:outline-level="4">Modelo estructural</text:h>
      <text:h text:style-name="P226" text:outline-level="3">Codificación</text:h>
      <text:h text:style-name="P219" text:outline-level="4">Pantallas muertas</text:h>
      <text:h text:style-name="P226" text:outline-level="3">Pruebas</text:h>
      <text:h text:style-name="P219" text:outline-level="4">Pruebas de aceptación</text:h>
      <text:h text:style-name="P221" text:outline-level="4"><text:span text:style-name="T114">Pruebas unitarias</text:span></text:h>
      <text:h text:style-name="Heading_20_2" text:outline-level="2">CUARTA ITERACIÓN</text:h>
      <text:h text:style-name="P226" text:outline-level="3"><text:span text:style-name="T116">D</text:span><text:span text:style-name="T102">iseño</text:span></text:h>
      <text:h text:style-name="P219" text:outline-level="4">Tarjetas CRC</text:h>
      <text:h text:style-name="P219" text:outline-level="4">Modelo estructural</text:h>
      <text:h text:style-name="P226" text:outline-level="3">Codificación</text:h>
      <text:h text:style-name="P219" text:outline-level="4">Pantallas muertas</text:h>
      <text:h text:style-name="P226" text:outline-level="3">Pruebas</text:h>
      <text:h text:style-name="P219" text:outline-level="4">Pruebas de aceptación</text:h>
      <text:h text:style-name="P221" text:outline-level="4"><text:span text:style-name="T114">Pruebas unitarias</text:span></text:h>
      <text:h text:style-name="Heading_20_2" text:outline-level="2">QUINTA ITERACIÓN</text:h>
      <text:h text:style-name="P226" text:outline-level="3"><text:span text:style-name="T116">D</text:span><text:span text:style-name="T102">iseño</text:span></text:h>
      <text:h text:style-name="P219" text:outline-level="4">Tarjetas CRC</text:h>
      <text:h text:style-name="P219" text:outline-level="4">Modelo estructural</text:h>
      <text:h text:style-name="P226" text:outline-level="3">Codificación</text:h>
      <text:h text:style-name="P219" text:outline-level="4"><text:soft-page-break/>Pantallas muertas</text:h>
      <text:h text:style-name="P226" text:outline-level="3">Pruebas</text:h>
      <text:h text:style-name="P219" text:outline-level="4">Pruebas de aceptación</text:h>
      <text:h text:style-name="P221" text:outline-level="4"><text:span text:style-name="T114">Pruebas unitarias</text:span></text:h>
      <text:h text:style-name="Heading_20_2" text:outline-level="2">SEXTA ITERACIÓN</text:h>
      <text:h text:style-name="P225" text:outline-level="3"><text:span text:style-name="T116">D</text:span><text:span text:style-name="T102">iseño</text:span></text:h>
      <text:h text:style-name="P218" text:outline-level="4">Tarjetas CRC</text:h>
      <text:h text:style-name="P218" text:outline-level="4">Modelo estructural</text:h>
      <text:h text:style-name="P225" text:outline-level="3">Codificación</text:h>
      <text:h text:style-name="P218" text:outline-level="4">Pantallas muertas</text:h>
      <text:h text:style-name="P225" text:outline-level="3">Pruebas</text:h>
      <text:h text:style-name="P218" text:outline-level="4">Pruebas de aceptación</text:h>
      <text:h text:style-name="P218" text:outline-level="4">Pruebas unitarias</text:h>
      <text:p text:style-name="P215"><text:span text:style-name="T1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B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2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Footer" style:family="paragraph" style:parent-style-name="Standard" style:class="extra">
      <style:paragraph-properties text:number-lines="false" text:line-number="0">
        <style:tab-stops>
          <style:tab-stop style:position="7.795cm" style:type="center"/>
          <style:tab-stop style:position="15.589cm" style:type="right"/>
        </style:tab-stops>
      </style:paragraph-propertie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5.58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9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text:start-value="3">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3cm" fo:margin-bottom="3cm" fo:margin-left="3cm" fo:margin-right="3cm" style:shadow="none" style:writing-mode="lr-tb" style:footnote-max-height="0.499cm">
        <style:columns fo:column-count="1" fo:column-gap="0cm"/>
        <style:footnote-sep style:width="0.018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in </meta:initial-creator>
    <meta:creation-date>2015-10-20T06:27:53.154111196</meta:creation-date>
    <dc:date>2015-11-09T00:19:39.728256997</dc:date>
    <meta:editing-duration>PT3H56M10S</meta:editing-duration>
    <meta:editing-cycles>40</meta:editing-cycles>
    <meta:generator>LibreOffice/5.0.3.2$Linux_X86_64 LibreOffice_project/00m0$Build-2</meta:generator>
    <meta:print-date>2015-11-05T20:16:28.852531756</meta:print-date>
    <dc:creator>armin </dc:creator>
    <meta:document-statistic meta:table-count="32" meta:image-count="0" meta:object-count="0" meta:page-count="23" meta:paragraph-count="481" meta:word-count="4576" meta:character-count="28396" meta:non-whitespace-character-count="24386"/>
  </office:meta>
</office:document-meta>
</file>